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1f712e"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5f03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427b47e"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7b47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e4209"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paragraph-rsid="041b11ee" style:font-size-asian="8pt" style:font-size-complex="8pt"/>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rsid="0415656b" officeooo:paragraph-rsid="041b11ee" style:font-size-asian="8pt" style:font-size-complex="8pt"/>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265a4e"/>
    </style:style>
    <style:style style:name="P1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1f712e"/>
    </style:style>
    <style:style style:name="P19"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Verdana" officeooo:rsid="041b11ee" officeooo:paragraph-rsid="041b11ee"/>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427b47e" style:font-size-asian="8pt" style:font-weight-asian="normal" style:font-size-complex="8pt" style:font-weight-complex="normal"/>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434c6fe"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427b47e"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rsid="0415656b" officeooo:paragraph-rsid="044b963d" style:font-size-asian="8pt" style:font-size-complex="8pt"/>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44aa45a" officeooo:paragraph-rsid="044b963d"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47"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48"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49" style:family="paragraph" style:parent-style-name="Standard">
      <style:paragraph-properties fo:margin-left="0.4925in" fo:margin-right="0in" fo:margin-top="0in" fo:margin-bottom="0in" loext:contextual-spacing="false" fo:text-indent="0in" style:auto-text-indent="false"/>
      <style:text-properties fo:font-size="8pt" officeooo:paragraph-rsid="044b963d" style:font-size-asian="8pt" style:font-size-complex="8pt"/>
    </style:style>
    <style:style style:name="P50"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52"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fo:font-size="8pt" officeooo:rsid="0415656b" officeooo:paragraph-rsid="041b11ee" style:font-size-asian="8pt" style:font-size-complex="8pt"/>
    </style:style>
    <style:style style:name="P53"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style:text-properties officeooo:paragraph-rsid="01d9ea38"/>
    </style:style>
    <style:style style:name="P54"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427b47e"/>
    </style:style>
    <style:style style:name="P55"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5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5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495ec78" style:font-size-asian="8pt" style:font-weight-asian="normal" style:font-size-complex="8pt" style:font-weight-complex="normal"/>
    </style:style>
    <style:style style:name="P5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officeooo:paragraph-rsid="0495ec78"/>
    </style:style>
    <style:style style:name="P59" style:family="paragraph" style:parent-style-name="Standard">
      <style:paragraph-properties fo:margin-left="0.4925in" fo:margin-right="0in" fo:text-indent="0in" style:auto-text-indent="false"/>
    </style:style>
    <style:style style:name="P60" style:family="paragraph" style:parent-style-name="Standard">
      <style:paragraph-properties fo:margin-left="0.4925in" fo:margin-right="0in" fo:text-indent="0in" style:auto-text-indent="false"/>
      <style:text-properties style:font-name="Andale Mono"/>
    </style:style>
    <style:style style:name="P61"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style:style>
    <style:style style:name="P62" style:family="paragraph" style:parent-style-name="Standard">
      <style:paragraph-properties fo:margin-left="0.4925in" fo:margin-right="0in" fo:text-indent="0in" style:auto-text-indent="false"/>
      <style:text-properties style:font-name="Andale Mono" fo:font-size="8pt" style:font-size-asian="8pt" style:font-size-complex="8pt"/>
    </style:style>
    <style:style style:name="P6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6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6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6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6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6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6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7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40637b6" style:font-size-asian="8pt" style:font-size-complex="8pt"/>
    </style:style>
    <style:style style:name="P7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72" style:family="paragraph" style:parent-style-name="Standard">
      <style:paragraph-properties fo:margin-left="0in" fo:margin-right="0in" fo:margin-top="0in" fo:margin-bottom="0in" loext:contextual-spacing="false" fo:text-indent="0in" style:auto-text-indent="false"/>
      <style:text-properties style:font-name="Verdana" fo:font-size="8pt" fo:language="en" fo:country="US" officeooo:rsid="0434c6fe" officeooo:paragraph-rsid="0434c6fe" style:font-size-asian="8pt" style:font-size-complex="8pt"/>
    </style:style>
    <style:style style:name="P7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7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7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83"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86"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87"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41b11ee"/>
    </style:style>
    <style:style style:name="P88" style:family="paragraph" style:parent-style-name="Standard">
      <style:paragraph-properties fo:margin-left="0in" fo:margin-right="0in" fo:margin-top="0in" fo:margin-bottom="0in" loext:contextual-spacing="false" fo:text-indent="0in" style:auto-text-indent="false"/>
      <style:text-properties style:font-name="Verdana" officeooo:rsid="04356118" officeooo:paragraph-rsid="04356118"/>
    </style:style>
    <style:style style:name="P89" style:family="paragraph" style:parent-style-name="Standard">
      <style:paragraph-properties fo:margin-left="0in" fo:margin-right="0in" fo:margin-top="0in" fo:margin-bottom="0in" loext:contextual-spacing="false" fo:text-indent="0in" style:auto-text-indent="false"/>
      <style:text-properties style:font-name="Verdana" officeooo:rsid="043750ba" officeooo:paragraph-rsid="04394501"/>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e9755"/>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2b228a4"/>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862a9"/>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7b47e"/>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f8eed"/>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9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8a1290"/>
    </style:style>
    <style:style style:name="P9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427b47e"/>
    </style:style>
    <style:style style:name="P9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style:text-properties officeooo:paragraph-rsid="03f862a9"/>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02" style:family="paragraph" style:parent-style-name="Standard">
      <style:paragraph-properties fo:margin-left="0in" fo:margin-right="0in" fo:margin-top="0in" fo:margin-bottom="0in" loext:contextual-spacing="false" fo:text-indent="0in" style:auto-text-indent="false"/>
      <style:text-properties officeooo:paragraph-rsid="041f712e"/>
    </style:style>
    <style:style style:name="P103" style:family="paragraph" style:parent-style-name="Standard">
      <style:paragraph-properties fo:margin-left="0in" fo:margin-right="0in" fo:margin-top="0in" fo:margin-bottom="0in" loext:contextual-spacing="false" fo:text-indent="0in" style:auto-text-indent="false"/>
      <style:text-properties officeooo:paragraph-rsid="041ff9e6"/>
    </style:style>
    <style:style style:name="P104" style:family="paragraph" style:parent-style-name="Standard">
      <style:paragraph-properties fo:margin-left="0in" fo:margin-right="0in" fo:margin-top="0in" fo:margin-bottom="0in" loext:contextual-spacing="false" fo:text-indent="0in" style:auto-text-indent="false"/>
      <style:text-properties officeooo:paragraph-rsid="0434c6fe"/>
    </style:style>
    <style:style style:name="P105" style:family="paragraph" style:parent-style-name="Standard">
      <style:paragraph-properties fo:margin-left="0in" fo:margin-right="0in" fo:margin-top="0in" fo:margin-bottom="0in" loext:contextual-spacing="false" fo:text-indent="0in" style:auto-text-indent="false"/>
      <style:text-properties officeooo:rsid="04356118" officeooo:paragraph-rsid="04356118"/>
    </style:style>
    <style:style style:name="P106" style:family="paragraph" style:parent-style-name="Standard">
      <style:paragraph-properties fo:margin-left="0in" fo:margin-right="0in" fo:margin-top="0in" fo:margin-bottom="0in" loext:contextual-spacing="false" fo:text-indent="0in" style:auto-text-indent="false"/>
      <style:text-properties officeooo:paragraph-rsid="04356118"/>
    </style:style>
    <style:style style:name="P107" style:family="paragraph" style:parent-style-name="Standard">
      <style:paragraph-properties fo:margin-left="0in" fo:margin-right="0in" fo:margin-top="0in" fo:margin-bottom="0in" loext:contextual-spacing="false" fo:text-indent="0in" style:auto-text-indent="false"/>
      <style:text-properties officeooo:rsid="043750ba" officeooo:paragraph-rsid="04394501"/>
    </style:style>
    <style:style style:name="P108" style:family="paragraph" style:parent-style-name="Standard">
      <style:paragraph-properties fo:margin-left="0in" fo:margin-right="0in" fo:margin-top="0in" fo:margin-bottom="0in" loext:contextual-spacing="false" fo:text-indent="0in" style:auto-text-indent="false"/>
      <style:text-properties officeooo:paragraph-rsid="04394501"/>
    </style:style>
    <style:style style:name="P109" style:family="paragraph" style:parent-style-name="Standard">
      <style:paragraph-properties fo:margin-left="0in" fo:margin-right="0in" fo:margin-top="0in" fo:margin-bottom="0in" loext:contextual-spacing="false" fo:text-indent="0in" style:auto-text-indent="false"/>
      <style:text-properties officeooo:paragraph-rsid="0449dc44"/>
    </style:style>
    <style:style style:name="P11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officeooo:paragraph-rsid="02bf8be2"/>
    </style:style>
    <style:style style:name="P11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27b47e"/>
    </style:style>
    <style:style style:name="P11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332ad5"/>
    </style:style>
    <style:style style:name="P11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5f030d"/>
    </style:style>
    <style:style style:name="P11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1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1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11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11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1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12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121"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style:font-name="Verdana" officeooo:rsid="0415656b" officeooo:paragraph-rsid="0445e6eb"/>
    </style:style>
    <style:style style:name="P12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3"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officeooo:paragraph-rsid="0445e6eb"/>
    </style:style>
    <style:style style:name="P124"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uto"/>
      <style:text-properties officeooo:paragraph-rsid="012e84dc"/>
    </style:style>
    <style:style style:name="P126"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style:text-properties officeooo:paragraph-rsid="04054967"/>
    </style:style>
    <style:style style:name="P127"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28"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9"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130"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31"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132"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13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34" style:family="paragraph" style:parent-style-name="Standard">
      <style:paragraph-properties fo:margin-top="0in" fo:margin-bottom="0in" loext:contextual-spacing="false"/>
    </style:style>
    <style:style style:name="P13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3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3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38"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3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40"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41"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42"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43"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44"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45"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4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147" style:family="paragraph" style:parent-style-name="Standard">
      <style:paragraph-properties fo:margin-top="0in" fo:margin-bottom="0in" loext: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14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4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152" style:family="paragraph" style:parent-style-name="Standard">
      <style:paragraph-properties fo:margin-top="0in" fo:margin-bottom="0in" loext:contextual-spacing="false" fo:text-align="justify" style:justify-single-word="false"/>
      <style:text-properties officeooo:paragraph-rsid="01f060a7"/>
    </style:style>
    <style:style style:name="P153" style:family="paragraph" style:parent-style-name="Standard">
      <style:paragraph-properties fo:margin-top="0in" fo:margin-bottom="0in" loext:contextual-spacing="false" fo:text-align="justify" style:justify-single-word="false" fo:orphans="2" fo:widows="2"/>
      <style:text-properties officeooo:paragraph-rsid="03d9fd81"/>
    </style:style>
    <style:style style:name="P154"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55" style:family="paragraph" style:parent-style-name="Standard">
      <style:paragraph-properties fo:margin-top="0in" fo:margin-bottom="0in" loext:contextual-spacing="false" fo:text-align="justify" style:justify-single-word="false" fo:orphans="0" fo:widows="0"/>
      <style:text-properties officeooo:paragraph-rsid="03f862a9"/>
    </style:style>
    <style:style style:name="P156" style:family="paragraph" style:parent-style-name="Standard">
      <style:paragraph-properties fo:margin-top="0in" fo:margin-bottom="0in" loext:contextual-spacing="false" fo:text-align="justify" style:justify-single-word="false" fo:orphans="0" fo:widows="0"/>
      <style:text-properties officeooo:paragraph-rsid="044b963d"/>
    </style:style>
    <style:style style:name="P157" style:family="paragraph" style:parent-style-name="Standard">
      <style:paragraph-properties fo:margin-top="0in" fo:margin-bottom="0in" loext:contextual-spacing="false" fo:text-align="justify" style:justify-single-word="false"/>
      <style:text-properties officeooo:paragraph-rsid="03654f45"/>
    </style:style>
    <style:style style:name="P158"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59" style:family="paragraph" style:parent-style-name="Standard">
      <style:paragraph-properties fo:margin-top="0in" fo:margin-bottom="0in" loext:contextual-spacing="false"/>
      <style:text-properties officeooo:paragraph-rsid="035fb467"/>
    </style:style>
    <style:style style:name="P160" style:family="paragraph" style:parent-style-name="Standard">
      <style:paragraph-properties fo:margin-top="0in" fo:margin-bottom="0in" loext:contextual-spacing="false"/>
      <style:text-properties officeooo:paragraph-rsid="032a1d90"/>
    </style:style>
    <style:style style:name="P161" style:family="paragraph" style:parent-style-name="Standard">
      <style:paragraph-properties fo:margin-top="0in" fo:margin-bottom="0in" loext:contextual-spacing="false"/>
      <style:text-properties officeooo:paragraph-rsid="032ae979"/>
    </style:style>
    <style:style style:name="P162" style:family="paragraph" style:parent-style-name="Standard">
      <style:paragraph-properties fo:margin-top="0in" fo:margin-bottom="0in" loext:contextual-spacing="false"/>
      <style:text-properties officeooo:rsid="032ae979" officeooo:paragraph-rsid="032ae979"/>
    </style:style>
    <style:style style:name="P163" style:family="paragraph" style:parent-style-name="Standard">
      <style:paragraph-properties fo:margin-top="0in" fo:margin-bottom="0in" loext:contextual-spacing="false"/>
      <style:text-properties officeooo:paragraph-rsid="035a4752"/>
    </style:style>
    <style:style style:name="P164" style:family="paragraph" style:parent-style-name="Standard">
      <style:paragraph-properties fo:margin-top="0in" fo:margin-bottom="0in" loext:contextual-spacing="false"/>
      <style:text-properties officeooo:rsid="035a4752" officeooo:paragraph-rsid="035a4752"/>
    </style:style>
    <style:style style:name="P165" style:family="paragraph" style:parent-style-name="Standard">
      <style:paragraph-properties fo:margin-top="0in" fo:margin-bottom="0in" loext:contextual-spacing="false"/>
      <style:text-properties officeooo:paragraph-rsid="035aace0"/>
    </style:style>
    <style:style style:name="P166" style:family="paragraph" style:parent-style-name="Standard">
      <style:paragraph-properties fo:margin-top="0in" fo:margin-bottom="0in" loext:contextual-spacing="false"/>
      <style:text-properties officeooo:paragraph-rsid="04265a4e"/>
    </style:style>
    <style:style style:name="P167" style:family="paragraph" style:parent-style-name="Standard">
      <style:paragraph-properties fo:margin-top="0in" fo:margin-bottom="0in" loext:contextual-spacing="false"/>
      <style:text-properties officeooo:paragraph-rsid="029bd4b4"/>
    </style:style>
    <style:style style:name="P168" style:family="paragraph" style:parent-style-name="Standard">
      <style:paragraph-properties fo:margin-top="0in" fo:margin-bottom="0in" loext:contextual-spacing="false"/>
      <style:text-properties officeooo:rsid="039a7cf1" officeooo:paragraph-rsid="045f030d"/>
    </style:style>
    <style:style style:name="P169" style:family="paragraph" style:parent-style-name="Standard">
      <style:paragraph-properties fo:margin-top="0in" fo:margin-bottom="0in" loext:contextual-spacing="false"/>
      <style:text-properties officeooo:rsid="02e1304f" officeooo:paragraph-rsid="045f030d"/>
    </style:style>
    <style:style style:name="P170" style:family="paragraph" style:parent-style-name="Standard">
      <style:paragraph-properties fo:margin-top="0in" fo:margin-bottom="0in" loext:contextual-spacing="false"/>
      <style:text-properties officeooo:rsid="039c565a" officeooo:paragraph-rsid="045f030d"/>
    </style:style>
    <style:style style:name="P171" style:family="paragraph" style:parent-style-name="Standard">
      <style:paragraph-properties fo:margin-top="0in" fo:margin-bottom="0in" loext:contextual-spacing="false"/>
      <style:text-properties officeooo:paragraph-rsid="045f030d"/>
    </style:style>
    <style:style style:name="P172" style:family="paragraph" style:parent-style-name="Standard" style:master-page-name="">
      <style:paragraph-properties fo:margin-top="0in" fo:margin-bottom="0in" loext:contextual-spacing="false" fo:keep-together="always" fo:orphans="0" fo:widows="0" style:page-number="auto" fo:keep-with-next="always"/>
    </style:style>
    <style:style style:name="P173"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74" style:family="paragraph" style:parent-style-name="Standard">
      <style:paragraph-properties fo:margin-top="0in" fo:margin-bottom="0in" loext:contextual-spacing="false" fo:keep-together="always" fo:orphans="0" fo:widows="0" fo:keep-with-next="always"/>
    </style:style>
    <style:style style:name="P175" style:family="paragraph" style:parent-style-name="Standard">
      <style:paragraph-properties fo:margin-top="0in" fo:margin-bottom="0in" loext:contextual-spacing="false" fo:keep-together="always" fo:orphans="0" fo:widows="0" fo:keep-with-next="always"/>
      <style:text-properties officeooo:paragraph-rsid="0427b47e"/>
    </style:style>
    <style:style style:name="P176"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77" style:family="paragraph" style:parent-style-name="Standard">
      <style:paragraph-properties fo:margin-top="0in" fo:margin-bottom="0in" loext:contextual-spacing="false" fo:text-align="justify" style:justify-single-word="false" fo:keep-together="always" fo:orphans="0" fo:widows="0" fo:keep-with-next="always"/>
      <style:text-properties officeooo:paragraph-rsid="00c3f03e"/>
    </style:style>
    <style:style style:name="P178" style:family="paragraph" style:parent-style-name="Text_20_body">
      <style:paragraph-properties fo:margin-top="0in" fo:margin-bottom="0in" loext:contextual-spacing="false" fo:line-height="100%"/>
      <style:text-properties style:font-name="Andale Mono" officeooo:paragraph-rsid="045167d8"/>
    </style:style>
    <style:style style:name="P179" style:family="paragraph" style:parent-style-name="Text_20_body">
      <style:paragraph-properties fo:margin-top="0in" fo:margin-bottom="0in" loext:contextual-spacing="false" fo:line-height="100%"/>
      <style:text-properties officeooo:paragraph-rsid="045167d8"/>
    </style:style>
    <style:style style:name="P180" style:family="paragraph" style:parent-style-name="Title">
      <style:paragraph-properties>
        <style:tab-stops>
          <style:tab-stop style:position="4.0575in"/>
        </style:tab-stops>
      </style:paragraph-properties>
    </style:style>
    <style:style style:name="P181" style:family="paragraph" style:parent-style-name="Text_20_body">
      <style:text-properties officeooo:paragraph-rsid="045b5cdf"/>
    </style:style>
    <style:style style:name="P182" style:family="paragraph" style:parent-style-name="Text_20_body">
      <style:text-properties officeooo:paragraph-rsid="043b3f39"/>
    </style:style>
    <style:style style:name="P183" style:family="paragraph" style:parent-style-name="Text_20_body">
      <style:text-properties officeooo:paragraph-rsid="043b4317"/>
    </style:style>
    <style:style style:name="P184" style:family="paragraph" style:parent-style-name="Text_20_body">
      <style:text-properties style:font-name="Verdana" officeooo:rsid="0436941e" officeooo:paragraph-rsid="043b4317"/>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Contents_20_2">
      <style:paragraph-properties>
        <style:tab-stops>
          <style:tab-stop style:position="6.4965in" style:type="right" style:leader-style="dotted" style:leader-text="."/>
        </style:tab-stops>
      </style:paragraph-properties>
    </style:style>
    <style:style style:name="P187" style:family="paragraph" style:parent-style-name="Heading_20_1" style:list-style-name="">
      <style:paragraph-properties fo:text-align="justify" style:justify-single-word="false"/>
      <style:text-properties officeooo:paragraph-rsid="00a50487"/>
    </style:style>
    <style:style style:name="P188" style:family="paragraph" style:parent-style-name="Heading_20_1">
      <style:text-properties fo:font-size="10pt" style:font-size-asian="10pt" style:font-size-complex="10pt"/>
    </style:style>
    <style:style style:name="P189" style:family="paragraph" style:parent-style-name="Heading_20_1">
      <style:text-properties officeooo:paragraph-rsid="045f030d"/>
    </style:style>
    <style:style style:name="P190" style:family="paragraph" style:parent-style-name="Heading_20_1">
      <style:text-properties officeooo:paragraph-rsid="04d1b44a"/>
    </style:style>
    <style:style style:name="P191" style:family="paragraph" style:parent-style-name="Heading_20_1">
      <style:paragraph-properties fo:break-before="page"/>
      <style:text-properties fo:font-size="10pt" officeooo:rsid="03abb1a1" officeooo:paragraph-rsid="03abb1a1" style:font-size-asian="10pt" style:font-size-complex="10pt"/>
    </style:style>
    <style:style style:name="P192"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193"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194" style:family="paragraph" style:parent-style-name="Heading_20_1">
      <style:paragraph-properties fo:margin-top="0in" fo:margin-bottom="0in" loext:contextual-spacing="false"/>
      <style:text-properties officeooo:rsid="03153a91" officeooo:paragraph-rsid="03153a91"/>
    </style:style>
    <style:style style:name="P195" style:family="paragraph" style:parent-style-name="Heading_20_1">
      <style:paragraph-properties fo:margin-top="0in" fo:margin-bottom="0in" loext:contextual-spacing="false" fo:text-align="justify" style:justify-single-word="false" fo:keep-with-next="always"/>
      <style:text-properties fo:font-size="10pt" officeooo:rsid="03ef9c3a" officeooo:paragraph-rsid="03ef9c3a" style:font-size-asian="10pt" style:font-size-complex="10pt"/>
    </style:style>
    <style:style style:name="P196" style:family="paragraph" style:parent-style-name="Heading_20_1" style:master-page-name="">
      <style:paragraph-properties fo:keep-together="always" fo:orphans="0" fo:widows="0" style:page-number="auto" fo:keep-with-next="always"/>
    </style:style>
    <style:style style:name="P197" style:family="paragraph" style:parent-style-name="Heading_20_1" style:master-page-name="">
      <style:paragraph-properties fo:keep-together="always" fo:orphans="0" fo:widows="0" style:page-number="auto" fo:keep-with-next="always"/>
      <style:text-properties officeooo:paragraph-rsid="044aa45a"/>
    </style:style>
    <style:style style:name="P198" style:family="paragraph" style:parent-style-name="Heading_20_1" style:master-page-name="">
      <style:paragraph-properties fo:keep-together="always" fo:orphans="0" fo:widows="0" style:page-number="auto" fo:keep-with-next="always"/>
      <style:text-properties officeooo:paragraph-rsid="0427b47e"/>
    </style:style>
    <style:style style:name="P199" style:family="paragraph" style:parent-style-name="Heading_20_1" style:master-page-name="">
      <style:paragraph-properties fo:keep-together="always" fo:orphans="0" fo:widows="0" style:page-number="auto" fo:keep-with-next="always"/>
      <style:text-properties officeooo:rsid="03153a91" officeooo:paragraph-rsid="045f030d"/>
    </style:style>
    <style:style style:name="P200" style:family="paragraph" style:parent-style-name="Heading_20_1">
      <style:paragraph-properties fo:keep-together="always" fo:orphans="0" fo:widows="0" fo:keep-with-next="always"/>
      <style:text-properties officeooo:paragraph-rsid="04748d9f"/>
    </style:style>
    <style:style style:name="P201" style:family="paragraph" style:parent-style-name="Heading_20_2">
      <style:paragraph-properties>
        <style:tab-stops>
          <style:tab-stop style:position="-0.272in"/>
        </style:tab-stops>
      </style:paragraph-properties>
    </style:style>
    <style:style style:name="P202" style:family="paragraph" style:parent-style-name="Heading_20_2">
      <style:text-properties fo:font-style="normal" style:font-style-asian="normal" style:font-style-complex="normal"/>
    </style:style>
    <style:style style:name="P203" style:family="paragraph" style:parent-style-name="Heading_20_2">
      <style:text-properties officeooo:rsid="045167d8" officeooo:paragraph-rsid="045167d8"/>
    </style:style>
    <style:style style:name="P204" style:family="paragraph" style:parent-style-name="Heading_20_2">
      <style:text-properties officeooo:paragraph-rsid="04000597"/>
    </style:style>
    <style:style style:name="P205" style:family="paragraph" style:parent-style-name="Heading_20_2" style:master-page-name="">
      <style:paragraph-properties fo:keep-together="always" fo:orphans="0" fo:widows="0" style:page-number="auto"/>
    </style:style>
    <style:style style:name="P206" style:family="paragraph" style:parent-style-name="Heading_20_2" style:master-page-name="">
      <style:paragraph-properties fo:keep-together="always" fo:orphans="0" fo:widows="0" style:page-number="auto"/>
      <style:text-properties officeooo:paragraph-rsid="04332ad5"/>
    </style:style>
    <style:style style:name="P207"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08" style:family="paragraph" style:parent-style-name="Standard" style:list-style-name="L3"/>
    <style:style style:name="P20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1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1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13"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14"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15" style:family="paragraph" style:parent-style-name="Standard">
      <style:paragraph-properties fo:margin-top="0in" fo:margin-bottom="0in" loext:contextual-spacing="false" fo:text-align="justify" style:justify-single-word="false"/>
      <style:text-properties officeooo:paragraph-rsid="04bff5fe"/>
    </style:style>
    <style:style style:name="P216" style:family="paragraph" style:parent-style-name="Standard">
      <style:paragraph-properties fo:margin-top="0in" fo:margin-bottom="0in" loext:contextual-spacing="false" fo:text-align="justify" style:justify-single-word="false" fo:orphans="2" fo:widows="2"/>
      <style:text-properties officeooo:paragraph-rsid="04cf62fc"/>
    </style:style>
    <style:style style:name="P217" style:family="paragraph" style:parent-style-name="Standard">
      <style:paragraph-properties fo:margin-top="0in" fo:margin-bottom="0in" loext:contextual-spacing="false" fo:text-align="justify" style:justify-single-word="false" fo:orphans="2" fo:widows="2"/>
      <style:text-properties officeooo:paragraph-rsid="04d1b44a"/>
    </style:style>
    <style:style style:name="P218" style:family="paragraph" style:parent-style-name="Standard">
      <style:paragraph-properties fo:margin-top="0in" fo:margin-bottom="0in" loext:contextual-spacing="false" fo:text-align="justify" style:justify-single-word="false" fo:orphans="2" fo:widows="2"/>
      <style:text-properties officeooo:paragraph-rsid="04dbc1aa"/>
    </style:style>
    <style:style style:name="P219" style:family="paragraph" style:parent-style-name="Standard">
      <style:paragraph-properties fo:margin-top="0in" fo:margin-bottom="0in" loext:contextual-spacing="false" fo:text-align="justify" style:justify-single-word="false" fo:orphans="2" fo:widows="2"/>
      <style:text-properties officeooo:paragraph-rsid="044aa45a"/>
    </style:style>
    <style:style style:name="P220"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21"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22"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23" style:family="paragraph" style:parent-style-name="Standard" style:master-page-name="">
      <style:paragraph-properties fo:margin-top="0in" fo:margin-bottom="0in" loext:contextual-spacing="false" fo:text-align="justify" style:justify-single-word="false" fo:orphans="2" fo:widows="2" style:page-number="auto"/>
      <style:text-properties officeooo:paragraph-rsid="04cf62fc"/>
    </style:style>
    <style:style style:name="P22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2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9fe427"/>
    </style:style>
    <style:style style:name="P2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c384ea"/>
    </style:style>
    <style:style style:name="P2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c53d07"/>
    </style:style>
    <style:style style:name="P2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034b62"/>
    </style:style>
    <style:style style:name="P2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2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2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233" style:family="paragraph" style:parent-style-name="Standard">
      <style:paragraph-properties fo:margin-left="0.4925in" fo:margin-right="0in" fo:keep-together="always" fo:orphans="0" fo:widows="0" fo:text-indent="0in" style:auto-text-indent="false" fo:keep-with-next="always"/>
      <style:text-properties style:font-name="Andale Mono"/>
    </style:style>
    <style:style style:name="P234" style:family="paragraph" style:parent-style-name="Standard">
      <style:paragraph-properties fo:margin-left="0.9846in" fo:margin-right="0in" fo:margin-top="0in" fo:margin-bottom="0in" loext:contextual-spacing="false" fo:text-align="justify" style:justify-single-word="false" fo:orphans="0" fo:widows="0" fo:text-indent="0in" style:auto-text-indent="false"/>
      <style:text-properties officeooo:paragraph-rsid="04c53d07"/>
    </style:style>
    <style:style style:name="P235" style:family="paragraph" style:parent-style-name="Standard">
      <style:paragraph-properties fo:margin-left="0.9846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236" style:family="paragraph" style:parent-style-name="Standard">
      <style:paragraph-properties fo:keep-together="always" fo:orphans="0" fo:widows="0" fo:keep-with-next="always"/>
    </style:style>
    <style:style style:name="P237"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238"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239"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e29c6a" officeooo:paragraph-rsid="04e29c6a"/>
    </style:style>
    <style:style style:name="P240" style:family="paragraph" style:parent-style-name="Text_20_body">
      <style:paragraph-properties fo:margin-left="0in" fo:margin-right="0in" fo:margin-top="0in" fo:margin-bottom="0in" loext:contextual-spacing="false" fo:line-height="100%" fo:text-indent="0in" style:auto-text-indent="false"/>
      <style:text-properties style:font-name="Andale Mono" officeooo:rsid="04637fdc" officeooo:paragraph-rsid="04748d9f"/>
    </style:style>
    <style:style style:name="P241" style:family="paragraph" style:parent-style-name="Text_20_body">
      <style:paragraph-properties fo:margin-top="0in" fo:margin-bottom="0in" loext:contextual-spacing="false" fo:line-height="100%"/>
      <style:text-properties officeooo:paragraph-rsid="045ddec6"/>
    </style:style>
    <style:style style:name="P242" style:family="paragraph" style:parent-style-name="Text_20_body">
      <style:paragraph-properties fo:margin-top="0in" fo:margin-bottom="0in" loext:contextual-spacing="false" fo:line-height="100%"/>
      <style:text-properties officeooo:paragraph-rsid="04e17d03"/>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n" fo:country="US" officeooo:rsid="00a50487" style:font-size-asian="8pt" style:font-size-complex="8pt"/>
    </style:style>
    <style:style style:name="T7" style:family="text">
      <style:text-properties style:font-name="Andale Mono" fo:font-size="8pt" fo:language="en" fo:country="US" officeooo:rsid="0497e839" style:font-size-asian="8pt" style:font-size-complex="8pt"/>
    </style:style>
    <style:style style:name="T8" style:family="text">
      <style:text-properties style:font-name="Andale Mono" fo:font-size="8pt" fo:language="en" fo:country="US" officeooo:rsid="049b13de" style:font-size-asian="8pt" style:font-size-complex="8pt"/>
    </style:style>
    <style:style style:name="T9" style:family="text">
      <style:text-properties style:font-name="Andale Mono" fo:font-size="8pt" fo:language="es" fo:country="AR" fo:font-weight="normal" style:font-size-asian="8pt" style:font-weight-asian="normal" style:font-size-complex="8pt" style:font-weight-complex="normal"/>
    </style:style>
    <style:style style:name="T10" style:family="text">
      <style:text-properties style:font-name="Andale Mono" fo:font-size="8pt" fo:language="es" fo:country="AR" fo:font-weight="normal" officeooo:rsid="01d046a4" style:font-size-asian="8pt" style:font-weight-asian="normal" style:font-size-complex="8pt" style:font-weight-complex="normal"/>
    </style:style>
    <style:style style:name="T11" style:family="text">
      <style:text-properties style:font-name="Andale Mono" fo:font-size="8pt" fo:language="es" fo:country="AR" fo:font-weight="normal" officeooo:rsid="016c0b83" style:font-size-asian="8pt" style:font-weight-asian="normal" style:font-size-complex="8pt" style:font-weight-complex="normal"/>
    </style:style>
    <style:style style:name="T12" style:family="text">
      <style:text-properties style:font-name="Andale Mono" fo:font-size="8pt" fo:language="es" fo:country="AR" fo:font-weight="normal" officeooo:rsid="00aee940" style:font-size-asian="8pt" style:font-weight-asian="normal" style:font-size-complex="8pt" style:font-weight-complex="normal"/>
    </style:style>
    <style:style style:name="T13" style:family="text">
      <style:text-properties style:font-name="Andale Mono" fo:font-size="8pt" fo:language="es" fo:country="AR" fo:font-weight="normal" officeooo:rsid="01792f1b" style:font-size-asian="8pt" style:font-weight-asian="normal" style:font-size-complex="8pt" style:font-weight-complex="normal"/>
    </style:style>
    <style:style style:name="T14" style:family="text">
      <style:text-properties style:font-name="Andale Mono" fo:font-size="8pt" fo:language="es" fo:country="AR" fo:font-weight="normal" officeooo:rsid="035aace0" style:font-size-asian="8pt" style:font-weight-asian="normal" style:font-size-complex="8pt" style:font-weight-complex="normal"/>
    </style:style>
    <style:style style:name="T15" style:family="text">
      <style:text-properties style:font-name="Andale Mono" fo:font-size="8pt" fo:language="es" fo:country="AR" fo:font-weight="normal" officeooo:rsid="03a33f7e" style:font-size-asian="8pt" style:font-weight-asian="normal" style:font-size-complex="8pt" style:font-weight-complex="normal"/>
    </style:style>
    <style:style style:name="T16" style:family="text">
      <style:text-properties style:font-name="Andale Mono" fo:font-size="8pt" fo:language="es" fo:country="AR" fo:font-weight="normal" officeooo:rsid="0455a41e" style:font-size-asian="8pt" style:font-weight-asian="normal" style:font-size-complex="8pt" style:font-weight-complex="normal"/>
    </style:style>
    <style:style style:name="T17" style:family="text">
      <style:text-properties style:font-name="Andale Mono" fo:font-size="8pt" fo:language="es" fo:country="AR" fo:font-weight="normal" officeooo:rsid="03517743" style:font-size-asian="8pt" style:font-weight-asian="normal" style:font-size-complex="8pt" style:font-weight-complex="normal"/>
    </style:style>
    <style:style style:name="T18" style:family="text">
      <style:text-properties style:font-name="Andale Mono" fo:font-size="8pt" fo:language="es" fo:country="AR" fo:font-weight="normal" officeooo:rsid="045750dd" style:font-size-asian="8pt" style:font-weight-asian="normal" style:font-size-complex="8pt" style:font-weight-complex="normal"/>
    </style:style>
    <style:style style:name="T19" style:family="text">
      <style:text-properties style:font-name="Andale Mono" fo:font-size="8pt" fo:language="es" fo:country="AR" fo:font-weight="normal" officeooo:rsid="0216ab88" style:font-size-asian="8pt" style:font-weight-asian="normal" style:font-size-complex="8pt" style:font-weight-complex="normal"/>
    </style:style>
    <style:style style:name="T20" style:family="text">
      <style:text-properties style:font-name="Andale Mono" fo:font-size="8pt" fo:language="es" fo:country="AR" fo:font-weight="normal" officeooo:rsid="03bad314" style:font-size-asian="8pt" style:font-weight-asian="normal" style:font-size-complex="8pt" style:font-weight-complex="normal"/>
    </style:style>
    <style:style style:name="T21" style:family="text">
      <style:text-properties style:font-name="Andale Mono" fo:font-size="8pt" fo:language="es" fo:country="AR" fo:font-weight="normal" officeooo:rsid="0495ec78" style:font-size-asian="8pt" style:font-weight-asian="normal" style:font-size-complex="8pt" style:font-weight-complex="normal"/>
    </style:style>
    <style:style style:name="T22" style:family="text">
      <style:text-properties style:font-name="Andale Mono" fo:font-size="8pt" fo:language="es" fo:country="AR" fo:font-weight="normal" officeooo:rsid="049c3a5f" style:font-size-asian="8pt" style:font-weight-asian="normal" style:font-size-complex="8pt" style:font-weight-complex="normal"/>
    </style:style>
    <style:style style:name="T23" style:family="text">
      <style:text-properties style:font-name="Andale Mono" fo:font-size="8pt" style:font-size-asian="8pt" style:font-size-complex="8pt"/>
    </style:style>
    <style:style style:name="T24" style:family="text">
      <style:text-properties style:font-name="Andale Mono" officeooo:rsid="03a33f7e"/>
    </style:style>
    <style:style style:name="T25" style:family="text">
      <style:text-properties style:font-name="Andale Mono" officeooo:rsid="0415656b"/>
    </style:style>
    <style:style style:name="T26" style:family="text">
      <style:text-properties style:font-name="Andale Mono" fo:language="en" fo:country="US" officeooo:rsid="0415656b"/>
    </style:style>
    <style:style style:name="T27" style:family="text">
      <style:text-properties style:font-name="Andale Mono" fo:language="en" fo:country="US" officeooo:rsid="044b963d"/>
    </style:style>
    <style:style style:name="T28" style:family="text">
      <style:text-properties officeooo:rsid="0030f47f"/>
    </style:style>
    <style:style style:name="T29" style:family="text">
      <style:text-properties officeooo:rsid="00a3fdb7"/>
    </style:style>
    <style:style style:name="T30" style:family="text">
      <style:text-properties officeooo:rsid="00b11706"/>
    </style:style>
    <style:style style:name="T31" style:family="text">
      <style:text-properties officeooo:rsid="001cfa9d"/>
    </style:style>
    <style:style style:name="T32" style:family="text">
      <style:text-properties officeooo:rsid="00c3f03e"/>
    </style:style>
    <style:style style:name="T33" style:family="text">
      <style:text-properties officeooo:rsid="00d27e7a"/>
    </style:style>
    <style:style style:name="T34" style:family="text">
      <style:text-properties officeooo:rsid="00e43ea8"/>
    </style:style>
    <style:style style:name="T35" style:family="text">
      <style:text-properties officeooo:rsid="00fb3de2"/>
    </style:style>
    <style:style style:name="T36" style:family="text">
      <style:text-properties officeooo:rsid="00fd2413"/>
    </style:style>
    <style:style style:name="T37" style:family="text">
      <style:text-properties officeooo:rsid="01011968"/>
    </style:style>
    <style:style style:name="T38" style:family="text">
      <style:text-properties officeooo:rsid="010af607"/>
    </style:style>
    <style:style style:name="T39" style:family="text">
      <style:text-properties officeooo:rsid="01274700"/>
    </style:style>
    <style:style style:name="T40" style:family="text">
      <style:text-properties officeooo:rsid="0128452f"/>
    </style:style>
    <style:style style:name="T41" style:family="text">
      <style:text-properties officeooo:rsid="01321717"/>
    </style:style>
    <style:style style:name="T42" style:family="text">
      <style:text-properties officeooo:rsid="013afd3d"/>
    </style:style>
    <style:style style:name="T43" style:family="text">
      <style:text-properties officeooo:rsid="014350b2"/>
    </style:style>
    <style:style style:name="T44" style:family="text">
      <style:text-properties officeooo:rsid="0163fbd3"/>
    </style:style>
    <style:style style:name="T45" style:family="text">
      <style:text-properties officeooo:rsid="016e0175"/>
    </style:style>
    <style:style style:name="T46" style:family="text">
      <style:text-properties officeooo:rsid="0171b771"/>
    </style:style>
    <style:style style:name="T47" style:family="text">
      <style:text-properties officeooo:rsid="01792f1b"/>
    </style:style>
    <style:style style:name="T48" style:family="text">
      <style:text-properties officeooo:rsid="017db5cb"/>
    </style:style>
    <style:style style:name="T49" style:family="text">
      <style:text-properties officeooo:rsid="018e05ba"/>
    </style:style>
    <style:style style:name="T50" style:family="text">
      <style:text-properties officeooo:rsid="0194251a"/>
    </style:style>
    <style:style style:name="T51" style:family="text">
      <style:text-properties officeooo:rsid="019d1921"/>
    </style:style>
    <style:style style:name="T52" style:family="text">
      <style:text-properties officeooo:rsid="019e260d"/>
    </style:style>
    <style:style style:name="T53" style:family="text">
      <style:text-properties officeooo:rsid="01a04027"/>
    </style:style>
    <style:style style:name="T54" style:family="text">
      <style:text-properties officeooo:rsid="01a08077"/>
    </style:style>
    <style:style style:name="T55" style:family="text">
      <style:text-properties officeooo:rsid="01a30cc6"/>
    </style:style>
    <style:style style:name="T56" style:family="text">
      <style:text-properties officeooo:rsid="01a55afe"/>
    </style:style>
    <style:style style:name="T57" style:family="text">
      <style:text-properties officeooo:rsid="01a7298f"/>
    </style:style>
    <style:style style:name="T58" style:family="text">
      <style:text-properties officeooo:rsid="01ae1cf6"/>
    </style:style>
    <style:style style:name="T59" style:family="text">
      <style:text-properties officeooo:rsid="01b25004"/>
    </style:style>
    <style:style style:name="T60" style:family="text">
      <style:text-properties officeooo:rsid="01b412f6"/>
    </style:style>
    <style:style style:name="T61" style:family="text">
      <style:text-properties officeooo:rsid="01b4aedd"/>
    </style:style>
    <style:style style:name="T62" style:family="text">
      <style:text-properties officeooo:rsid="01ba491d"/>
    </style:style>
    <style:style style:name="T63" style:family="text">
      <style:text-properties officeooo:rsid="01bcd6ff"/>
    </style:style>
    <style:style style:name="T64" style:family="text">
      <style:text-properties officeooo:rsid="01bf0bee"/>
    </style:style>
    <style:style style:name="T65" style:family="text">
      <style:text-properties officeooo:rsid="01c29365"/>
    </style:style>
    <style:style style:name="T66" style:family="text">
      <style:text-properties officeooo:rsid="01c63258"/>
    </style:style>
    <style:style style:name="T67" style:family="text">
      <style:text-properties officeooo:rsid="01c82f57"/>
    </style:style>
    <style:style style:name="T68" style:family="text">
      <style:text-properties officeooo:rsid="01c9c950"/>
    </style:style>
    <style:style style:name="T69" style:family="text">
      <style:text-properties officeooo:rsid="01cc4a36"/>
    </style:style>
    <style:style style:name="T70" style:family="text">
      <style:text-properties officeooo:rsid="01cdb0af"/>
    </style:style>
    <style:style style:name="T71" style:family="text">
      <style:text-properties officeooo:rsid="01d046a4"/>
    </style:style>
    <style:style style:name="T72" style:family="text">
      <style:text-properties officeooo:rsid="01e9e523"/>
    </style:style>
    <style:style style:name="T73" style:family="text">
      <style:text-properties officeooo:rsid="01ea770f"/>
    </style:style>
    <style:style style:name="T74" style:family="text">
      <style:text-properties officeooo:rsid="01f060a7"/>
    </style:style>
    <style:style style:name="T75" style:family="text">
      <style:text-properties officeooo:rsid="01f4bff1"/>
    </style:style>
    <style:style style:name="T76" style:family="text">
      <style:text-properties officeooo:rsid="01f77395"/>
    </style:style>
    <style:style style:name="T77" style:family="text">
      <style:text-properties officeooo:rsid="0200808d"/>
    </style:style>
    <style:style style:name="T78" style:family="text">
      <style:text-properties officeooo:rsid="02049d90"/>
    </style:style>
    <style:style style:name="T79" style:family="text">
      <style:text-properties officeooo:rsid="0204de9e"/>
    </style:style>
    <style:style style:name="T80" style:family="text">
      <style:text-properties officeooo:rsid="020b00f0"/>
    </style:style>
    <style:style style:name="T81" style:family="text">
      <style:text-properties officeooo:rsid="020fa4e0"/>
    </style:style>
    <style:style style:name="T82" style:family="text">
      <style:text-properties officeooo:rsid="02112eb8"/>
    </style:style>
    <style:style style:name="T83" style:family="text">
      <style:text-properties officeooo:rsid="01979a67"/>
    </style:style>
    <style:style style:name="T84" style:family="text">
      <style:text-properties officeooo:rsid="02133c12"/>
    </style:style>
    <style:style style:name="T85" style:family="text">
      <style:text-properties officeooo:rsid="0213d5d9"/>
    </style:style>
    <style:style style:name="T86" style:family="text">
      <style:text-properties officeooo:rsid="02189004"/>
    </style:style>
    <style:style style:name="T87" style:family="text">
      <style:text-properties officeooo:rsid="021c7880"/>
    </style:style>
    <style:style style:name="T88" style:family="text">
      <style:text-properties officeooo:rsid="022c30b4"/>
    </style:style>
    <style:style style:name="T89" style:family="text">
      <style:text-properties officeooo:rsid="02303ab5"/>
    </style:style>
    <style:style style:name="T90" style:family="text">
      <style:text-properties officeooo:rsid="0242f286"/>
    </style:style>
    <style:style style:name="T91" style:family="text">
      <style:text-properties style:font-name="Verdana"/>
    </style:style>
    <style:style style:name="T92" style:family="text">
      <style:text-properties style:font-name="Verdana" fo:font-size="8pt" fo:language="en" fo:country="US" style:font-size-asian="8pt" style:font-size-complex="8pt"/>
    </style:style>
    <style:style style:name="T93" style:family="text">
      <style:text-properties style:font-name="Verdana" fo:font-size="8pt" fo:language="en" fo:country="US" officeooo:rsid="00a69d27" style:font-size-asian="8pt" style:font-size-complex="8pt"/>
    </style:style>
    <style:style style:name="T94" style:family="text">
      <style:text-properties style:font-name="Verdana" fo:font-size="8pt" fo:language="en" fo:country="US" officeooo:rsid="01ef1c6f" style:font-size-asian="8pt" style:font-size-complex="8pt"/>
    </style:style>
    <style:style style:name="T95" style:family="text">
      <style:text-properties style:font-name="Verdana" fo:font-size="8pt" fo:language="en" fo:country="US" officeooo:rsid="02426a7d" style:font-size-asian="8pt" style:font-size-complex="8pt"/>
    </style:style>
    <style:style style:name="T96" style:family="text">
      <style:text-properties style:font-name="Verdana" fo:font-size="8pt" fo:language="en" fo:country="US" officeooo:rsid="00a3fdb7" style:font-size-asian="8pt" style:font-size-complex="8pt"/>
    </style:style>
    <style:style style:name="T97" style:family="text">
      <style:text-properties style:font-name="Verdana" fo:font-size="8pt" fo:language="en" fo:country="US" officeooo:rsid="000a488f" style:font-size-asian="8pt" style:font-size-complex="8pt"/>
    </style:style>
    <style:style style:name="T98" style:family="text">
      <style:text-properties style:font-name="Verdana" fo:font-size="8pt" fo:language="en" fo:country="US" officeooo:rsid="01f938db" style:font-size-asian="8pt" style:font-size-complex="8pt"/>
    </style:style>
    <style:style style:name="T99" style:family="text">
      <style:text-properties style:font-name="Verdana" fo:font-size="8pt" fo:language="en" fo:country="US" officeooo:rsid="0244b3b6" style:font-size-asian="8pt" style:font-size-complex="8pt"/>
    </style:style>
    <style:style style:name="T100" style:family="text">
      <style:text-properties style:font-name="Verdana" fo:font-size="8pt" fo:language="en" fo:country="US" officeooo:rsid="026e2b61" style:font-size-asian="8pt" style:font-size-complex="8pt"/>
    </style:style>
    <style:style style:name="T101" style:family="text">
      <style:text-properties style:font-name="Verdana" fo:font-size="8pt" fo:language="en" fo:country="US" officeooo:rsid="029813de" style:font-size-asian="8pt" style:font-size-complex="8pt"/>
    </style:style>
    <style:style style:name="T102" style:family="text">
      <style:text-properties style:font-name="Verdana" fo:font-size="8pt" fo:language="en" fo:country="US" officeooo:rsid="02fe14bb" style:font-size-asian="8pt" style:font-size-complex="8pt"/>
    </style:style>
    <style:style style:name="T103" style:family="text">
      <style:text-properties style:font-name="Verdana" fo:font-size="8pt" fo:language="en" fo:country="US" officeooo:rsid="039998a7" style:font-size-asian="8pt" style:font-size-complex="8pt"/>
    </style:style>
    <style:style style:name="T104" style:family="text">
      <style:text-properties style:font-name="Verdana" fo:font-size="8pt" fo:language="en" fo:country="US" officeooo:rsid="00fb42ba" style:font-size-asian="8pt" style:font-size-complex="8pt"/>
    </style:style>
    <style:style style:name="T105" style:family="text">
      <style:text-properties style:font-name="Verdana" fo:font-size="8pt" fo:language="en" fo:country="US" officeooo:rsid="03956afe" style:font-size-asian="8pt" style:font-size-complex="8pt"/>
    </style:style>
    <style:style style:name="T106" style:family="text">
      <style:text-properties style:font-name="Verdana" fo:font-size="8pt" fo:language="en" fo:country="US" officeooo:rsid="02561d6e" style:font-size-asian="8pt" style:font-size-complex="8pt"/>
    </style:style>
    <style:style style:name="T107" style:family="text">
      <style:text-properties style:font-name="Verdana" fo:font-size="8pt" fo:language="en" fo:country="US" officeooo:rsid="03a065b2" style:font-size-asian="8pt" style:font-size-complex="8pt"/>
    </style:style>
    <style:style style:name="T108" style:family="text">
      <style:text-properties style:font-name="Verdana" fo:font-size="8pt" fo:language="en" fo:country="US" officeooo:rsid="0163fbd3" style:font-size-asian="8pt" style:font-size-complex="8pt"/>
    </style:style>
    <style:style style:name="T109" style:family="text">
      <style:text-properties style:font-name="Verdana" fo:font-size="8pt" fo:language="en" fo:country="US" officeooo:rsid="03a20b34" style:font-size-asian="8pt" style:font-size-complex="8pt"/>
    </style:style>
    <style:style style:name="T110" style:family="text">
      <style:text-properties style:font-name="Verdana" fo:font-size="8pt" fo:language="en" fo:country="US" officeooo:rsid="03aa1680" style:font-size-asian="8pt" style:font-size-complex="8pt"/>
    </style:style>
    <style:style style:name="T111" style:family="text">
      <style:text-properties style:font-name="Verdana" fo:font-size="8pt" fo:language="en" fo:country="US" officeooo:rsid="03abb1a1" style:font-size-asian="8pt" style:font-size-complex="8pt"/>
    </style:style>
    <style:style style:name="T112" style:family="text">
      <style:text-properties style:font-name="Verdana" fo:font-size="8pt" fo:language="en" fo:country="US" officeooo:rsid="0126596b" style:font-size-asian="8pt" style:font-size-complex="8pt"/>
    </style:style>
    <style:style style:name="T113" style:family="text">
      <style:text-properties style:font-name="Verdana" fo:font-size="8pt" fo:language="en" fo:country="US" officeooo:rsid="0200808d" style:font-size-asian="8pt" style:font-size-complex="8pt"/>
    </style:style>
    <style:style style:name="T114" style:family="text">
      <style:text-properties style:font-name="Verdana" fo:font-size="8pt" fo:language="en" fo:country="US" officeooo:rsid="03ac36a7" style:font-size-asian="8pt" style:font-size-complex="8pt"/>
    </style:style>
    <style:style style:name="T115" style:family="text">
      <style:text-properties style:font-name="Verdana" fo:font-size="8pt" fo:language="en" fo:country="US" officeooo:rsid="0138002f" style:font-size-asian="8pt" style:font-size-complex="8pt"/>
    </style:style>
    <style:style style:name="T116" style:family="text">
      <style:text-properties style:font-name="Verdana" fo:font-size="8pt" fo:language="en" fo:country="US" officeooo:rsid="00f45903" style:font-size-asian="8pt" style:font-size-complex="8pt"/>
    </style:style>
    <style:style style:name="T117" style:family="text">
      <style:text-properties style:font-name="Verdana" fo:font-size="8pt" fo:language="en" fo:country="US" officeooo:rsid="00bd13bc" style:font-size-asian="8pt" style:font-size-complex="8pt"/>
    </style:style>
    <style:style style:name="T118" style:family="text">
      <style:text-properties style:font-name="Verdana" fo:font-size="8pt" fo:language="en" fo:country="US" officeooo:rsid="03a2661b" style:font-size-asian="8pt" style:font-size-complex="8pt"/>
    </style:style>
    <style:style style:name="T119" style:family="text">
      <style:text-properties style:font-name="Verdana" fo:font-size="8pt" fo:language="en" fo:country="US" officeooo:rsid="02722dad" style:font-size-asian="8pt" style:font-size-complex="8pt"/>
    </style:style>
    <style:style style:name="T120" style:family="text">
      <style:text-properties style:font-name="Verdana" fo:font-size="8pt" fo:language="en" fo:country="US" officeooo:rsid="00db4fb1" style:font-size-asian="8pt" style:font-size-complex="8pt"/>
    </style:style>
    <style:style style:name="T121" style:family="text">
      <style:text-properties style:font-name="Verdana" fo:font-size="8pt" fo:language="en" fo:country="US" officeooo:rsid="02e2d45a" style:font-size-asian="8pt" style:font-size-complex="8pt"/>
    </style:style>
    <style:style style:name="T122" style:family="text">
      <style:text-properties style:font-name="Verdana" fo:font-size="8pt" fo:language="en" fo:country="US" officeooo:rsid="03b0fed1" style:font-size-asian="8pt" style:font-size-complex="8pt"/>
    </style:style>
    <style:style style:name="T123" style:family="text">
      <style:text-properties style:font-name="Verdana" fo:font-size="8pt" fo:language="en" fo:country="US" officeooo:rsid="03b1b3e6" style:font-size-asian="8pt" style:font-size-complex="8pt"/>
    </style:style>
    <style:style style:name="T124" style:family="text">
      <style:text-properties style:font-name="Verdana" fo:font-size="8pt" fo:language="en" fo:country="US" officeooo:rsid="03b54d8c" style:font-size-asian="8pt" style:font-size-complex="8pt"/>
    </style:style>
    <style:style style:name="T125" style:family="text">
      <style:text-properties style:font-name="Verdana" fo:font-size="8pt" fo:language="en" fo:country="US" officeooo:rsid="035cd50e" style:font-size-asian="8pt" style:font-size-complex="8pt"/>
    </style:style>
    <style:style style:name="T126" style:family="text">
      <style:text-properties style:font-name="Verdana" fo:font-size="8pt" fo:language="en" fo:country="US" officeooo:rsid="03c065f3" style:font-size-asian="8pt" style:font-size-complex="8pt"/>
    </style:style>
    <style:style style:name="T127" style:family="text">
      <style:text-properties style:font-name="Verdana" fo:font-size="8pt" fo:language="en" fo:country="US" officeooo:rsid="035d5d5e" style:font-size-asian="8pt" style:font-size-complex="8pt"/>
    </style:style>
    <style:style style:name="T128" style:family="text">
      <style:text-properties style:font-name="Verdana" fo:font-size="8pt" fo:language="en" fo:country="US" officeooo:rsid="03c73674" style:font-size-asian="8pt" style:font-size-complex="8pt"/>
    </style:style>
    <style:style style:name="T129" style:family="text">
      <style:text-properties style:font-name="Verdana" fo:font-size="8pt" fo:language="en" fo:country="US" officeooo:rsid="03c9b4b5" style:font-size-asian="8pt" style:font-size-complex="8pt"/>
    </style:style>
    <style:style style:name="T130" style:family="text">
      <style:text-properties style:font-name="Verdana" fo:font-size="8pt" fo:language="en" fo:country="US" officeooo:rsid="033eec6a" style:font-size-asian="8pt" style:font-size-complex="8pt"/>
    </style:style>
    <style:style style:name="T131" style:family="text">
      <style:text-properties style:font-name="Verdana" fo:font-size="8pt" fo:language="en" fo:country="US" officeooo:rsid="03820381" style:font-size-asian="8pt" style:font-size-complex="8pt"/>
    </style:style>
    <style:style style:name="T132" style:family="text">
      <style:text-properties style:font-name="Verdana" fo:font-size="8pt" fo:language="en" fo:country="US" officeooo:rsid="033ff82e" style:font-size-asian="8pt" style:font-size-complex="8pt"/>
    </style:style>
    <style:style style:name="T133" style:family="text">
      <style:text-properties style:font-name="Verdana" fo:font-size="8pt" fo:language="en" fo:country="US" officeooo:rsid="03cd6772" style:font-size-asian="8pt" style:font-size-complex="8pt"/>
    </style:style>
    <style:style style:name="T134" style:family="text">
      <style:text-properties style:font-name="Verdana" fo:font-size="8pt" fo:language="en" fo:country="US" officeooo:rsid="00ba8295" style:font-size-asian="8pt" style:font-size-complex="8pt"/>
    </style:style>
    <style:style style:name="T135" style:family="text">
      <style:text-properties style:font-name="Verdana" fo:font-size="8pt" fo:language="en" fo:country="US" officeooo:rsid="03d66b7a" style:font-size-asian="8pt" style:font-size-complex="8pt"/>
    </style:style>
    <style:style style:name="T136" style:family="text">
      <style:text-properties style:font-name="Verdana" fo:font-size="8pt" fo:language="en" fo:country="US" officeooo:rsid="03d67853" style:font-size-asian="8pt" style:font-size-complex="8pt"/>
    </style:style>
    <style:style style:name="T137" style:family="text">
      <style:text-properties style:font-name="Verdana" fo:font-size="8pt" fo:language="en" fo:country="US" officeooo:rsid="03d9fd81" style:font-size-asian="8pt" style:font-size-complex="8pt"/>
    </style:style>
    <style:style style:name="T138" style:family="text">
      <style:text-properties style:font-name="Verdana" fo:font-size="8pt" fo:language="en" fo:country="US" officeooo:rsid="02ac8d51" style:font-size-asian="8pt" style:font-size-complex="8pt"/>
    </style:style>
    <style:style style:name="T139" style:family="text">
      <style:text-properties style:font-name="Verdana" fo:font-size="8pt" fo:language="en" fo:country="US" officeooo:rsid="03c86a4f" style:font-size-asian="8pt" style:font-size-complex="8pt"/>
    </style:style>
    <style:style style:name="T140" style:family="text">
      <style:text-properties style:font-name="Verdana" fo:font-size="8pt" fo:language="en" fo:country="US" officeooo:rsid="03ddcd51" style:font-size-asian="8pt" style:font-size-complex="8pt"/>
    </style:style>
    <style:style style:name="T141" style:family="text">
      <style:text-properties style:font-name="Verdana" fo:font-size="8pt" fo:language="en" fo:country="US" officeooo:rsid="037ea839" style:font-size-asian="8pt" style:font-size-complex="8pt"/>
    </style:style>
    <style:style style:name="T142" style:family="text">
      <style:text-properties style:font-name="Verdana" fo:font-size="8pt" fo:language="en" fo:country="US" officeooo:rsid="00ac1669" style:font-size-asian="8pt" style:font-size-complex="8pt"/>
    </style:style>
    <style:style style:name="T143" style:family="text">
      <style:text-properties style:font-name="Verdana" fo:font-size="8pt" fo:language="en" fo:country="US" officeooo:rsid="01d7b3ee" style:font-size-asian="8pt" style:font-size-complex="8pt"/>
    </style:style>
    <style:style style:name="T144" style:family="text">
      <style:text-properties style:font-name="Verdana" fo:font-size="8pt" fo:language="en" fo:country="US" officeooo:rsid="03deab8f" style:font-size-asian="8pt" style:font-size-complex="8pt"/>
    </style:style>
    <style:style style:name="T145" style:family="text">
      <style:text-properties style:font-name="Verdana" fo:font-size="8pt" fo:language="en" fo:country="US" officeooo:rsid="03e17c44" style:font-size-asian="8pt" style:font-size-complex="8pt"/>
    </style:style>
    <style:style style:name="T146" style:family="text">
      <style:text-properties style:font-name="Verdana" fo:font-size="8pt" fo:language="en" fo:country="US" officeooo:rsid="02b228a4" style:font-size-asian="8pt" style:font-size-complex="8pt"/>
    </style:style>
    <style:style style:name="T147" style:family="text">
      <style:text-properties style:font-name="Verdana" fo:font-size="8pt" fo:language="en" fo:country="US" officeooo:rsid="03e5f0f7" style:font-size-asian="8pt" style:font-size-complex="8pt"/>
    </style:style>
    <style:style style:name="T148" style:family="text">
      <style:text-properties style:font-name="Verdana" fo:font-size="8pt" fo:language="en" fo:country="US" officeooo:rsid="037fdf51" style:font-size-asian="8pt" style:font-size-complex="8pt"/>
    </style:style>
    <style:style style:name="T149" style:family="text">
      <style:text-properties style:font-name="Verdana" fo:font-size="8pt" fo:language="en" fo:country="US" officeooo:rsid="03cb8b81" style:font-size-asian="8pt" style:font-size-complex="8pt"/>
    </style:style>
    <style:style style:name="T150" style:family="text">
      <style:text-properties style:font-name="Verdana" fo:font-size="8pt" fo:language="en" fo:country="US" officeooo:rsid="03ed4424" style:font-size-asian="8pt" style:font-size-complex="8pt"/>
    </style:style>
    <style:style style:name="T151" style:family="text">
      <style:text-properties style:font-name="Verdana" fo:font-size="8pt" fo:language="en" fo:country="US" officeooo:rsid="03edee77" style:font-size-asian="8pt" style:font-size-complex="8pt"/>
    </style:style>
    <style:style style:name="T152" style:family="text">
      <style:text-properties style:font-name="Verdana" fo:font-size="8pt" fo:language="en" fo:country="US" officeooo:rsid="036748b4" style:font-size-asian="8pt" style:font-size-complex="8pt"/>
    </style:style>
    <style:style style:name="T153" style:family="text">
      <style:text-properties style:font-name="Verdana" fo:font-size="8pt" fo:language="en" fo:country="US" officeooo:rsid="00b7500c" style:font-size-asian="8pt" style:font-size-complex="8pt"/>
    </style:style>
    <style:style style:name="T154" style:family="text">
      <style:text-properties style:font-name="Verdana" fo:font-size="8pt" fo:language="en" fo:country="US" officeooo:rsid="01e0393a" style:font-size-asian="8pt" style:font-size-complex="8pt"/>
    </style:style>
    <style:style style:name="T155" style:family="text">
      <style:text-properties style:font-name="Verdana" fo:font-size="8pt" fo:language="en" fo:country="US" officeooo:rsid="03f63414" style:font-size-asian="8pt" style:font-size-complex="8pt"/>
    </style:style>
    <style:style style:name="T156" style:family="text">
      <style:text-properties style:font-name="Verdana" fo:font-size="8pt" fo:language="en" fo:country="US" officeooo:rsid="02bf8be2" style:font-size-asian="8pt" style:font-size-complex="8pt"/>
    </style:style>
    <style:style style:name="T157" style:family="text">
      <style:text-properties style:font-name="Verdana" fo:font-size="8pt" fo:language="en" fo:country="US" officeooo:rsid="02c7dea2" style:font-size-asian="8pt" style:font-size-complex="8pt"/>
    </style:style>
    <style:style style:name="T158" style:family="text">
      <style:text-properties style:font-name="Verdana" fo:font-size="8pt" fo:language="en" fo:country="US" officeooo:rsid="03f73285" style:font-size-asian="8pt" style:font-size-complex="8pt"/>
    </style:style>
    <style:style style:name="T159" style:family="text">
      <style:text-properties style:font-name="Verdana" fo:font-size="8pt" fo:language="en" fo:country="US" officeooo:rsid="03f862a9" style:font-size-asian="8pt" style:font-size-complex="8pt"/>
    </style:style>
    <style:style style:name="T160" style:family="text">
      <style:text-properties style:font-name="Verdana" fo:font-size="8pt" fo:language="en" fo:country="US" officeooo:rsid="036a14eb" style:font-size-asian="8pt" style:font-size-complex="8pt"/>
    </style:style>
    <style:style style:name="T161" style:family="text">
      <style:text-properties style:font-name="Verdana" fo:font-size="8pt" fo:language="en" fo:country="US" officeooo:rsid="0296436a" style:font-size-asian="8pt" style:font-size-complex="8pt"/>
    </style:style>
    <style:style style:name="T162" style:family="text">
      <style:text-properties style:font-name="Verdana" fo:font-size="8pt" fo:language="en" fo:country="US" officeooo:rsid="029f54a6" style:font-size-asian="8pt" style:font-size-complex="8pt"/>
    </style:style>
    <style:style style:name="T163" style:family="text">
      <style:text-properties style:font-name="Verdana" fo:font-size="8pt" fo:language="en" fo:country="US" officeooo:rsid="0369e247" style:font-size-asian="8pt" style:font-size-complex="8pt"/>
    </style:style>
    <style:style style:name="T164" style:family="text">
      <style:text-properties style:font-name="Verdana" fo:font-size="8pt" fo:language="en" fo:country="US" officeooo:rsid="02a10741" style:font-size-asian="8pt" style:font-size-complex="8pt"/>
    </style:style>
    <style:style style:name="T165" style:family="text">
      <style:text-properties style:font-name="Verdana" fo:font-size="8pt" fo:language="en" fo:country="US" officeooo:rsid="03fe9755" style:font-size-asian="8pt" style:font-size-complex="8pt"/>
    </style:style>
    <style:style style:name="T166" style:family="text">
      <style:text-properties style:font-name="Verdana" fo:font-size="8pt" fo:language="en" fo:country="US" officeooo:rsid="04034b62" style:font-size-asian="8pt" style:font-size-complex="8pt"/>
    </style:style>
    <style:style style:name="T167" style:family="text">
      <style:text-properties style:font-name="Verdana" fo:font-size="8pt" fo:language="en" fo:country="US" officeooo:rsid="04054967" style:font-size-asian="8pt" style:font-size-complex="8pt"/>
    </style:style>
    <style:style style:name="T168" style:family="text">
      <style:text-properties style:font-name="Verdana" fo:font-size="8pt" fo:language="en" fo:country="US" officeooo:rsid="01fcff72" style:font-size-asian="8pt" style:font-size-complex="8pt"/>
    </style:style>
    <style:style style:name="T169" style:family="text">
      <style:text-properties style:font-name="Verdana" fo:font-size="8pt" fo:language="en" fo:country="US" officeooo:rsid="040b6e99" style:font-size-asian="8pt" style:font-size-complex="8pt"/>
    </style:style>
    <style:style style:name="T170" style:family="text">
      <style:text-properties style:font-name="Verdana" fo:font-size="8pt" fo:language="en" fo:country="US" officeooo:rsid="04115cbf" style:font-size-asian="8pt" style:font-size-complex="8pt"/>
    </style:style>
    <style:style style:name="T171" style:family="text">
      <style:text-properties style:font-name="Verdana" fo:font-size="8pt" fo:language="en" fo:country="US" officeooo:rsid="03817941" style:font-size-asian="8pt" style:font-size-complex="8pt"/>
    </style:style>
    <style:style style:name="T172" style:family="text">
      <style:text-properties style:font-name="Verdana" fo:font-size="8pt" fo:language="en" fo:country="US" officeooo:rsid="040f187f" style:font-size-asian="8pt" style:font-size-complex="8pt"/>
    </style:style>
    <style:style style:name="T173" style:family="text">
      <style:text-properties style:font-name="Verdana" fo:font-size="8pt" fo:language="en" fo:country="US" officeooo:rsid="0376a0ca" style:font-size-asian="8pt" style:font-size-complex="8pt"/>
    </style:style>
    <style:style style:name="T174" style:family="text">
      <style:text-properties style:font-name="Verdana" fo:font-size="8pt" fo:language="en" fo:country="US" officeooo:rsid="024cbd7b" style:font-size-asian="8pt" style:font-size-complex="8pt"/>
    </style:style>
    <style:style style:name="T175" style:family="text">
      <style:text-properties style:font-name="Verdana" fo:font-size="8pt" fo:language="en" fo:country="US" officeooo:rsid="0251d1fd" style:font-size-asian="8pt" style:font-size-complex="8pt"/>
    </style:style>
    <style:style style:name="T176" style:family="text">
      <style:text-properties style:font-name="Verdana" fo:font-size="8pt" fo:language="en" fo:country="US" officeooo:rsid="04131da0" style:font-size-asian="8pt" style:font-size-complex="8pt"/>
    </style:style>
    <style:style style:name="T177" style:family="text">
      <style:text-properties style:font-name="Verdana" fo:font-size="8pt" fo:language="en" fo:country="US" officeooo:rsid="04149093" style:font-size-asian="8pt" style:font-size-complex="8pt"/>
    </style:style>
    <style:style style:name="T178" style:family="text">
      <style:text-properties style:font-name="Verdana" fo:font-size="8pt" fo:language="en" fo:country="US" officeooo:rsid="0415656b" style:font-size-asian="8pt" style:font-size-complex="8pt"/>
    </style:style>
    <style:style style:name="T179" style:family="text">
      <style:text-properties style:font-name="Verdana" fo:font-size="8pt" fo:language="en" fo:country="US" officeooo:rsid="0417c3b0" style:font-size-asian="8pt" style:font-size-complex="8pt"/>
    </style:style>
    <style:style style:name="T180" style:family="text">
      <style:text-properties style:font-name="Verdana" fo:font-size="8pt" fo:language="en" fo:country="US" officeooo:rsid="041f712e" style:font-size-asian="8pt" style:font-size-complex="8pt"/>
    </style:style>
    <style:style style:name="T181" style:family="text">
      <style:text-properties style:font-name="Verdana" fo:font-size="8pt" fo:language="en" fo:country="US" officeooo:rsid="0421614d" style:font-size-asian="8pt" style:font-size-complex="8pt"/>
    </style:style>
    <style:style style:name="T182" style:family="text">
      <style:text-properties style:font-name="Verdana" fo:font-size="8pt" fo:language="en" fo:country="US" officeooo:rsid="0424a4c1" style:font-size-asian="8pt" style:font-size-complex="8pt"/>
    </style:style>
    <style:style style:name="T183" style:family="text">
      <style:text-properties style:font-name="Verdana" fo:font-size="8pt" fo:language="en" fo:country="US" officeooo:rsid="04260543" style:font-size-asian="8pt" style:font-size-complex="8pt"/>
    </style:style>
    <style:style style:name="T184" style:family="text">
      <style:text-properties style:font-name="Verdana" fo:font-size="8pt" fo:language="en" fo:country="US" officeooo:rsid="04265a4e" style:font-size-asian="8pt" style:font-size-complex="8pt"/>
    </style:style>
    <style:style style:name="T185" style:family="text">
      <style:text-properties style:font-name="Verdana" fo:font-size="8pt" fo:language="en" fo:country="US" officeooo:rsid="040e7960" style:font-size-asian="8pt" style:font-size-complex="8pt"/>
    </style:style>
    <style:style style:name="T186" style:family="text">
      <style:text-properties style:font-name="Verdana" fo:font-size="8pt" fo:language="en" fo:country="US" officeooo:rsid="03aa1013" style:font-size-asian="8pt" style:font-size-complex="8pt"/>
    </style:style>
    <style:style style:name="T187" style:family="text">
      <style:text-properties style:font-name="Verdana" fo:font-size="8pt" fo:language="en" fo:country="US" officeooo:rsid="04282f62" style:font-size-asian="8pt" style:font-size-complex="8pt"/>
    </style:style>
    <style:style style:name="T188" style:family="text">
      <style:text-properties style:font-name="Verdana" fo:font-size="8pt" fo:language="en" fo:country="US" officeooo:rsid="0428b854" style:font-size-asian="8pt" style:font-size-complex="8pt"/>
    </style:style>
    <style:style style:name="T189" style:family="text">
      <style:text-properties style:font-name="Verdana" fo:font-size="8pt" fo:language="en" fo:country="US" officeooo:rsid="042b20c5" style:font-size-asian="8pt" style:font-size-complex="8pt"/>
    </style:style>
    <style:style style:name="T190" style:family="text">
      <style:text-properties style:font-name="Verdana" fo:font-size="8pt" fo:language="en" fo:country="US" officeooo:rsid="030f26c4" style:font-size-asian="8pt" style:font-size-complex="8pt"/>
    </style:style>
    <style:style style:name="T191" style:family="text">
      <style:text-properties style:font-name="Verdana" fo:font-size="8pt" fo:language="en" fo:country="US" officeooo:rsid="0434c6fe" style:font-size-asian="8pt" style:font-size-complex="8pt"/>
    </style:style>
    <style:style style:name="T192" style:family="text">
      <style:text-properties style:font-name="Verdana" fo:font-size="8pt" fo:language="en" fo:country="US" officeooo:rsid="04356118" style:font-size-asian="8pt" style:font-size-complex="8pt"/>
    </style:style>
    <style:style style:name="T193" style:family="text">
      <style:text-properties style:font-name="Verdana" fo:font-size="8pt" fo:language="en" fo:country="US" officeooo:rsid="0435879d" style:font-size-asian="8pt" style:font-size-complex="8pt"/>
    </style:style>
    <style:style style:name="T194" style:family="text">
      <style:text-properties style:font-name="Verdana" fo:font-size="8pt" fo:language="en" fo:country="US" officeooo:rsid="0436009a" style:font-size-asian="8pt" style:font-size-complex="8pt"/>
    </style:style>
    <style:style style:name="T195" style:family="text">
      <style:text-properties style:font-name="Verdana" fo:font-size="8pt" fo:language="en" fo:country="US" officeooo:rsid="0436941e" style:font-size-asian="8pt" style:font-size-complex="8pt"/>
    </style:style>
    <style:style style:name="T196" style:family="text">
      <style:text-properties style:font-name="Verdana" fo:font-size="8pt" fo:language="en" fo:country="US" officeooo:rsid="043750ba" style:font-size-asian="8pt" style:font-size-complex="8pt"/>
    </style:style>
    <style:style style:name="T197" style:family="text">
      <style:text-properties style:font-name="Verdana" fo:font-size="8pt" fo:language="en" fo:country="US" officeooo:rsid="04394501" style:font-size-asian="8pt" style:font-size-complex="8pt"/>
    </style:style>
    <style:style style:name="T198" style:family="text">
      <style:text-properties style:font-name="Verdana" fo:font-size="8pt" fo:language="en" fo:country="US" officeooo:rsid="043b3f39" style:font-size-asian="8pt" style:font-size-complex="8pt"/>
    </style:style>
    <style:style style:name="T199" style:family="text">
      <style:text-properties style:font-name="Verdana" fo:font-size="8pt" fo:language="en" fo:country="US" officeooo:rsid="043fa2fc" style:font-size-asian="8pt" style:font-size-complex="8pt"/>
    </style:style>
    <style:style style:name="T200" style:family="text">
      <style:text-properties style:font-name="Verdana" fo:font-size="8pt" fo:language="en" fo:country="US" officeooo:rsid="0443f23f" style:font-size-asian="8pt" style:font-size-complex="8pt"/>
    </style:style>
    <style:style style:name="T201" style:family="text">
      <style:text-properties style:font-name="Verdana" fo:font-size="8pt" fo:language="en" fo:country="US" officeooo:rsid="0445e6eb" style:font-size-asian="8pt" style:font-size-complex="8pt"/>
    </style:style>
    <style:style style:name="T202" style:family="text">
      <style:text-properties style:font-name="Verdana" fo:font-size="8pt" fo:language="en" fo:country="US" officeooo:rsid="00a50487" style:font-size-asian="8pt" style:font-size-complex="8pt"/>
    </style:style>
    <style:style style:name="T203" style:family="text">
      <style:text-properties style:font-name="Verdana" fo:font-size="8pt" fo:language="en" fo:country="US" officeooo:rsid="044ba881" style:font-size-asian="8pt" style:font-size-complex="8pt"/>
    </style:style>
    <style:style style:name="T204" style:family="text">
      <style:text-properties style:font-name="Verdana" fo:font-size="8pt" fo:language="en" fo:country="US" officeooo:rsid="044fa931" style:font-size-asian="8pt" style:font-size-complex="8pt"/>
    </style:style>
    <style:style style:name="T205" style:family="text">
      <style:text-properties style:font-name="Verdana" fo:font-size="8pt" fo:language="en" fo:country="US" officeooo:rsid="04581611" style:font-size-asian="8pt" style:font-size-complex="8pt"/>
    </style:style>
    <style:style style:name="T206" style:family="text">
      <style:text-properties style:font-name="Verdana" fo:font-size="8pt" fo:language="en" fo:country="US" officeooo:rsid="045b5cdf" style:font-size-asian="8pt" style:font-size-complex="8pt"/>
    </style:style>
    <style:style style:name="T207" style:family="text">
      <style:text-properties style:font-name="Verdana" fo:font-size="8pt" fo:language="en" fo:country="US" officeooo:rsid="045d447b" style:font-size-asian="8pt" style:font-size-complex="8pt"/>
    </style:style>
    <style:style style:name="T208" style:family="text">
      <style:text-properties style:font-name="Verdana" fo:font-size="8pt" fo:language="en" fo:country="US" officeooo:rsid="046289e7" style:font-size-asian="8pt" style:font-size-complex="8pt"/>
    </style:style>
    <style:style style:name="T209" style:family="text">
      <style:text-properties style:font-name="Verdana" fo:font-size="8pt" fo:language="en" fo:country="US" officeooo:rsid="046fe8fb" style:font-size-asian="8pt" style:font-size-complex="8pt"/>
    </style:style>
    <style:style style:name="T210" style:family="text">
      <style:text-properties style:font-name="Verdana" fo:font-size="8pt" fo:language="en" fo:country="US" officeooo:rsid="047c6622" style:font-size-asian="8pt" style:font-size-complex="8pt"/>
    </style:style>
    <style:style style:name="T211" style:family="text">
      <style:text-properties style:font-name="Verdana" fo:font-size="8pt" fo:language="en" fo:country="US" officeooo:rsid="0487e0c1" style:font-size-asian="8pt" style:font-size-complex="8pt"/>
    </style:style>
    <style:style style:name="T212" style:family="text">
      <style:text-properties style:font-name="Verdana" fo:font-size="8pt" fo:language="en" fo:country="US" officeooo:rsid="048b5bc7" style:font-size-asian="8pt" style:font-size-complex="8pt"/>
    </style:style>
    <style:style style:name="T213" style:family="text">
      <style:text-properties style:font-name="Verdana" fo:font-size="8pt" fo:language="en" fo:country="US" officeooo:rsid="04905689" style:font-size-asian="8pt" style:font-size-complex="8pt"/>
    </style:style>
    <style:style style:name="T214" style:family="text">
      <style:text-properties style:font-name="Verdana" fo:font-size="8pt" fo:language="en" fo:country="US" officeooo:rsid="0492ab1c" style:font-size-asian="8pt" style:font-size-complex="8pt"/>
    </style:style>
    <style:style style:name="T215" style:family="text">
      <style:text-properties style:font-name="Verdana" fo:font-size="8pt" fo:language="en" fo:country="US" officeooo:rsid="045ddec6" style:font-size-asian="8pt" style:font-size-complex="8pt"/>
    </style:style>
    <style:style style:name="T216" style:family="text">
      <style:text-properties style:font-name="Verdana" fo:font-size="8pt" fo:language="en" fo:country="US" officeooo:rsid="045f030d" style:font-size-asian="8pt" style:font-size-complex="8pt"/>
    </style:style>
    <style:style style:name="T217" style:family="text">
      <style:text-properties style:font-name="Verdana" fo:font-size="8pt" fo:language="en" fo:country="US" officeooo:rsid="0497e839" style:font-size-asian="8pt" style:font-size-complex="8pt"/>
    </style:style>
    <style:style style:name="T218" style:family="text">
      <style:text-properties style:font-name="Verdana" fo:font-size="8pt" fo:language="en" fo:country="US" officeooo:rsid="046060d1" style:font-size-asian="8pt" style:font-size-complex="8pt"/>
    </style:style>
    <style:style style:name="T219" style:family="text">
      <style:text-properties style:font-name="Verdana" fo:font-size="8pt" fo:language="en" fo:country="US" officeooo:rsid="0499276b" style:font-size-asian="8pt" style:font-size-complex="8pt"/>
    </style:style>
    <style:style style:name="T220" style:family="text">
      <style:text-properties style:font-name="Verdana" fo:font-size="8pt" fo:language="en" fo:country="US" officeooo:rsid="04a2132b" style:font-size-asian="8pt" style:font-size-complex="8pt"/>
    </style:style>
    <style:style style:name="T221" style:family="text">
      <style:text-properties style:font-name="Verdana" fo:font-size="8pt" fo:language="en" fo:country="US" officeooo:rsid="04a2cd52" style:font-size-asian="8pt" style:font-size-complex="8pt"/>
    </style:style>
    <style:style style:name="T222" style:family="text">
      <style:text-properties style:font-name="Verdana" fo:font-size="8pt" fo:language="en" fo:country="US" officeooo:rsid="00d27e7a" style:font-size-asian="8pt" style:font-size-complex="8pt"/>
    </style:style>
    <style:style style:name="T223" style:family="text">
      <style:text-properties style:font-name="Verdana" fo:font-size="8pt" fo:language="en" fo:country="US" officeooo:rsid="04a8ded5" style:font-size-asian="8pt" style:font-size-complex="8pt"/>
    </style:style>
    <style:style style:name="T224" style:family="text">
      <style:text-properties style:font-name="Verdana" fo:font-size="8pt" fo:language="en" fo:country="US" officeooo:rsid="04aaa8e6" style:font-size-asian="8pt" style:font-size-complex="8pt"/>
    </style:style>
    <style:style style:name="T225" style:family="text">
      <style:text-properties style:font-name="Verdana" fo:font-size="8pt" fo:language="en" fo:country="US" officeooo:rsid="04ac2045" style:font-size-asian="8pt" style:font-size-complex="8pt"/>
    </style:style>
    <style:style style:name="T226" style:family="text">
      <style:text-properties style:font-name="Verdana" fo:font-size="8pt" fo:language="en" fo:country="US" officeooo:rsid="04ad6bfb" style:font-size-asian="8pt" style:font-size-complex="8pt"/>
    </style:style>
    <style:style style:name="T227" style:family="text">
      <style:text-properties style:font-name="Verdana" fo:font-size="8pt" fo:language="en" fo:country="US" officeooo:rsid="04b387fd" style:font-size-asian="8pt" style:font-size-complex="8pt"/>
    </style:style>
    <style:style style:name="T228" style:family="text">
      <style:text-properties style:font-name="Verdana" fo:font-size="8pt" fo:language="en" fo:country="US" officeooo:rsid="04b6e323" style:font-size-asian="8pt" style:font-size-complex="8pt"/>
    </style:style>
    <style:style style:name="T229" style:family="text">
      <style:text-properties style:font-name="Verdana" fo:font-size="8pt" fo:language="en" fo:country="US" officeooo:rsid="042b403c" style:font-size-asian="8pt" style:font-size-complex="8pt"/>
    </style:style>
    <style:style style:name="T230" style:family="text">
      <style:text-properties style:font-name="Verdana" fo:font-size="8pt" fo:language="en" fo:country="US" officeooo:rsid="04b77ffb" style:font-size-asian="8pt" style:font-size-complex="8pt"/>
    </style:style>
    <style:style style:name="T231" style:family="text">
      <style:text-properties style:font-name="Verdana" fo:font-size="8pt" fo:language="en" fo:country="US" officeooo:rsid="04bff5fe" style:font-size-asian="8pt" style:font-size-complex="8pt"/>
    </style:style>
    <style:style style:name="T232" style:family="text">
      <style:text-properties style:font-name="Verdana" fo:font-size="8pt" fo:language="en" fo:country="US" officeooo:rsid="00171fc3" style:font-size-asian="8pt" style:font-size-complex="8pt"/>
    </style:style>
    <style:style style:name="T233" style:family="text">
      <style:text-properties style:font-name="Verdana" fo:font-size="8pt" fo:language="en" fo:country="US" officeooo:rsid="049edf22" style:font-size-asian="8pt" style:font-size-complex="8pt"/>
    </style:style>
    <style:style style:name="T234" style:family="text">
      <style:text-properties style:font-name="Verdana" fo:font-size="8pt" fo:language="en" fo:country="US" officeooo:rsid="00ad3193" style:font-size-asian="8pt" style:font-size-complex="8pt"/>
    </style:style>
    <style:style style:name="T235" style:family="text">
      <style:text-properties style:font-name="Verdana" fo:font-size="8pt" fo:language="en" fo:country="US" officeooo:rsid="04c15a48" style:font-size-asian="8pt" style:font-size-complex="8pt"/>
    </style:style>
    <style:style style:name="T236" style:family="text">
      <style:text-properties style:font-name="Verdana" fo:font-size="8pt" fo:language="en" fo:country="US" officeooo:rsid="04c1971c" style:font-size-asian="8pt" style:font-size-complex="8pt"/>
    </style:style>
    <style:style style:name="T237" style:family="text">
      <style:text-properties style:font-name="Verdana" fo:font-size="8pt" fo:language="en" fo:country="US" officeooo:rsid="04c53d07" style:font-size-asian="8pt" style:font-size-complex="8pt"/>
    </style:style>
    <style:style style:name="T238" style:family="text">
      <style:text-properties style:font-name="Verdana" fo:font-size="8pt" fo:language="en" fo:country="US" officeooo:rsid="04c6400f" style:font-size-asian="8pt" style:font-size-complex="8pt"/>
    </style:style>
    <style:style style:name="T239" style:family="text">
      <style:text-properties style:font-name="Verdana" fo:font-size="8pt" fo:language="en" fo:country="US" officeooo:rsid="001cfa9d" style:font-size-asian="8pt" style:font-size-complex="8pt"/>
    </style:style>
    <style:style style:name="T240" style:family="text">
      <style:text-properties style:font-name="Verdana" fo:font-size="8pt" fo:language="en" fo:country="US" officeooo:rsid="00b11706" style:font-size-asian="8pt" style:font-size-complex="8pt"/>
    </style:style>
    <style:style style:name="T241" style:family="text">
      <style:text-properties style:font-name="Verdana" fo:font-size="8pt" fo:language="en" fo:country="US" officeooo:rsid="02bbfe66" style:font-size-asian="8pt" style:font-size-complex="8pt"/>
    </style:style>
    <style:style style:name="T242" style:family="text">
      <style:text-properties style:font-name="Verdana" fo:font-size="8pt" fo:language="en" fo:country="US" officeooo:rsid="029ad659" style:font-size-asian="8pt" style:font-size-complex="8pt"/>
    </style:style>
    <style:style style:name="T243" style:family="text">
      <style:text-properties style:font-name="Verdana" fo:font-size="8pt" fo:language="en" fo:country="US" officeooo:rsid="01e650a1" style:font-size-asian="8pt" style:font-size-complex="8pt"/>
    </style:style>
    <style:style style:name="T244" style:family="text">
      <style:text-properties style:font-name="Verdana" fo:font-size="8pt" fo:language="en" fo:country="US" officeooo:rsid="04cb7aac" style:font-size-asian="8pt" style:font-size-complex="8pt"/>
    </style:style>
    <style:style style:name="T245" style:family="text">
      <style:text-properties style:font-name="Verdana" fo:font-size="8pt" fo:language="en" fo:country="US" officeooo:rsid="04cc5428" style:font-size-asian="8pt" style:font-size-complex="8pt"/>
    </style:style>
    <style:style style:name="T246" style:family="text">
      <style:text-properties style:font-name="Verdana" fo:font-size="8pt" fo:language="en" fo:country="US" officeooo:rsid="04cd2a5c" style:font-size-asian="8pt" style:font-size-complex="8pt"/>
    </style:style>
    <style:style style:name="T247" style:family="text">
      <style:text-properties style:font-name="Verdana" fo:font-size="8pt" fo:language="en" fo:country="US" officeooo:rsid="04cddd38" style:font-size-asian="8pt" style:font-size-complex="8pt"/>
    </style:style>
    <style:style style:name="T248" style:family="text">
      <style:text-properties style:font-name="Verdana" fo:font-size="8pt" fo:language="en" fo:country="US" officeooo:rsid="016615c5" style:font-size-asian="8pt" style:font-size-complex="8pt"/>
    </style:style>
    <style:style style:name="T249" style:family="text">
      <style:text-properties style:font-name="Verdana" fo:font-size="8pt" fo:language="en" fo:country="US" officeooo:rsid="04d0a000" style:font-size-asian="8pt" style:font-size-complex="8pt"/>
    </style:style>
    <style:style style:name="T250" style:family="text">
      <style:text-properties style:font-name="Verdana" fo:font-size="8pt" fo:language="en" fo:country="US" officeooo:rsid="04d1b44a" style:font-size-asian="8pt" style:font-size-complex="8pt"/>
    </style:style>
    <style:style style:name="T251" style:family="text">
      <style:text-properties style:font-name="Verdana" fo:font-size="8pt" fo:language="en" fo:country="US" officeooo:rsid="04d3168d" style:font-size-asian="8pt" style:font-size-complex="8pt"/>
    </style:style>
    <style:style style:name="T252" style:family="text">
      <style:text-properties style:font-name="Verdana" fo:font-size="8pt" fo:language="en" fo:country="US" officeooo:rsid="04d31a18" style:font-size-asian="8pt" style:font-size-complex="8pt"/>
    </style:style>
    <style:style style:name="T253" style:family="text">
      <style:text-properties style:font-name="Verdana" fo:font-size="8pt" fo:language="en" fo:country="US" officeooo:rsid="04d6b260" style:font-size-asian="8pt" style:font-size-complex="8pt"/>
    </style:style>
    <style:style style:name="T254" style:family="text">
      <style:text-properties style:font-name="Verdana" fo:font-size="8pt" fo:language="en" fo:country="US" officeooo:rsid="04d9f91d" style:font-size-asian="8pt" style:font-size-complex="8pt"/>
    </style:style>
    <style:style style:name="T255" style:family="text">
      <style:text-properties style:font-name="Verdana" fo:font-size="8pt" fo:language="en" fo:country="US" officeooo:rsid="04dbc1aa" style:font-size-asian="8pt" style:font-size-complex="8pt"/>
    </style:style>
    <style:style style:name="T256" style:family="text">
      <style:text-properties style:font-name="Verdana" fo:font-size="8pt" fo:language="en" fo:country="US" officeooo:rsid="04dd20a0" style:font-size-asian="8pt" style:font-size-complex="8pt"/>
    </style:style>
    <style:style style:name="T257" style:family="text">
      <style:text-properties style:font-name="Verdana" fo:font-size="8pt" fo:language="en" fo:country="US" officeooo:rsid="04defd2f" style:font-size-asian="8pt" style:font-size-complex="8pt"/>
    </style:style>
    <style:style style:name="T258" style:family="text">
      <style:text-properties style:font-name="Verdana" fo:font-size="8pt" fo:language="en" fo:country="US" officeooo:rsid="04e17d03" style:font-size-asian="8pt" style:font-size-complex="8pt"/>
    </style:style>
    <style:style style:name="T259" style:family="text">
      <style:text-properties style:font-name="Verdana" fo:font-size="8pt" fo:language="en" fo:country="US" fo:font-weight="normal" officeooo:rsid="003e3f02" style:font-size-asian="8pt" style:font-weight-asian="normal" style:font-size-complex="8pt" style:font-weight-complex="normal"/>
    </style:style>
    <style:style style:name="T260" style:family="text">
      <style:text-properties style:font-name="Verdana" fo:font-size="8pt" fo:language="en" fo:country="US" fo:font-weight="normal" officeooo:rsid="00c3f03e" style:font-size-asian="8pt" style:font-weight-asian="normal" style:font-size-complex="8pt" style:font-weight-complex="normal"/>
    </style:style>
    <style:style style:name="T261" style:family="text">
      <style:text-properties style:font-name="Verdana" fo:font-size="8pt" fo:language="en" fo:country="US" fo:font-weight="normal" officeooo:rsid="04195f84" style:font-size-asian="8pt" style:font-weight-asian="normal" style:font-size-complex="8pt" style:font-weight-complex="normal"/>
    </style:style>
    <style:style style:name="T262" style:family="text">
      <style:text-properties style:font-name="Verdana" fo:font-size="8pt" fo:language="en" fo:country="US" fo:font-weight="normal" officeooo:rsid="03148972" style:font-size-asian="8pt" style:font-weight-asian="normal" style:font-size-complex="8pt" style:font-weight-complex="normal"/>
    </style:style>
    <style:style style:name="T263" style:family="text">
      <style:text-properties style:font-name="Verdana" fo:font-size="8pt" fo:language="en" fo:country="US" fo:font-weight="normal" officeooo:rsid="00c6bef2" style:font-size-asian="8pt" style:font-weight-asian="normal" style:font-size-complex="8pt" style:font-weight-complex="normal"/>
    </style:style>
    <style:style style:name="T264" style:family="text">
      <style:text-properties style:font-name="Verdana" fo:font-size="8pt" fo:language="en" fo:country="US" fo:font-weight="normal" officeooo:rsid="02722dad" style:font-size-asian="8pt" style:font-weight-asian="normal" style:font-size-complex="8pt" style:font-weight-complex="normal"/>
    </style:style>
    <style:style style:name="T265" style:family="text">
      <style:text-properties style:font-name="Verdana" fo:font-size="8pt" fo:language="en" fo:country="US" fo:font-weight="normal" officeooo:rsid="02e3d038" style:font-size-asian="8pt" style:font-weight-asian="normal" style:font-size-complex="8pt" style:font-weight-complex="normal"/>
    </style:style>
    <style:style style:name="T266" style:family="text">
      <style:text-properties style:font-name="Verdana" fo:font-size="8pt" fo:language="en" fo:country="US" fo:font-weight="normal" officeooo:rsid="036d464c" style:font-size-asian="8pt" style:font-weight-asian="normal" style:font-size-complex="8pt" style:font-weight-complex="normal"/>
    </style:style>
    <style:style style:name="T267" style:family="text">
      <style:text-properties style:font-name="Verdana" fo:font-size="8pt" fo:language="en" fo:country="US" fo:font-weight="normal" officeooo:rsid="042b403c" style:font-size-asian="8pt" style:font-weight-asian="normal" style:font-size-complex="8pt" style:font-weight-complex="normal"/>
    </style:style>
    <style:style style:name="T268" style:family="text">
      <style:text-properties style:font-name="Verdana" fo:font-size="8pt" fo:language="en" fo:country="US" fo:font-weight="normal" officeooo:rsid="04337607" style:font-size-asian="8pt" style:font-weight-asian="normal" style:font-size-complex="8pt" style:font-weight-complex="normal"/>
    </style:style>
    <style:style style:name="T269" style:family="text">
      <style:text-properties style:font-name="Verdana" fo:font-size="8pt" fo:language="en" fo:country="US" fo:font-weight="normal" officeooo:rsid="0449dc44" style:font-size-asian="8pt" style:font-weight-asian="normal" style:font-size-complex="8pt" style:font-weight-complex="normal"/>
    </style:style>
    <style:style style:name="T270" style:family="text">
      <style:text-properties style:font-name="Verdana" fo:font-size="8pt" fo:language="en" fo:country="US" fo:font-weight="normal" officeooo:rsid="044aa45a" style:font-size-asian="8pt" style:font-weight-asian="normal" style:font-size-complex="8pt" style:font-weight-complex="normal"/>
    </style:style>
    <style:style style:name="T271" style:family="text">
      <style:text-properties style:font-name="Verdana" fo:font-size="8pt" fo:language="en" fo:country="US" fo:font-weight="normal" officeooo:rsid="00c68d2f" style:font-size-asian="8pt" style:font-weight-asian="normal" style:font-size-complex="8pt" style:font-weight-complex="normal"/>
    </style:style>
    <style:style style:name="T272" style:family="text">
      <style:text-properties style:font-name="Verdana" fo:font-size="8pt" fo:language="en" fo:country="US" fo:font-weight="normal" officeooo:rsid="020120b0" style:font-size-asian="8pt" style:font-weight-asian="normal" style:font-size-complex="8pt" style:font-weight-complex="normal"/>
    </style:style>
    <style:style style:name="T273" style:family="text">
      <style:text-properties style:font-name="Verdana" fo:font-size="8pt" fo:language="en" fo:country="US" fo:font-weight="normal" officeooo:rsid="0459dd85" style:font-size-asian="8pt" style:font-weight-asian="normal" style:font-size-complex="8pt" style:font-weight-complex="normal"/>
    </style:style>
    <style:style style:name="T274" style:family="text">
      <style:text-properties style:font-name="Verdana" fo:font-size="8pt" fo:language="en" fo:country="US" fo:font-weight="normal" officeooo:rsid="045a6a33" style:font-size-asian="8pt" style:font-weight-asian="normal" style:font-size-complex="8pt" style:font-weight-complex="normal"/>
    </style:style>
    <style:style style:name="T275" style:family="text">
      <style:text-properties style:font-name="Verdana" fo:font-size="8pt" fo:language="en" fo:country="US" fo:font-weight="normal" officeooo:rsid="04a8ded5" style:font-size-asian="8pt" style:font-weight-asian="normal" style:font-size-complex="8pt" style:font-weight-complex="normal"/>
    </style:style>
    <style:style style:name="T276" style:family="text">
      <style:text-properties style:font-name="Verdana" fo:font-size="8pt" fo:language="en" fo:country="US" fo:font-weight="normal" officeooo:rsid="04b6e323" style:font-size-asian="8pt" style:font-weight-asian="normal" style:font-size-complex="8pt" style:font-weight-complex="normal"/>
    </style:style>
    <style:style style:name="T277" style:family="text">
      <style:text-properties style:font-name="Verdana" fo:font-size="8pt" fo:language="en" fo:country="US" fo:font-style="italic" officeooo:rsid="0126596b" style:font-size-asian="8pt" style:font-style-asian="italic" style:font-size-complex="8pt" style:font-style-complex="italic"/>
    </style:style>
    <style:style style:name="T278" style:family="text">
      <style:text-properties style:font-name="Verdana" fo:font-size="8pt" fo:language="en" fo:country="US" fo:font-style="italic" officeooo:rsid="0244b3b6" style:font-size-asian="8pt" style:font-style-asian="italic" style:font-size-complex="8pt" style:font-style-complex="italic"/>
    </style:style>
    <style:style style:name="T279" style:family="text">
      <style:text-properties style:font-name="Verdana" fo:font-size="8pt" fo:language="en" fo:country="US" fo:font-style="italic" officeooo:rsid="00171fc3" style:font-size-asian="8pt" style:font-style-asian="italic" style:font-size-complex="8pt" style:font-style-complex="italic"/>
    </style:style>
    <style:style style:name="T280" style:family="text">
      <style:text-properties style:font-name="Verdana" fo:font-size="8pt" fo:language="en" fo:country="US" fo:font-style="italic" officeooo:rsid="00ad3193" style:font-size-asian="8pt" style:font-style-asian="italic" style:font-size-complex="8pt" style:font-style-complex="italic"/>
    </style:style>
    <style:style style:name="T281" style:family="text">
      <style:text-properties style:font-name="Verdana" fo:font-size="8pt" fo:language="en" fo:country="US" fo:font-style="italic" officeooo:rsid="04cd2a5c" style:font-size-asian="8pt" style:font-style-asian="italic" style:font-size-complex="8pt" style:font-style-complex="italic"/>
    </style:style>
    <style:style style:name="T282" style:family="text">
      <style:text-properties style:font-name="Verdana" fo:font-size="8pt" fo:language="en" fo:country="US" fo:font-style="italic" officeooo:rsid="04cc5428" style:font-size-asian="8pt" style:font-style-asian="italic" style:font-size-complex="8pt" style:font-style-complex="italic"/>
    </style:style>
    <style:style style:name="T283" style:family="text">
      <style:text-properties style:font-name="Verdana" fo:font-size="8pt" fo:language="en" fo:country="US" fo:font-style="normal" officeooo:rsid="03f862a9" style:font-size-asian="8pt" style:font-style-asian="normal" style:font-size-complex="8pt" style:font-style-complex="normal"/>
    </style:style>
    <style:style style:name="T284" style:family="text">
      <style:text-properties style:font-name="Verdana" fo:font-size="8pt" fo:language="en" fo:country="US" fo:font-style="normal" officeooo:rsid="04356118" style:font-size-asian="8pt" style:font-style-asian="normal" style:font-size-complex="8pt" style:font-style-complex="normal"/>
    </style:style>
    <style:style style:name="T285"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 style:font-size-complex="8pt" style:font-style-complex="normal" style:font-weight-complex="bold"/>
    </style:style>
    <style:style style:name="T286"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 style:font-size-complex="8pt" style:font-style-complex="normal" style:font-weight-complex="bold"/>
    </style:style>
    <style:style style:name="T287" style:family="text">
      <style:text-properties style:font-name="Verdana" fo:font-size="8pt" fo:language="en" fo:country="US" fo:font-weight="bold" officeooo:rsid="044f59e5" style:font-name-asian="Noto Sans CJK SC Regular" style:font-size-asian="8pt" style:font-weight-asian="bold" style:font-name-complex="FreeSans" style:font-size-complex="8pt" style:font-weight-complex="bold"/>
    </style:style>
    <style:style style:name="T288" style:family="text">
      <style:text-properties style:font-name="Verdana" fo:font-size="8pt" fo:language="en" fo:country="US" fo:font-weight="bold" officeooo:rsid="046bed2c" style:font-name-asian="Noto Sans CJK SC Regular" style:font-size-asian="8pt" style:font-weight-asian="bold" style:font-name-complex="FreeSans" style:font-size-complex="8pt" style:font-weight-complex="bold"/>
    </style:style>
    <style:style style:name="T289" style:family="text">
      <style:text-properties style:font-name="Verdana" fo:font-size="8pt" fo:language="es" fo:country="AR" fo:font-weight="normal" officeooo:rsid="02d61975" style:font-size-asian="8pt" style:font-weight-asian="normal" style:font-size-complex="8pt" style:font-weight-complex="normal"/>
    </style:style>
    <style:style style:name="T290" style:family="text">
      <style:text-properties style:font-name="Verdana" fo:font-size="8pt" fo:language="es" fo:country="AR" fo:font-weight="normal" officeooo:rsid="02d79bc3" style:font-size-asian="8pt" style:font-weight-asian="normal" style:font-size-complex="8pt" style:font-weight-complex="normal"/>
    </style:style>
    <style:style style:name="T291" style:family="text">
      <style:text-properties style:font-name="Verdana" fo:font-size="8pt" fo:language="es" fo:country="AR" fo:font-weight="normal" officeooo:rsid="03517743" style:font-size-asian="8pt" style:font-weight-asian="normal" style:font-size-complex="8pt" style:font-weight-complex="normal"/>
    </style:style>
    <style:style style:name="T292" style:family="text">
      <style:text-properties style:font-name="Verdana" fo:font-size="8pt" fo:language="es" fo:country="AR" fo:font-weight="normal" officeooo:rsid="02045051" style:font-size-asian="8pt" style:font-weight-asian="normal" style:font-size-complex="8pt" style:font-weight-complex="normal"/>
    </style:style>
    <style:style style:name="T293" style:family="text">
      <style:text-properties style:font-name="Verdana" fo:font-size="8pt" fo:language="es" fo:country="AR" fo:font-weight="normal" officeooo:rsid="01792f1b" style:font-size-asian="8pt" style:font-weight-asian="normal" style:font-size-complex="8pt" style:font-weight-complex="normal"/>
    </style:style>
    <style:style style:name="T294" style:family="text">
      <style:text-properties style:font-name="Verdana" fo:font-size="8pt" fo:language="es" fo:country="AR" fo:font-weight="normal" officeooo:rsid="0371fbdc" style:font-size-asian="8pt" style:font-weight-asian="normal" style:font-size-complex="8pt" style:font-weight-complex="normal"/>
    </style:style>
    <style:style style:name="T295" style:family="text">
      <style:text-properties style:font-name="Verdana" fo:font-size="8pt" fo:language="es" fo:country="AR" fo:font-weight="normal" officeooo:rsid="017bbcbf" style:font-size-asian="8pt" style:font-weight-asian="normal" style:font-size-complex="8pt" style:font-weight-complex="normal"/>
    </style:style>
    <style:style style:name="T296" style:family="text">
      <style:text-properties style:font-name="Verdana" fo:font-size="8pt" fo:language="es" fo:country="AR" fo:font-weight="normal" officeooo:rsid="018c51bf" style:font-size-asian="8pt" style:font-weight-asian="normal" style:font-size-complex="8pt" style:font-weight-complex="normal"/>
    </style:style>
    <style:style style:name="T297" style:family="text">
      <style:text-properties style:font-name="Verdana" fo:font-size="8pt" fo:language="es" fo:country="AR" fo:font-weight="normal" officeooo:rsid="03a64669" style:font-size-asian="8pt" style:font-weight-asian="normal" style:font-size-complex="8pt" style:font-weight-complex="normal"/>
    </style:style>
    <style:style style:name="T298" style:family="text">
      <style:text-properties style:font-name="Verdana" fo:font-size="8pt" fo:language="es" fo:country="AR" fo:font-weight="normal" officeooo:rsid="03b9793d" style:font-size-asian="8pt" style:font-weight-asian="normal" style:font-size-complex="8pt" style:font-weight-complex="normal"/>
    </style:style>
    <style:style style:name="T299" style:family="text">
      <style:text-properties style:font-name="Verdana" fo:font-size="8pt" fo:language="es" fo:country="AR" fo:font-weight="normal" officeooo:rsid="03b99969" style:font-size-asian="8pt" style:font-weight-asian="normal" style:font-size-complex="8pt" style:font-weight-complex="normal"/>
    </style:style>
    <style:style style:name="T300" style:family="text">
      <style:text-properties style:font-name="Verdana" fo:font-size="8pt" fo:language="es" fo:country="AR" fo:font-weight="normal" officeooo:rsid="018c9223" style:font-size-asian="8pt" style:font-weight-asian="normal" style:font-size-complex="8pt" style:font-weight-complex="normal"/>
    </style:style>
    <style:style style:name="T301" style:family="text">
      <style:text-properties style:font-name="Verdana" fo:font-size="8pt" fo:language="es" fo:country="AR" fo:font-weight="normal" officeooo:rsid="02e775b3" style:font-size-asian="8pt" style:font-weight-asian="normal" style:font-size-complex="8pt" style:font-weight-complex="normal"/>
    </style:style>
    <style:style style:name="T302" style:family="text">
      <style:text-properties style:font-name="Verdana" fo:font-size="8pt" fo:language="es" fo:country="AR" fo:font-weight="normal" officeooo:rsid="0373c45a" style:font-size-asian="8pt" style:font-weight-asian="normal" style:font-size-complex="8pt" style:font-weight-complex="normal"/>
    </style:style>
    <style:style style:name="T303" style:family="text">
      <style:text-properties style:font-name="Verdana" fo:font-size="8pt" fo:language="es" fo:country="AR" fo:font-weight="normal" officeooo:rsid="0349df80" style:font-size-asian="8pt" style:font-weight-asian="normal" style:font-size-complex="8pt" style:font-weight-complex="normal"/>
    </style:style>
    <style:style style:name="T304" style:family="text">
      <style:text-properties style:font-name="Verdana" fo:font-size="8pt" fo:language="es" fo:country="AR" fo:font-weight="normal" officeooo:rsid="03e3c662" style:font-size-asian="8pt" style:font-weight-asian="normal" style:font-size-complex="8pt" style:font-weight-complex="normal"/>
    </style:style>
    <style:style style:name="T305" style:family="text">
      <style:text-properties style:font-name="Verdana" fo:font-size="8pt" fo:language="es" fo:country="AR" fo:font-weight="normal" officeooo:rsid="03e79845" style:font-size-asian="8pt" style:font-weight-asian="normal" style:font-size-complex="8pt" style:font-weight-complex="normal"/>
    </style:style>
    <style:style style:name="T306" style:family="text">
      <style:text-properties style:font-name="Verdana" fo:font-size="8pt" fo:language="es" fo:country="AR" fo:font-weight="normal" officeooo:rsid="01b25004" style:font-size-asian="8pt" style:font-weight-asian="normal" style:font-size-complex="8pt" style:font-weight-complex="normal"/>
    </style:style>
    <style:style style:name="T307" style:family="text">
      <style:text-properties style:font-name="Verdana" fo:font-size="8pt" fo:language="es" fo:country="AR" fo:font-weight="normal" officeooo:rsid="026c01b4" style:font-size-asian="8pt" style:font-weight-asian="normal" style:font-size-complex="8pt" style:font-weight-complex="normal"/>
    </style:style>
    <style:style style:name="T308" style:family="text">
      <style:text-properties style:font-name="Verdana" fo:font-size="8pt" fo:language="es" fo:country="AR" fo:font-weight="normal" officeooo:rsid="00aee940" style:font-size-asian="8pt" style:font-weight-asian="normal" style:font-size-complex="8pt" style:font-weight-complex="normal"/>
    </style:style>
    <style:style style:name="T309" style:family="text">
      <style:text-properties style:font-name="Verdana" fo:font-size="8pt" fo:language="es" fo:country="AR" fo:font-weight="normal" officeooo:rsid="041bf04a" style:font-size-asian="8pt" style:font-weight-asian="normal" style:font-size-complex="8pt" style:font-weight-complex="normal"/>
    </style:style>
    <style:style style:name="T310" style:family="text">
      <style:text-properties style:font-name="Verdana" fo:font-size="8pt" fo:language="es" fo:country="AR" fo:font-weight="normal" officeooo:rsid="041f712e" style:font-size-asian="8pt" style:font-weight-asian="normal" style:font-size-complex="8pt" style:font-weight-complex="normal"/>
    </style:style>
    <style:style style:name="T311" style:family="text">
      <style:text-properties style:font-name="Verdana" fo:font-size="8pt" fo:language="es" fo:country="AR" fo:font-weight="normal" officeooo:rsid="014350b2" style:font-size-asian="8pt" style:font-weight-asian="normal" style:font-size-complex="8pt" style:font-weight-complex="normal"/>
    </style:style>
    <style:style style:name="T312" style:family="text">
      <style:text-properties style:font-name="Verdana" fo:font-size="8pt" fo:language="es" fo:country="AR" fo:font-weight="normal" officeooo:rsid="041ff9e6" style:font-size-asian="8pt" style:font-weight-asian="normal" style:font-size-complex="8pt" style:font-weight-complex="normal"/>
    </style:style>
    <style:style style:name="T313" style:family="text">
      <style:text-properties style:font-name="Verdana" fo:font-size="8pt" fo:language="es" fo:country="AR" fo:font-weight="normal" officeooo:rsid="0421614d" style:font-size-asian="8pt" style:font-weight-asian="normal" style:font-size-complex="8pt" style:font-weight-complex="normal"/>
    </style:style>
    <style:style style:name="T314" style:family="text">
      <style:text-properties style:font-name="Verdana" fo:font-size="8pt" fo:language="es" fo:country="AR" fo:font-weight="normal" officeooo:rsid="04233604" style:font-size-asian="8pt" style:font-weight-asian="normal" style:font-size-complex="8pt" style:font-weight-complex="normal"/>
    </style:style>
    <style:style style:name="T315" style:family="text">
      <style:text-properties style:font-name="Verdana" fo:font-size="8pt" fo:language="es" fo:country="AR" fo:font-weight="normal" officeooo:rsid="0424a4c1" style:font-size-asian="8pt" style:font-weight-asian="normal" style:font-size-complex="8pt" style:font-weight-complex="normal"/>
    </style:style>
    <style:style style:name="T316" style:family="text">
      <style:text-properties style:font-name="Verdana" fo:font-size="8pt" fo:language="es" fo:country="AR" fo:font-weight="normal" officeooo:rsid="042b20c5" style:font-size-asian="8pt" style:font-weight-asian="normal" style:font-size-complex="8pt" style:font-weight-complex="normal"/>
    </style:style>
    <style:style style:name="T317" style:family="text">
      <style:text-properties style:font-name="Verdana" fo:font-size="8pt" fo:language="es" fo:country="AR" fo:font-weight="normal" officeooo:rsid="044720bb" style:font-size-asian="8pt" style:font-weight-asian="normal" style:font-size-complex="8pt" style:font-weight-complex="normal"/>
    </style:style>
    <style:style style:name="T318" style:family="text">
      <style:text-properties style:font-name="Verdana" fo:font-size="8pt" fo:language="es" fo:country="AR" fo:font-weight="normal" officeooo:rsid="04491015" style:font-size-asian="8pt" style:font-weight-asian="normal" style:font-size-complex="8pt" style:font-weight-complex="normal"/>
    </style:style>
    <style:style style:name="T319" style:family="text">
      <style:text-properties style:font-name="Verdana" fo:font-size="8pt" fo:language="es" fo:country="AR" fo:font-weight="normal" officeooo:rsid="0449dc44" style:font-size-asian="8pt" style:font-weight-asian="normal" style:font-size-complex="8pt" style:font-weight-complex="normal"/>
    </style:style>
    <style:style style:name="T320" style:family="text">
      <style:text-properties style:font-name="Verdana" fo:font-size="8pt" fo:language="es" fo:country="AR" fo:font-weight="normal" officeooo:rsid="04581611" style:font-size-asian="8pt" style:font-weight-asian="normal" style:font-size-complex="8pt" style:font-weight-complex="normal"/>
    </style:style>
    <style:style style:name="T321" style:family="text">
      <style:text-properties style:font-name="Verdana" fo:font-size="8pt" fo:language="es" fo:country="AR" fo:font-weight="normal" officeooo:rsid="038a1290" style:font-size-asian="8pt" style:font-weight-asian="normal" style:font-size-complex="8pt" style:font-weight-complex="normal"/>
    </style:style>
    <style:style style:name="T322" style:family="text">
      <style:text-properties style:font-name="Verdana" fo:font-size="8pt" fo:language="es" fo:country="AR" fo:font-weight="normal" officeooo:rsid="03c065f3" style:font-size-asian="8pt" style:font-weight-asian="normal" style:font-size-complex="8pt" style:font-weight-complex="normal"/>
    </style:style>
    <style:style style:name="T323" style:family="text">
      <style:text-properties style:font-name="Verdana" fo:font-size="8pt" fo:language="es" fo:country="AR" fo:font-weight="normal" officeooo:rsid="038e006f" style:font-size-asian="8pt" style:font-weight-asian="normal" style:font-size-complex="8pt" style:font-weight-complex="normal"/>
    </style:style>
    <style:style style:name="T324" style:family="text">
      <style:text-properties style:font-name="Verdana" fo:font-size="8pt" fo:language="es" fo:country="AR" fo:font-weight="normal" officeooo:rsid="046fe8fb" style:font-size-asian="8pt" style:font-weight-asian="normal" style:font-size-complex="8pt" style:font-weight-complex="normal"/>
    </style:style>
    <style:style style:name="T325" style:family="text">
      <style:text-properties style:font-name="Verdana" fo:font-size="8pt" fo:language="es" fo:country="AR" fo:font-weight="normal" officeooo:rsid="046955c3" style:font-size-asian="8pt" style:font-weight-asian="normal" style:font-size-complex="8pt" style:font-weight-complex="normal"/>
    </style:style>
    <style:style style:name="T326" style:family="text">
      <style:text-properties style:font-name="Verdana" fo:font-size="8pt" fo:language="es" fo:country="AR" fo:font-weight="normal" officeooo:rsid="047cbc9b" style:font-size-asian="8pt" style:font-weight-asian="normal" style:font-size-complex="8pt" style:font-weight-complex="normal"/>
    </style:style>
    <style:style style:name="T327" style:family="text">
      <style:text-properties style:font-name="Verdana" fo:font-size="8pt" fo:language="es" fo:country="AR" fo:font-weight="normal" officeooo:rsid="04804fb0" style:font-size-asian="8pt" style:font-weight-asian="normal" style:font-size-complex="8pt" style:font-weight-complex="normal"/>
    </style:style>
    <style:style style:name="T328" style:family="text">
      <style:text-properties style:font-name="Verdana" fo:font-size="8pt" fo:language="es" fo:country="AR" fo:font-weight="normal" officeooo:rsid="0480cb50" style:font-size-asian="8pt" style:font-weight-asian="normal" style:font-size-complex="8pt" style:font-weight-complex="normal"/>
    </style:style>
    <style:style style:name="T329" style:family="text">
      <style:text-properties style:font-name="Verdana" fo:font-size="8pt" fo:language="es" fo:country="AR" fo:font-weight="normal" officeooo:rsid="0485e338" style:font-size-asian="8pt" style:font-weight-asian="normal" style:font-size-complex="8pt" style:font-weight-complex="normal"/>
    </style:style>
    <style:style style:name="T330" style:family="text">
      <style:text-properties style:font-name="Verdana" fo:font-size="8pt" fo:language="es" fo:country="AR" fo:font-weight="normal" officeooo:rsid="04a48796" style:font-size-asian="8pt" style:font-weight-asian="normal" style:font-size-complex="8pt" style:font-weight-complex="normal"/>
    </style:style>
    <style:style style:name="T331" style:family="text">
      <style:text-properties style:font-name="Verdana" fo:font-size="8pt" fo:language="es" fo:country="AR" fo:font-weight="normal" officeooo:rsid="04b088ad" style:font-size-asian="8pt" style:font-weight-asian="normal" style:font-size-complex="8pt" style:font-weight-complex="normal"/>
    </style:style>
    <style:style style:name="T332" style:family="text">
      <style:text-properties style:font-name="Verdana" fo:font-size="8pt" fo:language="es" fo:country="AR" fo:font-weight="normal" officeooo:rsid="04b19931" style:font-size-asian="8pt" style:font-weight-asian="normal" style:font-size-complex="8pt" style:font-weight-complex="normal"/>
    </style:style>
    <style:style style:name="T333" style:family="text">
      <style:text-properties style:font-name="Verdana" fo:font-size="8pt" fo:language="es" fo:country="AR" fo:font-weight="normal" officeooo:rsid="04c8881d" style:font-size-asian="8pt" style:font-weight-asian="normal" style:font-size-complex="8pt" style:font-weight-complex="normal"/>
    </style:style>
    <style:style style:name="T334" style:family="text">
      <style:text-properties style:font-name="Verdana" fo:language="en" fo:country="US"/>
    </style:style>
    <style:style style:name="T335" style:family="text">
      <style:text-properties style:font-name="Verdana" fo:language="en" fo:country="US" officeooo:rsid="0214fdd0"/>
    </style:style>
    <style:style style:name="T336" style:family="text">
      <style:text-properties style:font-name="Verdana" fo:language="en" fo:country="US" officeooo:rsid="024fa54c"/>
    </style:style>
    <style:style style:name="T337" style:family="text">
      <style:text-properties style:font-name="Verdana" fo:language="en" fo:country="US" officeooo:rsid="026ef412"/>
    </style:style>
    <style:style style:name="T338" style:family="text">
      <style:text-properties style:font-name="Verdana" fo:language="en" fo:country="US" officeooo:rsid="03f998b8"/>
    </style:style>
    <style:style style:name="T339" style:family="text">
      <style:text-properties style:font-name="Verdana" fo:language="en" fo:country="US" officeooo:rsid="04034b62"/>
    </style:style>
    <style:style style:name="T340" style:family="text">
      <style:text-properties style:font-name="Verdana" fo:language="en" fo:country="US" fo:font-weight="bold" officeooo:rsid="046a3b99" style:font-name-asian="Noto Sans CJK SC Regular" style:font-weight-asian="bold" style:font-name-complex="FreeSans" style:font-weight-complex="bold"/>
    </style:style>
    <style:style style:name="T341" style:family="text">
      <style:text-properties style:font-name="Verdana" fo:language="en" fo:country="US" fo:font-weight="bold" officeooo:rsid="04ab2b44" style:font-name-asian="Noto Sans CJK SC Regular" style:font-weight-asian="bold" style:font-name-complex="FreeSans" style:font-weight-complex="bold"/>
    </style:style>
    <style:style style:name="T342" style:family="text">
      <style:text-properties style:font-name="Verdana" officeooo:rsid="030824ce"/>
    </style:style>
    <style:style style:name="T343"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44"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45" style:family="text">
      <style:text-properties style:font-name="Verdana" officeooo:rsid="0415656b"/>
    </style:style>
    <style:style style:name="T346"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47"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48"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49"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50" style:family="text">
      <style:text-properties style:font-name="Verdana" officeooo:rsid="041bf04a"/>
    </style:style>
    <style:style style:name="T351" style:family="text">
      <style:text-properties style:font-name="Verdana" officeooo:rsid="041ff9e6"/>
    </style:style>
    <style:style style:name="T352" style:family="text">
      <style:text-properties style:font-name="Verdana" officeooo:rsid="030f26c4"/>
    </style:style>
    <style:style style:name="T353" style:family="text">
      <style:text-properties style:font-name="Verdana" officeooo:rsid="043750ba"/>
    </style:style>
    <style:style style:name="T354" style:family="text">
      <style:text-properties style:font-name="Verdana" officeooo:rsid="0436941e"/>
    </style:style>
    <style:style style:name="T355" style:family="text">
      <style:text-properties style:font-name="Verdana" officeooo:rsid="04394501"/>
    </style:style>
    <style:style style:name="T356" style:family="text">
      <style:text-properties style:font-name="Verdana" officeooo:rsid="043b3f39"/>
    </style:style>
    <style:style style:name="T357" style:family="text">
      <style:text-properties style:font-name="Verdana" officeooo:rsid="043fa2fc"/>
    </style:style>
    <style:style style:name="T358" style:family="text">
      <style:text-properties style:font-name="Verdana" officeooo:rsid="0445e6eb"/>
    </style:style>
    <style:style style:name="T359" style:family="text">
      <style:text-properties style:font-name="Verdana" officeooo:rsid="044aa45a"/>
    </style:style>
    <style:style style:name="T360" style:family="text">
      <style:text-properties style:font-name="Verdana" officeooo:rsid="045750dd"/>
    </style:style>
    <style:style style:name="T361" style:family="text">
      <style:text-properties style:font-name="Verdana" officeooo:rsid="047bba5e"/>
    </style:style>
    <style:style style:name="T362" style:family="text">
      <style:text-properties style:font-name="Verdana" officeooo:rsid="045ddec6"/>
    </style:style>
    <style:style style:name="T363" style:family="text">
      <style:text-properties style:font-name="Verdana" officeooo:rsid="045f030d"/>
    </style:style>
    <style:style style:name="T364" style:family="text">
      <style:text-properties style:font-name="Verdana" officeooo:rsid="046060d1"/>
    </style:style>
    <style:style style:name="T365" style:family="text">
      <style:text-properties style:font-name="Verdana" officeooo:rsid="04b19931"/>
    </style:style>
    <style:style style:name="T366" style:family="text">
      <style:text-properties style:font-name="Verdana" officeooo:rsid="04c80fa9"/>
    </style:style>
    <style:style style:name="T367" style:family="text">
      <style:text-properties style:font-name="Verdana" officeooo:rsid="04e17d03"/>
    </style:style>
    <style:style style:name="T368" style:family="text">
      <style:text-properties officeooo:rsid="0244b3b6"/>
    </style:style>
    <style:style style:name="T369" style:family="text">
      <style:text-properties officeooo:rsid="0248602e"/>
    </style:style>
    <style:style style:name="T370" style:family="text">
      <style:text-properties officeooo:rsid="024fa54c"/>
    </style:style>
    <style:style style:name="T371" style:family="text">
      <style:text-properties officeooo:rsid="0251d1fd"/>
    </style:style>
    <style:style style:name="T372" style:family="text">
      <style:text-properties officeooo:rsid="02655c76"/>
    </style:style>
    <style:style style:name="T373" style:family="text">
      <style:text-properties officeooo:rsid="026c01b4"/>
    </style:style>
    <style:style style:name="T374" style:family="text">
      <style:text-properties style:text-line-through-style="none" style:text-line-through-type="none" style:font-name="Verdana" fo:font-size="8pt" fo:language="es" fo:country="AR" style:text-underline-style="none" fo:font-weight="normal" officeooo:rsid="046955c3" style:font-size-asian="8pt" style:font-weight-asian="normal" style:font-size-complex="8pt" style:font-weight-complex="normal"/>
    </style:style>
    <style:style style:name="T375"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376" style:family="text">
      <style:text-properties style:text-line-through-style="none" style:text-line-through-type="none" style:font-name="Verdana" fo:font-size="8pt" fo:language="es" fo:country="AR" style:text-underline-style="none" fo:font-weight="normal" officeooo:rsid="046d92ca" style:font-size-asian="8pt" style:font-weight-asian="normal" style:font-size-complex="8pt" style:font-weight-complex="normal"/>
    </style:style>
    <style:style style:name="T377"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378"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379"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380"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381" style:family="text">
      <style:text-properties style:text-line-through-style="none" style:text-line-through-type="none" style:font-name="Verdana" fo:font-size="8pt" fo:language="es" fo:country="AR" style:text-underline-style="none" fo:font-weight="normal" officeooo:rsid="047a54c6" style:font-size-asian="8pt" style:font-weight-asian="normal" style:font-size-complex="8pt" style:font-weight-complex="normal"/>
    </style:style>
    <style:style style:name="T382" style:family="text">
      <style:text-properties style:text-line-through-style="none" style:text-line-through-type="none" style:font-name="Verdana" fo:font-size="8pt" fo:language="es" fo:country="AR" style:text-underline-style="none" fo:font-weight="normal" officeooo:rsid="04803ae1" style:font-size-asian="8pt" style:font-weight-asian="normal" style:font-size-complex="8pt" style:font-weight-complex="normal"/>
    </style:style>
    <style:style style:name="T383" style:family="text">
      <style:text-properties style:text-line-through-style="none" style:text-line-through-type="none" style:font-name="Verdana" fo:font-size="8pt" fo:language="es" fo:country="AR" style:text-underline-style="none" fo:font-weight="normal" officeooo:rsid="0492d73f" style:font-size-asian="8pt" style:font-weight-asian="normal" style:font-size-complex="8pt" style:font-weight-complex="normal"/>
    </style:style>
    <style:style style:name="T384"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385"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386"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387" style:family="text">
      <style:text-properties style:text-line-through-style="none" style:text-line-through-type="none" style:font-name="Verdana" fo:font-size="8pt" fo:language="es" fo:country="AR" style:text-underline-style="none" fo:font-weight="normal" officeooo:rsid="04aaa8e6" style:font-size-asian="8pt" style:font-weight-asian="normal" style:font-size-complex="8pt" style:font-weight-complex="normal"/>
    </style:style>
    <style:style style:name="T388"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389"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390"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391"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392"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393"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394"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395"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396"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397" style:family="text">
      <style:text-properties style:text-line-through-style="none" style:text-line-through-type="none" style:font-name="Verdana" fo:font-size="8pt" fo:language="es" fo:country="AR" style:text-underline-style="none" fo:font-weight="normal" officeooo:rsid="03bc2cce" style:font-size-asian="8pt" style:font-weight-asian="normal" style:font-size-complex="8pt" style:font-weight-complex="normal"/>
    </style:style>
    <style:style style:name="T398" style:family="text">
      <style:text-properties style:text-line-through-style="none" style:text-line-through-type="none" fo:language="es" fo:country="AR" style:text-underline-style="none" fo:font-weight="normal" officeooo:rsid="02808eb7" style:font-weight-asian="normal" style:font-weight-complex="normal"/>
    </style:style>
    <style:style style:name="T399" style:family="text">
      <style:text-properties style:text-line-through-style="none" style:text-line-through-type="none" fo:language="es" fo:country="AR" style:text-underline-style="none" fo:font-weight="normal" officeooo:rsid="046955c3" style:font-weight-asian="normal" style:font-weight-complex="normal"/>
    </style:style>
    <style:style style:name="T400" style:family="text">
      <style:text-properties style:text-line-through-style="none" style:text-line-through-type="none" fo:language="es" fo:country="AR" style:text-underline-style="none" fo:font-weight="normal" officeooo:rsid="027daefc" style:font-weight-asian="normal" style:font-weight-complex="normal"/>
    </style:style>
    <style:style style:name="T401" style:family="text">
      <style:text-properties style:text-line-through-style="none" style:text-line-through-type="none" fo:language="es" fo:country="AR" style:text-underline-style="none" fo:font-weight="normal" officeooo:rsid="027f3416" style:font-weight-asian="normal" style:font-weight-complex="normal"/>
    </style:style>
    <style:style style:name="T402" style:family="text">
      <style:text-properties officeooo:rsid="026e2b61"/>
    </style:style>
    <style:style style:name="T403" style:family="text">
      <style:text-properties officeooo:rsid="02722dad"/>
    </style:style>
    <style:style style:name="T404" style:family="text">
      <style:text-properties officeooo:rsid="0273fcce"/>
    </style:style>
    <style:style style:name="T405" style:family="text">
      <style:text-properties officeooo:rsid="0276482f"/>
    </style:style>
    <style:style style:name="T406" style:family="text">
      <style:text-properties officeooo:rsid="027f3416"/>
    </style:style>
    <style:style style:name="T407" style:family="text">
      <style:text-properties officeooo:rsid="02868f04"/>
    </style:style>
    <style:style style:name="T408" style:family="text">
      <style:text-properties officeooo:rsid="028e9eca"/>
    </style:style>
    <style:style style:name="T409" style:family="text">
      <style:text-properties officeooo:rsid="0295471c"/>
    </style:style>
    <style:style style:name="T410" style:family="text">
      <style:text-properties officeooo:rsid="0296436a"/>
    </style:style>
    <style:style style:name="T411" style:family="text">
      <style:text-properties officeooo:rsid="029c57ce"/>
    </style:style>
    <style:style style:name="T412" style:family="text">
      <style:text-properties officeooo:rsid="02a22ae3"/>
    </style:style>
    <style:style style:name="T413" style:family="text">
      <style:text-properties officeooo:rsid="02a5f5c0"/>
    </style:style>
    <style:style style:name="T414" style:family="text">
      <style:text-properties officeooo:rsid="02a74c43"/>
    </style:style>
    <style:style style:name="T415" style:family="text">
      <style:text-properties officeooo:rsid="02aab324"/>
    </style:style>
    <style:style style:name="T416" style:family="text">
      <style:text-properties officeooo:rsid="02abd21b"/>
    </style:style>
    <style:style style:name="T417" style:family="text">
      <style:text-properties officeooo:rsid="02b4de2a"/>
    </style:style>
    <style:style style:name="T418" style:family="text">
      <style:text-properties fo:font-style="italic" style:font-style-asian="italic" style:font-style-complex="italic"/>
    </style:style>
    <style:style style:name="T419" style:family="text">
      <style:text-properties fo:font-style="italic" officeooo:rsid="01a30cc6" style:font-style-asian="italic" style:font-style-complex="italic"/>
    </style:style>
    <style:style style:name="T420" style:family="text">
      <style:text-properties fo:font-style="italic" officeooo:rsid="0244b3b6" style:font-style-asian="italic" style:font-style-complex="italic"/>
    </style:style>
    <style:style style:name="T421" style:family="text">
      <style:text-properties fo:font-style="italic" fo:font-weight="normal" style:font-style-asian="italic" style:font-weight-asian="normal" style:font-style-complex="italic" style:font-weight-complex="normal"/>
    </style:style>
    <style:style style:name="T422" style:family="text">
      <style:text-properties fo:font-style="italic" fo:font-weight="normal" officeooo:rsid="01a30cc6" style:font-style-asian="italic" style:font-weight-asian="normal" style:font-style-complex="italic" style:font-weight-complex="normal"/>
    </style:style>
    <style:style style:name="T423" style:family="text">
      <style:text-properties officeooo:rsid="02bf3365"/>
    </style:style>
    <style:style style:name="T424" style:family="text">
      <style:text-properties officeooo:rsid="02c06c09"/>
    </style:style>
    <style:style style:name="T425" style:family="text">
      <style:text-properties officeooo:rsid="02c4c60d"/>
    </style:style>
    <style:style style:name="T426" style:family="text">
      <style:text-properties officeooo:rsid="02dea5e9"/>
    </style:style>
    <style:style style:name="T427" style:family="text">
      <style:text-properties officeooo:rsid="02e775b3"/>
    </style:style>
    <style:style style:name="T428" style:family="text">
      <style:text-properties officeooo:rsid="02f12888"/>
    </style:style>
    <style:style style:name="T429" style:family="text">
      <style:text-properties officeooo:rsid="030b2ac2"/>
    </style:style>
    <style:style style:name="T430" style:family="text">
      <style:text-properties officeooo:rsid="03153a91"/>
    </style:style>
    <style:style style:name="T431" style:family="text">
      <style:text-properties officeooo:rsid="031f5e11"/>
    </style:style>
    <style:style style:name="T432" style:family="text">
      <style:text-properties officeooo:rsid="03293706"/>
    </style:style>
    <style:style style:name="T433" style:family="text">
      <style:text-properties officeooo:rsid="032a1d90"/>
    </style:style>
    <style:style style:name="T434" style:family="text">
      <style:text-properties officeooo:rsid="0338e22a"/>
    </style:style>
    <style:style style:name="T435" style:family="text">
      <style:text-properties officeooo:rsid="03517743"/>
    </style:style>
    <style:style style:name="T436" style:family="text">
      <style:text-properties officeooo:rsid="0351d1b4"/>
    </style:style>
    <style:style style:name="T437" style:family="text">
      <style:text-properties officeooo:rsid="0356aa0e"/>
    </style:style>
    <style:style style:name="T438" style:family="text">
      <style:text-properties officeooo:rsid="035aace0"/>
    </style:style>
    <style:style style:name="T439" style:family="text">
      <style:text-properties officeooo:rsid="035cd50e"/>
    </style:style>
    <style:style style:name="T440" style:family="text">
      <style:text-properties style:text-position="sub 75%" officeooo:rsid="02abd21b"/>
    </style:style>
    <style:style style:name="T441" style:family="text">
      <style:text-properties officeooo:rsid="0363ea94"/>
    </style:style>
    <style:style style:name="T442" style:family="text">
      <style:text-properties officeooo:rsid="03654f45"/>
    </style:style>
    <style:style style:name="T443" style:family="text">
      <style:text-properties officeooo:rsid="036748b4"/>
    </style:style>
    <style:style style:name="T444" style:family="text">
      <style:text-properties officeooo:rsid="0370e4bd"/>
    </style:style>
    <style:style style:name="T445" style:family="text">
      <style:text-properties officeooo:rsid="0371fbdc"/>
    </style:style>
    <style:style style:name="T446" style:family="text">
      <style:text-properties officeooo:rsid="037d769c"/>
    </style:style>
    <style:style style:name="T447" style:family="text">
      <style:text-properties officeooo:rsid="038a1290"/>
    </style:style>
    <style:style style:name="T448" style:family="text">
      <style:text-properties officeooo:rsid="038d22d3"/>
    </style:style>
    <style:style style:name="T449" style:family="text">
      <style:text-properties officeooo:rsid="03974f29"/>
    </style:style>
    <style:style style:name="T450" style:family="text">
      <style:text-properties officeooo:rsid="039998a7"/>
    </style:style>
    <style:style style:name="T451" style:family="text">
      <style:text-properties officeooo:rsid="039a6016"/>
    </style:style>
    <style:style style:name="T452" style:family="text">
      <style:text-properties officeooo:rsid="039a7cf1"/>
    </style:style>
    <style:style style:name="T453" style:family="text">
      <style:text-properties officeooo:rsid="039c565a"/>
    </style:style>
    <style:style style:name="T454" style:family="text">
      <style:text-properties officeooo:rsid="03a3bb42"/>
    </style:style>
    <style:style style:name="T455" style:family="text">
      <style:text-properties officeooo:rsid="03a64669"/>
    </style:style>
    <style:style style:name="T456" style:family="text">
      <style:text-properties officeooo:rsid="03aa1680"/>
    </style:style>
    <style:style style:name="T457" style:family="text">
      <style:text-properties officeooo:rsid="03abb1a1"/>
    </style:style>
    <style:style style:name="T458" style:family="text">
      <style:text-properties officeooo:rsid="03b378a9"/>
    </style:style>
    <style:style style:name="T459" style:family="text">
      <style:text-properties officeooo:rsid="03b54d8c"/>
    </style:style>
    <style:style style:name="T460" style:family="text">
      <style:text-properties officeooo:rsid="032ae979"/>
    </style:style>
    <style:style style:name="T461" style:family="text">
      <style:text-properties officeooo:rsid="03b99969"/>
    </style:style>
    <style:style style:name="T462" style:family="text">
      <style:text-properties officeooo:rsid="03bad314"/>
    </style:style>
    <style:style style:name="T463" style:family="text">
      <style:text-properties officeooo:rsid="03c065f3"/>
    </style:style>
    <style:style style:name="T464" style:family="text">
      <style:text-properties officeooo:rsid="035a4752"/>
    </style:style>
    <style:style style:name="T465" style:family="text">
      <style:text-properties officeooo:rsid="035d5d5e"/>
    </style:style>
    <style:style style:name="T466" style:family="text">
      <style:text-properties officeooo:rsid="03c73674"/>
    </style:style>
    <style:style style:name="T467" style:family="text">
      <style:text-properties officeooo:rsid="03dac60b"/>
    </style:style>
    <style:style style:name="T468" style:family="text">
      <style:text-properties officeooo:rsid="03e3051a"/>
    </style:style>
    <style:style style:name="T469" style:family="text">
      <style:text-properties officeooo:rsid="03e3c662"/>
    </style:style>
    <style:style style:name="T470" style:family="text">
      <style:text-properties officeooo:rsid="03f48d9f"/>
    </style:style>
    <style:style style:name="T471" style:family="text">
      <style:text-properties fo:font-style="normal" style:font-style-asian="normal" style:font-style-complex="normal"/>
    </style:style>
    <style:style style:name="T472" style:family="text">
      <style:text-properties fo:font-style="normal" officeooo:rsid="03f862a9" style:font-style-asian="normal" style:font-style-complex="normal"/>
    </style:style>
    <style:style style:name="T473" style:family="text">
      <style:text-properties fo:font-style="normal" officeooo:rsid="02bf8be2" style:font-style-asian="normal" style:font-style-complex="normal"/>
    </style:style>
    <style:style style:name="T474" style:family="text">
      <style:text-properties fo:font-style="normal" fo:font-weight="bold" officeooo:rsid="037d769c" style:font-style-asian="normal" style:font-weight-asian="bold" style:font-style-complex="normal" style:font-weight-complex="bold"/>
    </style:style>
    <style:style style:name="T475" style:family="text">
      <style:text-properties officeooo:rsid="040aae6b"/>
    </style:style>
    <style:style style:name="T476" style:family="text">
      <style:text-properties officeooo:rsid="040ada56"/>
    </style:style>
    <style:style style:name="T477" style:family="text">
      <style:text-properties officeooo:rsid="0424a4c1"/>
    </style:style>
    <style:style style:name="T478" style:family="text">
      <style:text-properties officeooo:rsid="04265a4e"/>
    </style:style>
    <style:style style:name="T479" style:family="text">
      <style:text-properties officeooo:rsid="0427b47e"/>
    </style:style>
    <style:style style:name="T480" style:family="text">
      <style:text-properties officeooo:rsid="042b403c"/>
    </style:style>
    <style:style style:name="T481" style:family="text">
      <style:text-properties officeooo:rsid="044b963d"/>
    </style:style>
    <style:style style:name="T482" style:family="text">
      <style:text-properties officeooo:rsid="044ba881"/>
    </style:style>
    <style:style style:name="T483" style:family="text">
      <style:text-properties officeooo:rsid="044fa931"/>
    </style:style>
    <style:style style:name="T484" style:family="text">
      <style:text-properties officeooo:rsid="045441fa"/>
    </style:style>
    <style:style style:name="T485" style:family="text">
      <style:text-properties officeooo:rsid="045b5cdf"/>
    </style:style>
    <style:style style:name="T486" style:family="text">
      <style:text-properties officeooo:rsid="045d447b"/>
    </style:style>
    <style:style style:name="T487" style:family="text">
      <style:text-properties officeooo:rsid="046bed2c"/>
    </style:style>
    <style:style style:name="T488" style:family="text">
      <style:text-properties officeooo:rsid="0482a985"/>
    </style:style>
    <style:style style:name="T489" style:family="text">
      <style:text-properties officeooo:rsid="04840ee2"/>
    </style:style>
    <style:style style:name="T490" style:family="text">
      <style:text-properties officeooo:rsid="04905689"/>
    </style:style>
    <style:style style:name="T491" style:family="text">
      <style:text-properties officeooo:rsid="04a8ded5"/>
    </style:style>
    <style:style style:name="T492" style:family="text">
      <style:text-properties officeooo:rsid="04b6e323"/>
    </style:style>
    <style:style style:name="T493" style:family="text">
      <style:text-properties officeooo:rsid="04c53d07"/>
    </style:style>
    <style:style style:name="T494" style:family="text">
      <style:text-properties officeooo:rsid="04d31a18"/>
    </style:style>
    <style:style style:name="T495" style:family="text">
      <style:text-properties officeooo:rsid="04d9f91d"/>
    </style:style>
    <style:style style:name="T496" style:family="text">
      <style:text-properties officeooo:rsid="04defd2f"/>
    </style:style>
    <style:style style:name="T497" style:family="text">
      <style:text-properties officeooo:rsid="04e006d8"/>
    </style:style>
    <style:style style:name="T498" style:family="text">
      <style:text-properties officeooo:rsid="04e17d03"/>
    </style:style>
    <style:style style:name="T499" style:family="text">
      <style:text-properties officeooo:rsid="04e3fac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text:span text:style-name="T343">P</text:span><text:span text:style-name="T344">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5"><text:a xlink:type="simple" xlink:href="#__RefHeading___Toc1953_1517836174" text:style-name="Index_20_Link" text:visited-style-name="Index_20_Link">Introduction<text:tab/>2</text:a></text:p>
          <text:p text:style-name="P185"><text:a xlink:type="simple" xlink:href="#__RefHeading___Toc1955_1517836174" text:style-name="Index_20_Link" text:visited-style-name="Index_20_Link">PEG grammars<text:tab/>2</text:a></text:p>
          <text:p text:style-name="P185"><text:a xlink:type="simple" xlink:href="#__RefHeading___Toc2538_585490205" text:style-name="Index_20_Link" text:visited-style-name="Index_20_Link">Basic parsing expressions<text:tab/>2</text:a></text:p>
          <text:p text:style-name="P186"><text:a xlink:type="simple" xlink:href="#__RefHeading___Toc2542_585490205" text:style-name="Index_20_Link" text:visited-style-name="Index_20_Link"><text:span text:style-name="T471">Lexical primitives</text:span></text:a><text:a xlink:type="simple" xlink:href="#__RefHeading___Toc2542_585490205" text:style-name="Index_20_Link" text:visited-style-name="Index_20_Link"><text:tab/>2</text:a></text:p>
          <text:p text:style-name="P186"><text:a xlink:type="simple" xlink:href="#__RefHeading___Toc3017_3456892798" text:style-name="Index_20_Link" text:visited-style-name="Index_20_Link">User-defined literals<text:tab/>2</text:a></text:p>
          <text:p text:style-name="P186"><text:a xlink:type="simple" xlink:href="#__RefHeading___Toc2544_585490205" text:style-name="Index_20_Link" text:visited-style-name="Index_20_Link">Rules<text:tab/>3</text:a></text:p>
          <text:p text:style-name="P186"><text:a xlink:type="simple" xlink:href="#__RefHeading___Toc2546_585490205" text:style-name="Index_20_Link" text:visited-style-name="Index_20_Link"><text:span text:style-name="T471">Embedded actions</text:span></text:a><text:a xlink:type="simple" xlink:href="#__RefHeading___Toc2546_585490205" text:style-name="Index_20_Link" text:visited-style-name="Index_20_Link"><text:tab/>3</text:a></text:p>
          <text:p text:style-name="P186"><text:a xlink:type="simple" xlink:href="#__RefHeading___Toc2548_585490205" text:style-name="Index_20_Link" text:visited-style-name="Index_20_Link">Semantic predicates<text:tab/>3</text:a></text:p>
          <text:p text:style-name="P185"><text:a xlink:type="simple" xlink:href="#__RefHeading___Toc2540_585490205" text:style-name="Index_20_Link" text:visited-style-name="Index_20_Link">Compound expressions<text:tab/>3</text:a></text:p>
          <text:p text:style-name="P186"><text:a xlink:type="simple" xlink:href="#__RefHeading___Toc2550_585490205" text:style-name="Index_20_Link" text:visited-style-name="Index_20_Link">Text capture<text:tab/>3</text:a></text:p>
          <text:p text:style-name="P186"><text:a xlink:type="simple" xlink:href="#__RefHeading___Toc2552_585490205" text:style-name="Index_20_Link" text:visited-style-name="Index_20_Link">Repetition<text:tab/>3</text:a></text:p>
          <text:p text:style-name="P186"><text:a xlink:type="simple" xlink:href="#__RefHeading___Toc2783_585490205" text:style-name="Index_20_Link" text:visited-style-name="Index_20_Link"><text:span text:style-name="T471">S</text:span></text:a><text:a xlink:type="simple" xlink:href="#__RefHeading___Toc2783_585490205" text:style-name="Index_20_Link" text:visited-style-name="Index_20_Link"><text:span text:style-name="T471">yntactic predicates</text:span></text:a><text:a xlink:type="simple" xlink:href="#__RefHeading___Toc2783_585490205" text:style-name="Index_20_Link" text:visited-style-name="Index_20_Link"><text:tab/>3</text:a></text:p>
          <text:p text:style-name="P186"><text:a xlink:type="simple" xlink:href="#__RefHeading___Toc2916_3464089631" text:style-name="Index_20_Link" text:visited-style-name="Index_20_Link"><text:span text:style-name="T471">Sequence</text:span></text:a><text:a xlink:type="simple" xlink:href="#__RefHeading___Toc2916_3464089631" text:style-name="Index_20_Link" text:visited-style-name="Index_20_Link"><text:tab/>4</text:a></text:p>
          <text:p text:style-name="P186"><text:a xlink:type="simple" xlink:href="#__RefHeading___Toc2558_585490205" text:style-name="Index_20_Link" text:visited-style-name="Index_20_Link"><text:span text:style-name="T471">Attachment</text:span></text:a><text:a xlink:type="simple" xlink:href="#__RefHeading___Toc2558_585490205" text:style-name="Index_20_Link" text:visited-style-name="Index_20_Link"><text:tab/>4</text:a></text:p>
          <text:p text:style-name="P186"><text:a xlink:type="simple" xlink:href="#__RefHeading___Toc2560_585490205" text:style-name="Index_20_Link" text:visited-style-name="Index_20_Link">Ordered choice<text:tab/>4</text:a></text:p>
          <text:p text:style-name="P186"><text:a xlink:type="simple" xlink:href="#__RefHeading___Toc2893_585490205" text:style-name="Index_20_Link" text:visited-style-name="Index_20_Link">Operator priorities<text:tab/>4</text:a></text:p>
          <text:p text:style-name="P185"><text:a xlink:type="simple" xlink:href="#__RefHeading___Toc2460_1285663837" text:style-name="Index_20_Link" text:visited-style-name="Index_20_Link">A simple example<text:tab/>4</text:a></text:p>
          <text:p text:style-name="P185"><text:a xlink:type="simple" xlink:href="#__RefHeading___Toc3019_3456892798" text:style-name="Index_20_Link" text:visited-style-name="Index_20_Link">A calculator<text:tab/>6</text:a></text:p>
          <text:p text:style-name="P185"><text:a xlink:type="simple" xlink:href="#__RefHeading___Toc3021_3456892798" text:style-name="Index_20_Link" text:visited-style-name="Index_20_Link">Implicit basic expressions<text:tab/>7</text:a></text:p>
          <text:p text:style-name="P185"><text:a xlink:type="simple" xlink:href="#__RefHeading___Toc1959_1517836174" text:style-name="Index_20_Link" text:visited-style-name="Index_20_Link">The rules<text:tab/>7</text:a></text:p>
          <text:p text:style-name="P185"><text:a xlink:type="simple" xlink:href="#__RefHeading___Toc3592_3593262235" text:style-name="Index_20_Link" text:visited-style-name="Index_20_Link">Left recursion<text:tab/>7</text:a></text:p>
          <text:p text:style-name="P185"><text:a xlink:type="simple" xlink:href="#__RefHeading___Toc1963_1517836174" text:style-name="Index_20_Link" text:visited-style-name="Index_20_Link">Parsing a grammar<text:tab/>7</text:a></text:p>
          <text:p text:style-name="P185"><text:a xlink:type="simple" xlink:href="#__RefHeading___Toc2462_1285663837" text:style-name="Index_20_Link" text:visited-style-name="Index_20_Link">The value stack<text:tab/>8</text:a></text:p>
          <text:p text:style-name="P186"><text:a xlink:type="simple" xlink:href="#__RefHeading___Toc3023_3456892798" text:style-name="Index_20_Link" text:visited-style-name="Index_20_Link">The value_stack class<text:tab/>8</text:a></text:p>
          <text:p text:style-name="P186"><text:a xlink:type="simple" xlink:href="#__RefHeading___Toc3033_3456892798" text:style-name="Index_20_Link" text:visited-style-name="Index_20_Link">Variant value stacks - the var class<text:tab/>8</text:a></text:p>
          <text:p text:style-name="P185"><text:a xlink:type="simple" xlink:href="#__RefHeading___Toc1975_1517836174" text:style-name="Index_20_Link" text:visited-style-name="Index_20_Link">Action and semantic predicate macros<text:tab/>9</text:a></text:p>
          <text:p text:style-name="P185"><text:a xlink:type="simple" xlink:href="#__RefHeading___Toc1983_1517836174" text:style-name="Index_20_Link" text:visited-style-name="Index_20_Link">The Parser class<text:tab/>10</text:a></text:p>
          <text:p text:style-name="P186"><text:a xlink:type="simple" xlink:href="#__RefHeading___Toc1985_1517836174" text:style-name="Index_20_Link" text:visited-style-name="Index_20_Link">An example using the Parser class<text:tab/>11</text:a></text:p>
          <text:p text:style-name="P185"><text:a xlink:type="simple" xlink:href="#__RefHeading___Toc2920_3464089631" text:style-name="Index_20_Link" text:visited-style-name="Index_20_Link">Checking a grammar<text:tab/>11</text:a></text:p>
          <text:p text:style-name="P185"><text:a xlink:type="simple" xlink:href="#__RefHeading___Toc1981_1517836174" text:style-name="Index_20_Link" text:visited-style-name="Index_20_Link">Unicode support<text:tab/>12</text:a></text:p>
        </text:index-body>
      </text:table-of-content>
      <text:h text:style-name="P187" text:outline-level="1"/>
      <text:h text:style-name="P191" text:outline-level="1"><text:bookmark-start text:name="__RefHeading___Toc1953_1517836174"/>Introduction <text:bookmark-end text:name="__RefHeading___Toc1953_1517836174"/></text:h>
      <text:p text:style-name="P159">PEG (Parsing Expression Grammar) <text:span text:style-name="T29">is a formalism for describing recursive descent parsers with unlimited lookahead and backtracking. </text:span><text:span text:style-name="T96">The theory </text:span><text:span text:style-name="T99">of PEGs </text:span><text:span text:style-name="T96">can be </text:span><text:span text:style-name="T101">found</text:span><text:span text:style-name="T96"> in </text:span><text:span text:style-name="T97">Wikipedia </text:span><text:span text:style-name="T98">or in Bryan Ford’s original paper:</text:span></text:p>
      <text:p text:style-name="P140"><text:s/></text:p>
      <text:p text:style-name="P159"><text:a xlink:type="simple" xlink:href="https://en.wikipedia.org/wiki/Parsing_expression_grammar" text:style-name="Internet_20_link" text:visited-style-name="Visited_20_Internet_20_Link"><text:span text:style-name="T97">https://en.wikipedia.org/wiki/Parsing_expression_grammar</text:span></text:a></text:p>
      <text:p text:style-name="P159"><text:a xlink:type="simple" xlink:href="http://bford.info/pub/lang/peg.pdf" text:style-name="Internet_20_link" text:visited-style-name="Visited_20_Internet_20_Link"><text:span text:style-name="T98">http://bford.info/pub/lang/peg.pdf</text:span></text:a><text:span text:style-name="T98">. </text:span></text:p>
      <text:p text:style-name="P140"/>
      <text:p text:style-name="P215"><text:span text:style-name="T185">Although they might look superficially similar, </text:span><text:span text:style-name="T186">PEGs are different from CFGs (context-free grammars). </text:span><text:span text:style-name="T187">CF</text:span><text:span text:style-name="T186">G</text:span><text:span text:style-name="T187">s are declarative and f</text:span><text:span text:style-name="T231">requently</text:span><text:span text:style-name="T187"> ambiguous, while PEGs are imperative and unambigous.</text:span></text:p>
      <text:p text:style-name="P215"><text:span text:style-name="T187"/></text:p>
      <text:p text:style-name="P215"><text:span text:style-name="T188">YACC is a popular CFG compiler that takes a CFG written in BNF (Backus-Naur form) with embedded actions and generates a parser in C.</text:span></text:p>
      <text:p text:style-name="P144"/>
      <text:p text:style-name="P144">LEG, by Ian Piumarta, is a similar tool that takes a PEG written <text:span text:style-name="T457">in </text:span>a formalism similar to EBNF (extended Backus-Naur form) with embedded actions and generates a parser in C.</text:p>
      <text:p text:style-name="Standard"/>
      <text:p text:style-name="Standard"><text:span text:style-name="T90">PEGPP is i</text:span>nspired <text:span text:style-name="T42">by</text:span> LEG, <text:span text:style-name="T402">but it is a library, not a compiler</text:span>. <text:s/>PEG<text:span text:style-name="T466">PP</text:span> grammars <text:span text:style-name="T466">are </text:span>C++ code and <text:span text:style-name="T466">are </text:span>pars<text:span text:style-name="T466">ed without in</text:span>termediate <text:span text:style-name="T456">compilation</text:span>. <text:span text:style-name="T466">PEGPP uses </text:span><text:span text:style-name="T111">overloaded </text:span><text:span text:style-name="T128">C++</text:span><text:span text:style-name="T110"> </text:span><text:span text:style-name="T111">operators </text:span><text:span text:style-name="T128">to emulate LEG’s formalism</text:span><text:span text:style-name="T111">. T</text:span><text:span text:style-name="T110">he resulting </text:span><text:span text:style-name="T111">code</text:span><text:span text:style-name="T110"> resemble</text:span><text:span text:style-name="T111">s</text:span><text:span text:style-name="T110"> </text:span><text:span text:style-name="T128">LEG</text:span><text:span text:style-name="T111"> closely enough that</text:span><text:span text:style-name="T110"> </text:span><text:span text:style-name="T111">LEG grammars can be translated to P</text:span><text:span text:style-name="T128">EGPP</text:span><text:span text:style-name="T111"> almost mechanically. </text:span><text:span text:style-name="T110">The</text:span><text:span text:style-name="T429"> way of handling the value stack was inspired by YACC.</text:span></text:p>
      <text:p text:style-name="P145"/>
      <text:p text:style-name="P152"><text:span text:style-name="T93">Th</text:span><text:span text:style-name="T94">e</text:span><text:span text:style-name="T93"> library is a single header file (peg.h) </text:span><text:span text:style-name="T100">and</text:span><text:span text:style-name="T95"> requires C++1</text:span><text:span text:style-name="T102">7</text:span><text:span text:style-name="T93">.</text:span></text:p>
      <text:h text:style-name="P188" text:outline-level="1"><text:bookmark-start text:name="__RefHeading___Toc1955_1517836174"/><text:span text:style-name="T335">P</text:span><text:span text:style-name="T334">EG </text:span><text:span text:style-name="T336">grammar</text:span><text:span text:style-name="T337">s</text:span><text:bookmark-end text:name="__RefHeading___Toc1955_1517836174"/></text:h>
      <text:p text:style-name="P138">A PEG grammar is a set o<text:span text:style-name="T372">f</text:span> rules <text:span text:style-name="T370">(non-terminals)</text:span>. Each rule is assigned a parsing expression, <text:span text:style-name="T408">or just “expression”, for short:</text:span></text:p>
      <text:p text:style-name="P141"/>
      <text:p text:style-name="P158"><text:tab/><text:span text:style-name="T416">rule</text:span><text:span text:style-name="T440">1</text:span><text:span text:style-name="T416"> = expression</text:span><text:span text:style-name="T440">1</text:span><text:span text:style-name="T416">;</text:span></text:p>
      <text:p text:style-name="P158"><text:tab/><text:span text:style-name="T416">rule</text:span><text:span text:style-name="T440">2</text:span><text:span text:style-name="T416"> = expression</text:span><text:span text:style-name="T440">2</text:span><text:span text:style-name="T416">;</text:span></text:p>
      <text:p text:style-name="P158"><text:tab/>... </text:p>
      <text:p text:style-name="P158"><text:tab/></text:p>
      <text:p text:style-name="P142"><text:span text:style-name="T446">A</text:span> PEG parser tries to match its input against one of the rules, selected as the <text:span text:style-name="T418">start rule</text:span>. Parsing a rule means parsing the expression assigned to it. <text:span text:style-name="T441">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138"/>
      <text:h text:style-name="P192" text:outline-level="1"><text:bookmark-start text:name="__RefHeading___Toc2538_585490205"/>Basic parsing expressions<text:bookmark-end text:name="__RefHeading___Toc2538_585490205"/></text:h>
      <text:h text:style-name="P193" text:outline-level="1"/>
      <text:p text:style-name="P147">These are the basic parsing expressions:</text:p>
      <text:p text:style-name="P138"/>
      <text:list xml:id="list3031274177" text:style-name="L1">
        <text:list-item>
          <text:p text:style-name="P209">Lexical primitives</text:p>
        </text:list-item>
        <text:list-item>
          <text:p text:style-name="P210">Rules</text:p>
        </text:list-item>
        <text:list-item>
          <text:p text:style-name="P211"><text:span text:style-name="T413">E</text:span>mbedded action<text:span text:style-name="T413">s</text:span></text:p>
        </text:list-item>
        <text:list-item>
          <text:p text:style-name="P211"><text:span text:style-name="T413">S</text:span>emantic predicate<text:span text:style-name="T413">s</text:span></text:p>
        </text:list-item>
      </text:list>
      <text:h text:style-name="Heading_20_2" text:outline-level="2"><text:bookmark-start text:name="__RefHeading___Toc2542_585490205"/><text:span text:style-name="T474">Lexical primitives</text:span> <text:bookmark-end text:name="__RefHeading___Toc2542_585490205"/></text:h>
      <text:p text:style-name="P155"><text:span text:style-name="T159">Lexical primitives </text:span><text:span text:style-name="T99">match some </text:span><text:span text:style-name="T171">simple</text:span><text:span text:style-name="T99"> input patterns. </text:span><text:span text:style-name="T172">They are g</text:span><text:span text:style-name="T170">enerated </text:span><text:span text:style-name="T172">by calling some functions. </text:span><text:span text:style-name="T170">When parsing, <text:s/>they read</text:span><text:span text:style-name="T172"> input and try to match one character or a sequence of characters. </text:span><text:span text:style-name="T99">If they parse successfully they </text:span><text:span text:style-name="T173">advance the input pointer over the matched </text:span><text:span text:style-name="T99">input. </text:span><text:span text:style-name="T140">Otherwise they leave the input pointer untouched. </text:span></text:p>
      <text:p text:style-name="P135"/>
      <text:p text:style-name="P25"><text:span text:style-name="T421">Any()</text:span> matches any cha<text:span text:style-name="T77">r</text:span>acter. It <text:span text:style-name="T415">only </text:span>fails when <text:span text:style-name="T415">no character can be read, i.e. at end of file</text:span>.</text:p>
      <text:p text:style-name="P25"/>
      <text:p text:style-name="P23"><text:span text:style-name="T422">Lit</text:span><text:span text:style-name="T421">(c)</text:span> <text:span text:style-name="T369">matches a single character c</text:span>. </text:p>
      <text:p text:style-name="P22"/>
      <text:p text:style-name="P24"><text:span text:style-name="T419">Lit</text:span><text:span text:style-name="T418">(s)</text:span> matches the <text:span text:style-name="T369">character sequence in string </text:span>s.</text:p>
      <text:p text:style-name="P24"/>
      <text:p text:style-name="P226"><text:span text:style-name="T279">Ccl(s)</text:span><text:span text:style-name="T232"> </text:span><text:span text:style-name="T233">matches any </text:span><text:span text:style-name="T235">of the </text:span><text:span text:style-name="T233">character</text:span><text:span text:style-name="T235">s</text:span><text:span text:style-name="T233"> in string s. Ccl(“ \t\r\n\f”) may be a definition of white space. </text:span><text:span text:style-name="T235">When placed between two other characters,</text:span><text:span text:style-name="T233"> – </text:span><text:span text:style-name="T231">define</text:span><text:span text:style-name="T235">s a range.</text:span><text:span text:style-name="T233"> Ccl(“0-9”) is the class of decimal digits. If s begins with ^, the class is complemented or negated </text:span><text:span text:style-name="T231">and contains the characters</text:span><text:span text:style-name="T233"> </text:span><text:span text:style-name="T280">not</text:span><text:span text:style-name="T234"> included in t</text:span><text:span text:style-name="T231">he rest of s</text:span><text:span text:style-name="T234">.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71">Lit(s), Lit(c) and Ccl(s) with literal arguments may be replaced by user-defined literals: </text:p>
      <text:p text:style-name="P71"/>
      <text:p text:style-name="P71"><text:tab/>“ab”_lit<text:tab/><text:tab/>is Lit(std::string(“ab”, 2))</text:p>
      <text:p text:style-name="P71"><text:tab/>‘c’_lit<text:tab/><text:tab/>is Lit(‘c’);</text:p>
      <text:p text:style-name="P71"><text:tab/>“a-z”_ccl<text:tab/>is Ccl(std::string(“a-z”, 3))</text:p>
      <text:p text:style-name="P71"/>
      <text:p text:style-name="P71">User-defined string literals allow embedded null characters. The<text:span text:style-name="T484">y a</text:span>re defined in inline namespace peg::literals.</text:p>
      <text:p text:style-name="P71"><text:soft-page-break/></text:p>
      <text:h text:style-name="P201" text:outline-level="2"><text:bookmark-start text:name="__RefHeading___Toc2544_585490205"/>Rules<text:bookmark-end text:name="__RefHeading___Toc2544_585490205"/></text:h>
      <text:p text:style-name="P92"><text:span text:style-name="T283">Rules</text:span><text:span text:style-name="T138"> </text:span><text:span text:style-name="T170">represent the expressions assigned to them</text:span><text:span text:style-name="T138">. </text:span><text:span text:style-name="T151">When a</text:span><text:span text:style-name="T139"> rule </text:span><text:span text:style-name="T151">is parsed it parses </text:span><text:span text:style-name="T139">i</text:span><text:span text:style-name="T170">ts</text:span><text:span text:style-name="T139"> expression,</text:span><text:span text:style-name="T150"> </text:span><text:span text:style-name="T139">s</text:span><text:span text:style-name="T140">et</text:span><text:span text:style-name="T150">ting</text:span><text:span text:style-name="T139"> the origin of indices into the value stack relative to the first </text:span><text:span text:style-name="T150">term in the </text:span><text:span text:style-name="T139">expression. More on t</text:span><text:span text:style-name="T159">he value stack</text:span><text:span text:style-name="T139"> later.</text:span></text:p>
      <text:h text:style-name="P205" text:outline-level="2"><text:bookmark-start text:name="__RefHeading___Toc2546_585490205"/><text:span text:style-name="T471">Embedded actions</text:span> <text:bookmark-end text:name="__RefHeading___Toc2546_585490205"/></text:h>
      <text:p text:style-name="P98"><text:span text:style-name="T159">Embedded actions </text:span><text:span text:style-name="T236">succeed without </text:span><text:span text:style-name="T174">consum</text:span><text:span text:style-name="T236">ing</text:span><text:span text:style-name="T174"> input</text:span><text:span text:style-name="T175">. The</text:span><text:span text:style-name="T220">y</text:span><text:span text:style-name="T175"> schedule actions</text:span><text:span text:style-name="T176"> together with their </text:span><text:span text:style-name="T177">respective </text:span><text:span text:style-name="T176">context</text:span><text:span text:style-name="T177">s</text:span><text:span text:style-name="T175">. I</text:span><text:span text:style-name="T176">f</text:span><text:span text:style-name="T175"> parsing succeeds, t</text:span><text:span text:style-name="T220">he</text:span><text:span text:style-name="T175"> actions m</text:span><text:span text:style-name="T176">ay be</text:span><text:span text:style-name="T175"> executed in the same order that they were scheduled and with the same context</text:span><text:span text:style-name="T177">s</text:span><text:span text:style-name="T175">. Actions scheduled during an unsuccessful parse are canceled when the parser backtracks. </text:span></text:p>
      <text:p text:style-name="P65"/>
      <text:p text:style-name="P26"><text:span text:style-name="T418">Do(</text:span><text:span text:style-name="T420">f</text:span><text:span text:style-name="T418">)</text:span> <text:span text:style-name="T371">s</text:span>chedules an action <text:span text:style-name="T368">f.</text:span> It takes an argument of type <text:span text:style-name="T31">std::function&lt;void()&gt;, </text:span>i.e. a function, function object or lambda <text:span text:style-name="T74">that takes</text:span> no arguments and <text:span text:style-name="T74">returns</text:span> nothing.</text:p>
      <text:h text:style-name="P202" text:outline-level="2"><text:bookmark-start text:name="__RefHeading___Toc2548_585490205"/>Semantic predicates<text:bookmark-end text:name="__RefHeading___Toc2548_585490205"/></text:h>
      <text:p text:style-name="P64"><text:span text:style-name="T472">Semantic predicates </text:span><text:span text:style-name="T371">d</text:span>o not consume input. <text:span text:style-name="T371">They execute actions during parsing, and fail or succeed depending on semantic conditions verified by these actions.</text:span></text:p>
      <text:p text:style-name="P63"/>
      <text:p text:style-name="P53"><text:span text:style-name="T277">Pred(</text:span><text:span text:style-name="T278">f</text:span><text:span text:style-name="T277">) </text:span><text:span text:style-name="T112">takes an argument of type std::function&lt;void(bool &amp;)&gt;, i.e. a function </text:span><text:span text:style-name="T236">or</text:span><text:span text:style-name="T112"> function object </text:span><text:span text:style-name="T236">that</text:span><text:span text:style-name="T112"> </text:span><text:span text:style-name="T113">receives</text:span><text:span text:style-name="T112"> a reference to a boolean variable and returns nothing. </text:span><text:span text:style-name="T114">When</text:span><text:span text:style-name="T112"> Pred(</text:span><text:span text:style-name="T129">f</text:span><text:span text:style-name="T112">) is </text:span><text:span text:style-name="T114">parsed, a boolean variable v is set to true and </text:span><text:span text:style-name="T236">then </text:span><text:span text:style-name="T114">f(v) is called. When f(v) returns Pred(</text:span><text:span text:style-name="T129">f</text:span><text:span text:style-name="T114">) succeeds if v is still true, or fails otherwise. </text:span><text:span text:style-name="T112">Pred(</text:span><text:span text:style-name="T101">f</text:span><text:span text:style-name="T112">) succeeds by default if </text:span><text:span text:style-name="T101">f</text:span><text:span text:style-name="T112"> i</text:span><text:span text:style-name="T225">gnores</text:span><text:span text:style-name="T115"> its argument</text:span><text:span text:style-name="T112">.</text:span></text:p>
      <text:p text:style-name="P30"/>
      <text:h text:style-name="P195" text:outline-level="1"><text:bookmark-start text:name="__RefHeading___Toc2540_585490205"/><text:span text:style-name="T339">C</text:span><text:span text:style-name="T338">ompound expressions</text:span><text:bookmark-end text:name="__RefHeading___Toc2540_585490205"/></text:h>
      <text:p text:style-name="P157"/>
      <text:p text:style-name="P157">If e, e1 and e2 are expressions, other expressions may be obtained by using some operators:</text:p>
      <text:p text:style-name="P143"/>
      <text:list xml:id="list192239876667246" text:continue-numbering="true" text:style-name="L1">
        <text:list-item>
          <text:p text:style-name="P220"><text:span text:style-name="T442">T</text:span>ext captur<text:span text:style-name="T443">e</text:span><text:tab/><text:tab/>--e <text:s text:c="3"/>e--</text:p>
        </text:list-item>
        <text:list-item>
          <text:p text:style-name="P221">Repetition<text:tab/><text:tab/>e[{n1, n2}] <text:s text:c="3"/>e[{n}] <text:s text:c="3"/>e[n] <text:s text:c="3"/>~e <text:s text:c="3"/>*e <text:s text:c="3"/>+e</text:p>
        </text:list-item>
        <text:list-item>
          <text:p text:style-name="P222"><text:span text:style-name="T442">S</text:span>yntactic pre<text:span text:style-name="T443">d</text:span>icate <text:tab/>&amp;e <text:s text:c="3"/>!e</text:p>
        </text:list-item>
        <text:list-item>
          <text:p text:style-name="P212"><text:span text:style-name="T442">S</text:span>equence <text:tab/><text:tab/>e1 &gt;&gt; e2</text:p>
        </text:list-item>
        <text:list-item>
          <text:p text:style-name="P213">Attachment <text:tab/><text:tab/>e1 ( e2 )</text:p>
        </text:list-item>
        <text:list-item>
          <text:p text:style-name="P212"><text:span text:style-name="T476">Ordered c</text:span>hoice<text:tab/><text:tab/>e1 | e2 </text:p>
        </text:list-item>
      </text:list>
      <text:h text:style-name="P202" text:outline-level="2"><text:bookmark-start text:name="__RefHeading___Toc2550_585490205"/>Text capture<text:bookmark-end text:name="__RefHeading___Toc2550_585490205"/></text:h>
      <text:p text:style-name="P125"><text:span text:style-name="T152">The expressions --e and e-- p</text:span><text:span text:style-name="T226">arse </text:span><text:span text:style-name="T152">e, </text:span><text:span text:style-name="T226">and if this succeeds </text:span><text:span text:style-name="T152">they capture the text </text:span><text:span text:style-name="T153">m</text:span><text:span text:style-name="T155">atched</text:span><text:span text:style-name="T153"> by </text:span><text:span text:style-name="T154">e.</text:span><text:span text:style-name="T226"> Otherwise, they fail without capturing</text:span><text:span text:style-name="T154">. The last captured text may be a</text:span><text:span text:style-name="T178">ccessed from</text:span><text:span text:style-name="T154"> Do() or Pred() actions following the capture. Captures may be nested. </text:span></text:p>
      <text:h text:style-name="P202" text:outline-level="2"><text:bookmark-start text:name="__RefHeading___Toc2552_585490205"/>Repetition<text:bookmark-end text:name="__RefHeading___Toc2552_585490205"/></text:h>
      <text:p text:style-name="P126"><text:span text:style-name="T130">T</text:span><text:span text:style-name="T167">hese expressions try to parse e some number of times.</text:span></text:p>
      <text:p text:style-name="P67"/>
      <text:p text:style-name="P230">~e<text:tab/><text:span text:style-name="T493">Optional e, tries to parse e once and succeeds</text:span>. <text:span text:style-name="T495">Same as e[{0, 1}].</text:span></text:p>
      <text:p text:style-name="P230"/>
      <text:p text:style-name="P231">*<text:span text:style-name="T410">e<text:tab/>Zero or more times e, tries to parse e as many times as possible and succeeds. Same as e[{0, 0}].</text:span></text:p>
      <text:p text:style-name="P231"/>
      <text:p text:style-name="P227"><text:span text:style-name="T161">+e<text:tab/></text:span><text:span text:style-name="T237">O</text:span><text:span text:style-name="T149">ne or more times e, </text:span><text:span text:style-name="T164">tries to parse e as many times as possible and succeeds if e is </text:span><text:span text:style-name="T161">parsed at least <text:tab/>once. </text:span><text:span text:style-name="T254">Same as e[{1, 0}].</text:span></text:p>
      <text:p text:style-name="P227"/>
      <text:p text:style-name="P228"><text:span text:style-name="T130">e[{n1, n2}] </text:span></text:p>
      <text:p text:style-name="P234"><text:span text:style-name="T130">T</text:span><text:span text:style-name="T131">ries to</text:span><text:span text:style-name="T130"> parse e no less than n1 and no more than n2 times. It succeeds if </text:span><text:span text:style-name="T132">e is parsed at least n1 times. </text:span><text:span text:style-name="T238">T</text:span><text:span text:style-name="T132">he parser keeps trying to parse e until a maximum of n2 times. If n2 i</text:span><text:span text:style-name="T237">s</text:span><text:span text:style-name="T132"> 0 there is no upper limit and the parser keeps trying to parse e a</text:span><text:span text:style-name="T133">s many times as possible</text:span><text:span text:style-name="T132">. </text:span></text:p>
      <text:p text:style-name="P235"/>
      <text:p text:style-name="P228"><text:span text:style-name="T132">e[{n}] </text:span><text:span text:style-name="T237">o</text:span><text:span text:style-name="T238">r</text:span><text:span text:style-name="T237"> </text:span><text:span text:style-name="T132">e[n]</text:span></text:p>
      <text:p text:style-name="P228"><text:span text:style-name="T132"><text:tab/></text:span><text:span text:style-name="T238">Shorthands for e[{n, n}]. If n is 0, same as *e. Otherwise it tries to parse e exactly n times.</text:span></text:p>
      <text:h text:style-name="P204" text:outline-level="2"><text:bookmark-start text:name="__RefHeading___Toc2783_585490205"/><text:span text:style-name="T285">S</text:span><text:span text:style-name="T286">yntactic predicates</text:span><text:bookmark-end text:name="__RefHeading___Toc2783_585490205"/></text:h>
      <text:p text:style-name="P90"><text:span text:style-name="T165">T</text:span><text:span text:style-name="T166">hese</text:span><text:span text:style-name="T160"> </text:span><text:span text:style-name="T161">are lookahead mechanisms that check </text:span><text:span text:style-name="T162">if</text:span><text:span text:style-name="T161"> some expression e can be parsed at the current point. </text:span><text:span text:style-name="T163">This is done by actually trying to parse e and backtracking if parsing succeeds, so that input eventually consumed by e is returned to the input </text:span><text:span text:style-name="T211">buffer </text:span><text:span text:style-name="T163">and actions eventually scheduled by e are canceled.</text:span></text:p>
      <text:p text:style-name="P27"/>
      <text:p text:style-name="P229"><text:span text:style-name="T239">&amp;e (“and-predicate”) </text:span><text:span text:style-name="T240">succeeds if e can be parsed at the current point. Note that t</text:span><text:span text:style-name="T238">his syntax overloads <text:s/></text:span><text:span text:style-name="T240"><text:s/>operator &amp;, so that &amp;e means “e can be parsed at this point” and not “the address of e”. In the unlikely case that the address of an expression is needed, use std::addressof.</text:span></text:p>
      <text:p text:style-name="P28"/>
      <text:p text:style-name="P29">!e (“not-predicate”) <text:span text:style-name="T30">succeeds if parsing e at the current point would fail. This kind of predicate is most frequently used as a stop condition. !Any() means</text:span> end of file.</text:p>
      <text:p text:style-name="P69"/>
      <text:h text:style-name="P206" text:outline-level="2"><text:bookmark-start text:name="__RefHeading___Toc2916_3464089631"/><text:soft-page-break/><text:span text:style-name="T471">Sequence</text:span> <text:bookmark-end text:name="__RefHeading___Toc2916_3464089631"/></text:h>
      <text:p text:style-name="P112"><text:span text:style-name="T141">I</text:span><text:span text:style-name="T142">n the original </text:span><text:span text:style-name="T143">LEG syntax sequences are built by concatenation. C++ syntax requires an operator to build a sequence, so &gt;&gt; was chosen. Parsing e1 &gt;&gt; e2 succeeds if both e1 and e2 are parsed successfully and in that order. If e1 fails, e2 is not t</text:span><text:span text:style-name="T144">ried</text:span><text:span text:style-name="T143">. </text:span></text:p>
      <text:h text:style-name="Heading_20_2" text:outline-level="2"><text:bookmark-start text:name="__RefHeading___Toc2558_585490205"/><text:span text:style-name="T473">Attachment</text:span> <text:bookmark-end text:name="__RefHeading___Toc2558_585490205"/></text:h>
      <text:p text:style-name="P110"><text:span text:style-name="T156">An attachment e1 ( e2 <text:s/>) parses like the sequence e1 &gt;&gt; e2, but e2 does </text:span><text:span text:style-name="T157">not </text:span><text:span text:style-name="T156">occupy any slots in the value stack. M</text:span><text:span text:style-name="T158">ore on the value stack</text:span><text:span text:style-name="T156"> later.</text:span></text:p>
      <text:h text:style-name="P202" text:outline-level="2"><text:bookmark-start text:name="__RefHeading___Toc2560_585490205"/><text:span text:style-name="T470">Ordered c</text:span>hoice<text:bookmark-end text:name="__RefHeading___Toc2560_585490205"/></text:h>
      <text:p text:style-name="P70">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text:p>
      <text:h text:style-name="Heading_20_2" text:outline-level="2"><text:bookmark-start text:name="__RefHeading___Toc2893_585490205"/><text:span text:style-name="T168">O</text:span><text:span text:style-name="T92">perator priorities</text:span><text:bookmark-end text:name="__RefHeading___Toc2893_585490205"/></text:h>
      <text:p text:style-name="P91"><text:span text:style-name="T146">Th</text:span><text:span text:style-name="T148">e</text:span><text:span text:style-name="T147">se are </text:span><text:span text:style-name="T146">the available operators </text:span><text:span text:style-name="T148">grouped by </text:span><text:span text:style-name="T146">decreasing order of priority:</text:span></text:p>
      <text:p text:style-name="P66"/>
      <text:list xml:id="list1571332682" text:style-name="L2">
        <text:list-item>
          <text:p text:style-name="P214"><text:span text:style-name="T424">e</text:span>-- <text:s text:c="3"/><text:span text:style-name="T424">e1(e2) <text:s text:c="3"/>e[{n1, n2}] <text:s text:c="3"/>e[{n}] <text:s text:c="3"/>e[n]</text:span></text:p>
        </text:list-item>
        <text:list-item>
          <text:p text:style-name="P214">--<text:span text:style-name="T424">e <text:s/></text:span><text:s text:c="2"/>&amp;<text:span text:style-name="T424">e <text:s text:c="3"/></text:span>!<text:span text:style-name="T424">e <text:s text:c="3"/></text:span>~<text:span text:style-name="T424">e <text:s text:c="3"/></text:span>*<text:span text:style-name="T424">e <text:s text:c="3"/></text:span>+<text:span text:style-name="T424">e</text:span></text:p>
        </text:list-item>
        <text:list-item>
          <text:p text:style-name="P214"><text:span text:style-name="T424">e1 </text:span>&gt;&gt; <text:span text:style-name="T424">e2</text:span></text:p>
        </text:list-item>
        <text:list-item>
          <text:p text:style-name="P214"><text:span text:style-name="T424">e1 </text:span>| <text:span text:style-name="T424">e2</text:span></text:p>
        </text:list-item>
      </text:list>
      <text:p text:style-name="P139"/>
      <text:p text:style-name="P68">Parenthes<text:span text:style-name="T432">e</text:span>s may be used for grouping in order to override priorities. </text:p>
      <text:h text:style-name="Heading_20_1" text:outline-level="1"><text:bookmark-start text:name="__RefHeading___Toc2460_1285663837"/><text:span text:style-name="T347">A s</text:span><text:span text:style-name="T348">imple</text:span><text:span text:style-name="T347"> e</text:span><text:span text:style-name="T346">xample</text:span><text:bookmark-end text:name="__RefHeading___Toc2460_1285663837"/></text:h>
      <text:p text:style-name="P104"><text:span text:style-name="T352">This simple </text:span><text:span text:style-name="T190">p</text:span><text:span text:style-name="T191">arser is a direct translation of a sample f</text:span><text:span text:style-name="T254">rom</text:span><text:span text:style-name="T191"> the LEG. It reads from standard input (std:cin) and copies all input to the output, replacing occurrences of the string “username” by the </text:span><text:span text:style-name="T192">name of the currently logged in user. </text:span></text:p>
      <text:p text:style-name="P72"/>
      <text:p text:style-name="P104"><text:span text:style-name="T191">This is the LEG original</text:span><text:span text:style-name="T352">:</text:span></text:p>
      <text:p text:style-name="P86"/>
      <text:p text:style-name="P50"/>
      <text:p text:style-name="P42">%{</text:p>
      <text:p text:style-name="P42"><text:s text:c="4"/>#include &lt;unistd.h&gt;</text:p>
      <text:p text:style-name="P42">%}</text:p>
      <text:p text:style-name="P41"/>
      <text:p text:style-name="P41">start <text:s text:c="2"/>= "username" <text:s text:c="5"/>{ printf("%s", getlogin()); }</text:p>
      <text:p text:style-name="P41"><text:s text:c="8"/>| &lt; . &gt; <text:s text:c="10"/>{ putchar(yytext[0]); }</text:p>
      <text:p text:style-name="P41"/>
      <text:p text:style-name="P41">%%</text:p>
      <text:p text:style-name="P41"/>
      <text:p text:style-name="P41">int main()</text:p>
      <text:p text:style-name="P41">{</text:p>
      <text:p text:style-name="P41"><text:s text:c="4"/>while ( yyparse() )</text:p>
      <text:p text:style-name="P41"><text:s text:c="8"/>;</text:p>
      <text:p text:style-name="P41"><text:s text:c="4"/>return 0;</text:p>
      <text:p text:style-name="P41">}</text:p>
      <text:p text:style-name="P41"/>
      <text:p text:style-name="P46"/>
      <text:p text:style-name="P82">And this is the PEGPP version:</text:p>
      <text:p text:style-name="P41"/>
      <text:p text:style-name="P41"/>
      <text:p text:style-name="P41">#include &lt;unistd.h&gt;</text:p>
      <text:p text:style-name="P41">#include &lt;iostream&gt;</text:p>
      <text:p text:style-name="P41"/>
      <text:p text:style-name="P41">#include "peg.h"</text:p>
      <text:p text:style-name="P41"/>
      <text:p text:style-name="P41">using namespace std;</text:p>
      <text:p text:style-name="P41">using namespace peg;</text:p>
      <text:p text:style-name="P41"/>
      <text:p text:style-name="P41">int main()</text:p>
      <text:p text:style-name="P41">{</text:p>
      <text:p text:style-name="P41"><text:s text:c="4"/>matcher m;</text:p>
      <text:p text:style-name="P41"/>
      <text:p text:style-name="P41"><text:s text:c="4"/>Rule start;</text:p>
      <text:p text:style-name="P41"/>
      <text:p text:style-name="P41"><text:s text:c="4"/>start <text:s text:c="2"/>= "username"_lit <text:s text:c="7"/>do_( cout &lt;&lt; getlogin(); )</text:p>
      <text:p text:style-name="P41"><text:s text:c="12"/>| Any()-- <text:s text:c="14"/>do_( cout &lt;&lt; m.text(); )</text:p>
      <text:p text:style-name="P41"><text:s text:c="12"/>;</text:p>
      <text:p text:style-name="P41"/>
      <text:p text:style-name="P41"><text:s text:c="4"/>while ( start.parse(m) )</text:p>
      <text:p text:style-name="P41"><text:s text:c="8"/>m.accept();</text:p>
      <text:p text:style-name="P41">}</text:p>
      <text:p text:style-name="P46"/>
      <text:p text:style-name="P105"><text:span text:style-name="T345">T</text:span><text:span text:style-name="T91">he two versions look very similar. This was a design goal of PEGPP. </text:span></text:p>
      <text:p text:style-name="P88"><text:soft-page-break/></text:p>
      <text:p text:style-name="P106"><text:span text:style-name="T192">The </text:span><text:span text:style-name="T284">matcher</text:span><text:span text:style-name="T192"> </text:span><text:span text:style-name="T193">reads input, recognizes </text:span><text:span text:style-name="T194">basic lexical patterns </text:span><text:span text:style-name="T193">and k</text:span><text:span text:style-name="T221">eeps</text:span><text:span text:style-name="T193"> the parser’s state, including matched and unmatched input, </text:span><text:span text:style-name="T195">text capture</text:span><text:span text:style-name="T193"> and s</text:span><text:span text:style-name="T194">cheduled actions. </text:span><text:span text:style-name="T195">Matchers </text:span><text:span text:style-name="T196">can</text:span><text:span text:style-name="T195"> be initialized with a reference to the input stream </text:span><text:span text:style-name="T198">to read from</text:span><text:span text:style-name="T195">, which defaults to standard input (std::cin).</text:span></text:p>
      <text:p text:style-name="P88"/>
      <text:p text:style-name="P108"><text:span text:style-name="T353">This </text:span><text:span text:style-name="T196">grammar</text:span><text:span text:style-name="T353"> has only one rule (start) with </text:span><text:span text:style-name="T366">a choice of </text:span><text:span text:style-name="T353">two branches. </text:span></text:p>
      <text:p text:style-name="P89"/>
      <text:p text:style-name="P89">The first branch matches the string “username” literally.</text:p>
      <text:p text:style-name="P89"/>
      <text:p text:style-name="P107"><text:span text:style-name="T91">The second branch match</text:span><text:span text:style-name="T356">es</text:span><text:span text:style-name="T91"> any single character and capture</text:span><text:span text:style-name="T357">s</text:span><text:span text:style-name="T91"> it </text:span><text:span text:style-name="T355">by means of the -- operator.</text:span><text:span text:style-name="T91"> </text:span><text:span text:style-name="T355">It will fail if Any() fails, which </text:span><text:span text:style-name="T361">only h</text:span><text:span text:style-name="T355">appens at end of file.</text:span></text:p>
      <text:p text:style-name="P89"/>
      <text:p text:style-name="P184">Embedded actions are placed in the grammar using the do_( ... ) construct, which replaces the pair of braces { ... } used by both YACC and LEG. This construct is a macro that expands to (peg::Do([&amp;]{ ... })), i.e. it schedules a capture-all-by-reference lambda. Note that the Do() expression is surrounded by parentheses. This makes it attach to the preceding expression, making an intermediate &gt;&gt; operator unnecessary.</text:p>
      <text:p text:style-name="P183"><text:span text:style-name="T354">The grammar is parsed by calling method parse() of the start rule, </text:span><text:span text:style-name="T353">which returns true if </text:span><text:span text:style-name="T355">t</text:span><text:span text:style-name="T353">he input matches. In this </text:span><text:span text:style-name="T196">g</text:span><text:span text:style-name="T197">rammar</text:span><text:span text:style-name="T353">, </text:span><text:span text:style-name="T355">parse() </text:span><text:span text:style-name="T196">s</text:span><text:span text:style-name="T197">ucceeds</text:span><text:span text:style-name="T353"> </text:span><text:span text:style-name="T355">after reading </text:span><text:span text:style-name="T356">and matching </text:span><text:span text:style-name="T365">either </text:span><text:span text:style-name="T355">8 bytes (“username”) or </text:span><text:span text:style-name="T197">a </text:span><text:span text:style-name="T198">single</text:span><text:span text:style-name="T355"> byte </text:span><text:span text:style-name="T356">(Any())</text:span><text:span text:style-name="T355">.</text:span></text:p>
      <text:p text:style-name="P182"><text:span text:style-name="T355">Upon a successful </text:span><text:span text:style-name="T197">p</text:span><text:span text:style-name="T199">arse()</text:span><text:span text:style-name="T355">, calling </text:span><text:span text:style-name="T356">method </text:span><text:span text:style-name="T355">accept() of the </text:span><text:span text:style-name="T197">m</text:span><text:span text:style-name="T198">atcher</text:span><text:span text:style-name="T355"> executes the scheduled actions, </text:span><text:span text:style-name="T197">e</text:span><text:span text:style-name="T200">rases</text:span><text:span text:style-name="T355"> them and discards the matched part of the input. </text:span><text:span text:style-name="T356">Input now starts at the character following the last one matched. </text:span><text:span text:style-name="T359">For more details, see “Parsing a grammar”.</text:span></text:p>
      <text:h text:style-name="P197" text:outline-level="1"><text:bookmark-start text:name="__RefHeading___Toc3019_3456892798"/><text:soft-page-break/><text:span text:style-name="T342">A </text:span><text:span text:style-name="T91">calcula</text:span><text:span text:style-name="T359">t</text:span><text:span text:style-name="T91">or</text:span><text:bookmark-end text:name="__RefHeading___Toc3019_3456892798"/></text:h>
      <text:p text:style-name="P123"><text:span text:style-name="T345">T</text:span><text:span text:style-name="T358">his is a simple integer calculator that supports the four basic operations and grouping with parentheses. This example <text:s/></text:span><text:span text:style-name="T201">demonstrates a more complex set of parsing expressions and u</text:span><text:span text:style-name="T210">ses a </text:span><text:span text:style-name="T358">value stack.</text:span></text:p>
      <text:p text:style-name="P121"/>
      <text:p text:style-name="P52">#include &lt;unistd.h&gt;</text:p>
      <text:p text:style-name="P13">#include &lt;iostream&gt;</text:p>
      <text:p text:style-name="P13">#include &lt;iostream&gt;</text:p>
      <text:p text:style-name="P13">#include &lt;string&gt;</text:p>
      <text:p text:style-name="P12"/>
      <text:p text:style-name="P13">#include "peg.h"</text:p>
      <text:p text:style-name="P12"/>
      <text:p text:style-name="P13">using namespace std;</text:p>
      <text:p text:style-name="P13">using namespace peg;</text:p>
      <text:p text:style-name="P12"/>
      <text:p text:style-name="P13">int main()</text:p>
      <text:p text:style-name="P13">{</text:p>
      <text:p text:style-name="P13"><text:s text:c="4"/>matcher m;</text:p>
      <text:p text:style-name="P13"><text:s text:c="4"/>value_stack&lt;int&gt; v(m);</text:p>
      <text:p text:style-name="P12"/>
      <text:p text:style-name="P13"><text:s text:c="4"/>Rule WS, SIGN, DIGIT, NUMBER, LPAR, RPAR, ADD, SUB, MUL, DIV;</text:p>
      <text:p text:style-name="P13"><text:s text:c="4"/>Rule calc, expression, term, factor;</text:p>
      <text:p text:style-name="P12"/>
      <text:p text:style-name="P13"><text:s text:c="4"/>// Lexical rules</text:p>
      <text:p text:style-name="P13"><text:s text:c="4"/>WS <text:s text:c="9"/>= *" \t\f\r\n"_ccl;</text:p>
      <text:p text:style-name="P13"><text:s text:c="4"/>SIGN <text:s text:c="7"/>= "+-"_ccl;</text:p>
      <text:p text:style-name="P13"><text:s text:c="4"/>DIGIT <text:s text:c="6"/>= "0-9"_ccl;</text:p>
      <text:p text:style-name="P13"><text:s text:c="4"/>NUMBER <text:s text:c="5"/>= (~SIGN &gt;&gt; +DIGIT)-- &gt;&gt; WS <text:s/>do_( v[0] = stoi(m.text()); );</text:p>
      <text:p text:style-name="P13"><text:s text:c="4"/>LPAR <text:s text:c="7"/>= '(' &gt;&gt; WS;</text:p>
      <text:p text:style-name="P13"><text:s text:c="4"/>RPAR <text:s text:c="7"/>= ')' &gt;&gt; WS;</text:p>
      <text:p text:style-name="P13"><text:s text:c="4"/>ADD <text:s text:c="8"/>= '+' &gt;&gt; WS;</text:p>
      <text:p text:style-name="P13"><text:s text:c="4"/>SUB <text:s text:c="8"/>= '-' &gt;&gt; WS;</text:p>
      <text:p text:style-name="P13"><text:s text:c="4"/>MUL <text:s text:c="8"/>= '*' &gt;&gt; WS;</text:p>
      <text:p text:style-name="P13"><text:s text:c="4"/>DIV <text:s text:c="8"/>= '/' &gt;&gt; WS;</text:p>
      <text:p text:style-name="P12"/>
      <text:p text:style-name="P52"><text:s text:c="4"/>// Calculator</text:p>
      <text:p text:style-name="P13"><text:s text:c="4"/>calc <text:s text:c="7"/>= WS &gt;&gt; expression <text:s text:c="10"/>do_( cout &lt;&lt; v[1] &lt;&lt; endl; )</text:p>
      <text:p text:style-name="P13"><text:s text:c="16"/>;</text:p>
      <text:p text:style-name="P13"><text:s text:c="4"/>expression <text:s/>= term &gt;&gt; *( <text:s text:c="3"/></text:p>
      <text:p text:style-name="P13"><text:s text:c="22"/>ADD &gt;&gt; term <text:s text:c="11"/>do_( v[0] += v[2]; )</text:p>
      <text:p text:style-name="P13"><text:s text:c="20"/>| SUB &gt;&gt; term <text:s text:c="11"/>do_( v[0] -= v[2]; )</text:p>
      <text:p text:style-name="P13"><text:s text:c="20"/>)</text:p>
      <text:p text:style-name="P13"><text:s text:c="16"/>; </text:p>
      <text:p text:style-name="P13"><text:s text:c="4"/>term <text:s text:c="7"/>= factor &gt;&gt; *(</text:p>
      <text:p text:style-name="P13"><text:s text:c="22"/>MUL &gt;&gt; factor <text:s text:c="9"/>do_( v[0] *= v[2]; ) <text:s/></text:p>
      <text:p text:style-name="P13"><text:s text:c="20"/>| DIV &gt;&gt; factor <text:s text:c="9"/>do_( v[0] /= v[2]; )</text:p>
      <text:p text:style-name="P13"><text:s text:c="20"/>)</text:p>
      <text:p text:style-name="P12"><text:s text:c="16"/>;</text:p>
      <text:p text:style-name="P52"><text:s text:c="4"/>factor <text:s text:c="5"/>= NUMBER </text:p>
      <text:p text:style-name="P13"><text:s text:c="16"/>| LPAR &gt;&gt; expression &gt;&gt; RPAR do_( v[0] = v[1]; )</text:p>
      <text:p text:style-name="P13"><text:s text:c="16"/>;</text:p>
      <text:p text:style-name="P12"/>
      <text:p text:style-name="P13"><text:s text:c="4"/>while ( calc.parse(m) )</text:p>
      <text:p text:style-name="P13"><text:s text:c="8"/>m.accept();</text:p>
      <text:p text:style-name="P13">}</text:p>
      <text:p text:style-name="P19"/>
      <text:p text:style-name="P102"><text:span text:style-name="T180">The following rules illustrate several i</text:span><text:span text:style-name="T181">mportant</text:span><text:span text:style-name="T180"> p</text:span><text:span text:style-name="T189">oints</text:span><text:span text:style-name="T180">:</text:span></text:p>
      <text:p text:style-name="P87"/>
      <text:p text:style-name="P1"><text:s text:c="4"/>WS<text:tab/><text:tab/>= *" \t\f\r\n"_<text:span text:style-name="T43">ccl</text:span>;</text:p>
      <text:p text:style-name="P1"><text:s text:c="4"/>SIGN<text:tab/>= "+-"_<text:span text:style-name="T43">ccl</text:span>;</text:p>
      <text:p text:style-name="P1"><text:s text:c="4"/>DIGIT<text:tab/>= "0-9"_<text:span text:style-name="T43">ccl</text:span>;</text:p>
      <text:p text:style-name="P18"><text:span text:style-name="T16"><text:s text:c="4"/>N</text:span><text:span text:style-name="T12">UMBER<text:tab/>= (~SIGN &gt;&gt; +DIGIT)-- &gt;&gt; WS<text:tab/> </text:span><text:span text:style-name="T17">do_(</text:span><text:span text:style-name="T12"> v</text:span><text:span text:style-name="T18">[0]</text:span><text:span text:style-name="T12">= stoi(text()); );</text:span></text:p>
      <text:p text:style-name="P1"/>
      <text:p text:style-name="P103"><text:span text:style-name="T351">WS is “white space”, </text:span><text:span text:style-name="T360">defined as</text:span><text:span text:style-name="T351"> zero or more occurrences (*) of any character from the character class </text:span><text:span text:style-name="T308">" \t\f\r\n"</text:span><text:span text:style-name="T311">. </text:span><text:span text:style-name="T312"><text:s/></text:span></text:p>
      <text:p text:style-name="P100"/>
      <text:p text:style-name="P109"><text:span text:style-name="T205">In the NUMBER rule t</text:span><text:span text:style-name="T350">he expression (</text:span><text:span text:style-name="T308">~SIGN &gt;&gt; +DIGIT) </text:span><text:span text:style-name="T310">d</text:span><text:span text:style-name="T312">escribes an integer number as</text:span><text:span text:style-name="T310"> “an optional </text:span><text:span text:style-name="T313">(~) </text:span><text:span text:style-name="T310">sign </text:span><text:span text:style-name="T312">followed by one or more </text:span><text:span text:style-name="T313">(+) </text:span><text:span text:style-name="T312">digits”. </text:span><text:span text:style-name="T313">The text matched by this expression is captured by the -- operator. The rule consum</text:span><text:span text:style-name="T320">es</text:span><text:span text:style-name="T313"> any white space that may follow the number. <text:s/></text:span><text:span text:style-name="T320">Finally, the </text:span><text:span text:style-name="T313">scheduled action retrieves th</text:span><text:span text:style-name="T320">e</text:span><text:span text:style-name="T313"> capture</text:span><text:span text:style-name="T332">d text</text:span><text:span text:style-name="T313"> from the </text:span><text:span text:style-name="T317">matcher, </text:span><text:span text:style-name="T313"><text:s/>converts it to an integer </text:span><text:span text:style-name="T314">and returns this i</text:span><text:span text:style-name="T317">nteger</text:span><text:span text:style-name="T314"> from the rule by assigning </text:span><text:span text:style-name="T315">it to </text:span><text:span text:style-name="T314">v</text:span><text:span text:style-name="T317">[0]</text:span><text:span text:style-name="T314">, </text:span><text:span text:style-name="T315">the first slot in t</text:span><text:span text:style-name="T331">his rule’s</text:span><text:span text:style-name="T315"> view of the value stack</text:span><text:span text:style-name="T314">. </text:span></text:p>
      <text:p text:style-name="P83"/>
      <text:p text:style-name="P102"><text:span text:style-name="T309">In a YACC parser t</text:span><text:span text:style-name="T333">his</text:span><text:span text:style-name="T332"> action</text:span><text:span text:style-name="T309"> would </text:span><text:span text:style-name="T314">have been </text:span><text:span text:style-name="T309">written { $$ = atoi(yytext()); }. </text:span><text:span text:style-name="T310">In </text:span><text:span text:style-name="T314">PEGPP s</text:span><text:span text:style-name="T318">lot 0</text:span><text:span text:style-name="T314"> </text:span><text:span text:style-name="T319">of the value stack </text:span><text:span text:style-name="T314">is e</text:span><text:span text:style-name="T319">quivalent to YACC’s </text:span><text:span text:style-name="T314">$$ and </text:span><text:span text:style-name="T310">$1, s</text:span><text:span text:style-name="T318">lot 1</text:span><text:span text:style-name="T310"> </text:span><text:span text:style-name="T314">is $2, </text:span><text:span text:style-name="T310">and so on. </text:span><text:span text:style-name="T316">For details on the value stack, see “The value stack” and “The parser class” below.</text:span></text:p>
      <text:p text:style-name="P84"/>
      <text:p text:style-name="P109"><text:span text:style-name="T330">T</text:span><text:span text:style-name="T317">he value stack is initialized with a reference to the matcher, </text:span><text:span text:style-name="T326">which keeps track of the relative offset of each rule’s view into the underlying vector.</text:span><text:span text:style-name="T317"> </text:span></text:p>
      <text:h text:style-name="P199" text:outline-level="1"><text:bookmark-start text:name="__RefHeading___Toc3021_3456892798"/><text:soft-page-break/>Implicit basic expressions<text:bookmark-end text:name="__RefHeading___Toc3021_3456892798"/></text:h>
      <text:p text:style-name="P113"><text:span text:style-name="T103">Whenever possible, operators have been </text:span><text:span text:style-name="T104">overloaded so that they can accept </text:span><text:span text:style-name="T103">strings, characters and functions</text:span><text:span text:style-name="T104"> and automatically </text:span><text:span text:style-name="T105">promote them</text:span><text:span text:style-name="T104"> to </text:span><text:span text:style-name="T103">basic parsing expressions</text:span><text:span text:style-name="T104">. </text:span></text:p>
      <text:p text:style-name="P120"/>
      <text:p text:style-name="P119"><text:tab/>std::string s<text:tab/><text:tab/><text:tab/><text:span text:style-name="T36">converts to</text:span> <text:span text:style-name="T55">Lit</text:span>(s)</text:p>
      <text:p text:style-name="P119"><text:tab/><text:span text:style-name="T38">const char *</text:span>s<text:tab/><text:tab/><text:tab/><text:span text:style-name="T36">converts to</text:span> <text:span text:style-name="T55">Lit</text:span>(<text:span text:style-name="T55">std::string(</text:span>s<text:span text:style-name="T55">)</text:span>)</text:p>
      <text:p text:style-name="P119"><text:tab/><text:span text:style-name="T55">char</text:span> c <text:tab/><text:tab/><text:tab/><text:tab/><text:span text:style-name="T36">converts to</text:span> <text:span text:style-name="T55">Lit</text:span>(c)</text:p>
      <text:p text:style-name="P119"><text:tab/>std::function&lt;void()&gt; f<text:tab/><text:tab/><text:span text:style-name="T36">converts to</text:span> Do(f)</text:p>
      <text:p text:style-name="P85"><text:tab/>std::function&lt;void(<text:span text:style-name="T39">bool &amp;</text:span>)&gt; f<text:tab/><text:span text:style-name="T36">converts to</text:span> <text:span text:style-name="T40">Pred(</text:span>f)</text:p>
      <text:p text:style-name="P85"><text:tab/></text:p>
      <text:p text:style-name="P171">In the calculator we have eliminated <text:span text:style-name="T450">all explicit</text:span> <text:span text:style-name="T411">calls to Lit</text:span>(). <text:span text:style-name="T41">I</text:span>t is not possible to eliminate <text:span text:style-name="T404">calls to </text:span>Ccl(), since <text:span text:style-name="T75">a standalone string </text:span>s <text:span text:style-name="T412">converts to</text:span> <text:span text:style-name="T55">Lit</text:span>(s). </text:p>
      <text:p text:style-name="P171"/>
      <text:p text:style-name="P168">Unary operators can only be applied to expressions. </text:p>
      <text:p text:style-name="P169"/>
      <text:p text:style-name="P169"><text:span text:style-name="T452">B</text:span>inary operators <text:span text:style-name="T451">&gt;&gt; and | require that at least </text:span>one of the arguments <text:span text:style-name="T449">be</text:span> an expression; the other may convert <text:span text:style-name="T451">implicitly</text:span>. </text:p>
      <text:p text:style-name="P169"/>
      <text:p text:style-name="P170">For example, in the calculator, the expression </text:p>
      <text:p text:style-name="P169"/>
      <text:p text:style-name="P3">'<text:span text:style-name="T453">+</text:span>' &gt;&gt; WS</text:p>
      <text:p text:style-name="P169"/>
      <text:p text:style-name="P170">is implicitly converted to</text:p>
      <text:p text:style-name="P169"/>
      <text:p text:style-name="P3"><text:span text:style-name="T453">Lit(</text:span>'<text:span text:style-name="T453">+</text:span>'<text:span text:style-name="T453">)</text:span> &gt;&gt; WS</text:p>
      <text:p text:style-name="P169"/>
      <text:p text:style-name="P170">since WS is an expression<text:span text:style-name="T467">.</text:span> </text:p>
      <text:p text:style-name="P169"/>
      <text:p text:style-name="P170">In the case of e1 ( e2 ), e1 must be an expression and e2 may convert implicitly. Most of the time e2 is a function <text:span text:style-name="T469">or functional object f </text:span>and promotes to Do(<text:span text:style-name="T459">f</text:span>) or Pred(<text:span text:style-name="T459">f</text:span>).</text:p>
      <text:h text:style-name="P189" text:outline-level="1"><text:bookmark-start text:name="__RefHeading___Toc1959_1517836174"/>The rules<text:bookmark-end text:name="__RefHeading___Toc1959_1517836174"/></text:h>
      <text:p text:style-name="P154"><text:span text:style-name="T134">Rules are instances of the Rule class. </text:span><text:span text:style-name="T136">A rule i</text:span><text:span text:style-name="T246">s</text:span><text:span text:style-name="T136"> assigned either a basic expression or</text:span><text:span text:style-name="T135"> the root of</text:span><text:span text:style-name="T134"> a</text:span><text:span text:style-name="T179">n expression</text:span><text:span text:style-name="T134"> tree </text:span><text:span text:style-name="T122">built by </text:span><text:span text:style-name="T136">c</text:span><text:span text:style-name="T246">omposing</text:span><text:span text:style-name="T136"> basic expressions with operators </text:span><text:span text:style-name="T145">and parentheses</text:span><text:span text:style-name="T136">. Memory is </text:span><text:span text:style-name="T134">dynamically allocat</text:span><text:span text:style-name="T136">ed</text:span><text:span text:style-name="T134"> for the structures in the nodes of the tree. </text:span><text:span text:style-name="T135">The tree is built using s</text:span><text:span text:style-name="T134">mart pointers of the type std::shared_ptr, </text:span><text:span text:style-name="T135">so that </text:span><text:span text:style-name="T122">this </text:span><text:span text:style-name="T134">memory </text:span><text:span text:style-name="T135">is released </text:span><text:span text:style-name="T134">when the rules g</text:span><text:span text:style-name="T136">o out of scope and are destroyed.</text:span></text:p>
      <text:p text:style-name="P146"/>
      <text:p text:style-name="P223"><text:span text:style-name="T246">R</text:span><text:span text:style-name="T117">ules may be </text:span><text:span text:style-name="T241">assigned to</text:span><text:span text:style-name="T117"> in any arbitrary order. </text:span><text:span text:style-name="T136">The expression tree assigned to a rule may u</text:span><text:span text:style-name="T244">se</text:span><text:span text:style-name="T136"> the same </text:span><text:span text:style-name="T247">rule </text:span><text:span text:style-name="T136">or </text:span><text:span text:style-name="T242">other </text:span><text:span text:style-name="T117">rule</text:span><text:span text:style-name="T247">s</text:span><text:span text:style-name="T117"> </text:span><text:span text:style-name="T244">as basic expression</text:span><text:span text:style-name="T247">s</text:span><text:span text:style-name="T117">, whether t</text:span><text:span text:style-name="T247">hey</text:span><text:span text:style-name="T117"> ha</text:span><text:span text:style-name="T247">ve</text:span><text:span text:style-name="T117"> already been </text:span><text:span text:style-name="T241">initialized</text:span><text:span text:style-name="T117"> or not. This </text:span><text:span text:style-name="T244">i</text:span><text:span text:style-name="T245">s necessary to support grammars </text:span><text:span text:style-name="T247">with cyclic references.</text:span><text:span text:style-name="T245"> </text:span><text:span text:style-name="T252">A</text:span><text:span text:style-name="T245"> </text:span><text:span text:style-name="T281">r</text:span><text:span text:style-name="T282">ule expression</text:span><text:span text:style-name="T245"> is a proxy that holds a reference to the rule.</text:span><text:span text:style-name="T106"> </text:span><text:span text:style-name="T107">This is a plain C++ reference, not a smart pointer, otherwise c</text:span><text:span text:style-name="T247">yclic</text:span><text:span text:style-name="T107"> grammars would leak memory. </text:span></text:p>
      <text:p text:style-name="P216"><text:span text:style-name="T107"/></text:p>
      <text:p text:style-name="P218"><text:span text:style-name="T255">This behavior imposes some limitations on the Rule class. </text:span><text:span text:style-name="T107">R</text:span><text:span text:style-name="T255">ules </text:span><text:span text:style-name="T256">have to be defined as uninitialized variables and assigned an expression</text:span><text:span text:style-name="T255">. They cannot be directly initialized or copied. </text:span><text:span text:style-name="T109">The statement r = r is normally supposed to do nothing. </text:span><text:span text:style-name="T252">But</text:span><text:span text:style-name="T109"> if r is a rule </text:span><text:span text:style-name="T256">t</text:span><text:span text:style-name="T109">he two r’s are different things: </text:span><text:span text:style-name="T252">t</text:span><text:span text:style-name="T109">he r on the left is a rule, a</text:span><text:span text:style-name="T250">nd</text:span><text:span text:style-name="T109"> the r on the right is a rule expression. This </text:span><text:span text:style-name="T248">s</text:span><text:span text:style-name="T249">tatement</text:span><text:span text:style-name="T107"> </text:span><text:span text:style-name="T243">makes</text:span><text:span text:style-name="T107"> </text:span><text:span text:style-name="T108">r left-recursive.</text:span></text:p>
      <text:h text:style-name="P190" text:outline-level="1"><text:bookmark-start text:name="__RefHeading___Toc3592_3593262235"/>Left recursion <text:bookmark-end text:name="__RefHeading___Toc3592_3593262235"/></text:h>
      <text:p text:style-name="P217"><text:span text:style-name="T494">A PEG is left recursive if it contains at least one rule that may try to parse itself without </text:span><text:span text:style-name="T252">c</text:span><text:span text:style-name="T253">onsuming</text:span><text:span text:style-name="T494"> any input. Parsing such a rule </text:span><text:span text:style-name="T108">g</text:span><text:span text:style-name="T179">oes</text:span><text:span text:style-name="T44"> into infinite recursi</text:span><text:span text:style-name="T108">o</text:span><text:span text:style-name="T109">n </text:span><text:span text:style-name="T44">and overflows the stack. </text:span></text:p>
      <text:p text:style-name="P153"/>
      <text:p text:style-name="P153"><text:span text:style-name="T44">The statement r = r is a case of direct left recursion: a rule is assigned an expression that starts by trying to parse the same rule without reading any input. </text:span><text:span text:style-name="T108">Left recursion can also be indirect, i</text:span><text:span text:style-name="T137">f</text:span><text:span text:style-name="T108"> the grammar has cyclic references. The </text:span><text:span text:style-name="T117">calculator </text:span><text:span text:style-name="T116">has t</text:span><text:span text:style-name="T117">he following </text:span><text:span text:style-name="T169">c</text:span><text:span text:style-name="T227">ycle</text:span><text:span text:style-name="T117">:</text:span></text:p>
      <text:p text:style-name="P136"/>
      <text:p text:style-name="P137"><text:tab/><text:span text:style-name="T28">expression → term → factor → expression</text:span></text:p>
      <text:p text:style-name="P137"/>
      <text:p text:style-name="P154"><text:span text:style-name="T116">The first two references (expression → term </text:span><text:span text:style-name="T227">and term </text:span><text:span text:style-name="T116">→ factor) are direct: expression p</text:span><text:span text:style-name="T122">arses term </text:span><text:span text:style-name="T116">and term parse</text:span><text:span text:style-name="T122">s</text:span><text:span text:style-name="T116"> factor before reading any input. The third r</text:span><text:span text:style-name="T122">eference</text:span><text:span text:style-name="T116"> (factor → expression) closes the cycle, but </text:span><text:span text:style-name="T251">this time </text:span><text:span text:style-name="T123">factor parses expression </text:span><text:span text:style-name="T116">only after </text:span><text:span text:style-name="T123">parsing</text:span><text:span text:style-name="T117"> </text:span><text:span text:style-name="T118">a </text:span><text:span text:style-name="T117">left parenthesis </text:span><text:span text:style-name="T123">token </text:span><text:span text:style-name="T118">(LPAR</text:span><text:span text:style-name="T117">), </text:span><text:span text:style-name="T123">which c</text:span><text:span text:style-name="T227">onsumes</text:span><text:span text:style-name="T123"> at least one ‘</text:span><text:span text:style-name="T137">(‘ </text:span><text:span text:style-name="T123">character</text:span><text:span text:style-name="T117">. </text:span><text:span text:style-name="T119">Without this LPAR </text:span><text:span text:style-name="T117">the grammar would be left recursive. This is an inherent limitation of PEG grammars: reference cycles </text:span><text:span text:style-name="T120">that may close</text:span><text:span text:style-name="T117"> without </text:span><text:span text:style-name="T119">consuming</text:span><text:span text:style-name="T117"> at least one character </text:span><text:span text:style-name="T121">are forbidden</text:span><text:span text:style-name="T117">. </text:span></text:p>
      <text:h text:style-name="P196" text:outline-level="1"><text:bookmark-start text:name="__RefHeading___Toc1963_1517836174"/>Parsing <text:span text:style-name="T349">a</text:span><text:span text:style-name="T492"> grammar</text:span><text:bookmark-end text:name="__RefHeading___Toc1963_1517836174"/></text:h>
      <text:p text:style-name="P177"><text:span text:style-name="T260">Once built, a grammar is p</text:span><text:span text:style-name="T261">arsed</text:span><text:span text:style-name="T260"> by calling method parse() </text:span><text:span text:style-name="T269">of the start rule</text:span><text:span text:style-name="T260">. It returns true if t</text:span><text:span text:style-name="T267">he </text:span><text:span text:style-name="T260">grammar </text:span><text:span text:style-name="T267">is parsed successfull</text:span><text:span text:style-name="T268">y</text:span><text:span text:style-name="T260">, </text:span><text:span text:style-name="T263">and</text:span><text:span text:style-name="T260"> false otherwise. </text:span><text:span text:style-name="T264">Wh</text:span><text:span text:style-name="T260">en parse() </text:span><text:span text:style-name="T261">suceeds, </text:span><text:span text:style-name="T260">the </text:span><text:span text:style-name="T262">m</text:span><text:span text:style-name="T270">atcher</text:span><text:span text:style-name="T260"> holds </text:span><text:span text:style-name="T265">in an internal buffer all </text:span><text:span text:style-name="T260">input read </text:span><text:span text:style-name="T266">so far, and an input pointer pointing to the first character </text:span><text:span text:style-name="T267">after the last one matched</text:span><text:span text:style-name="T260">. For example, let’s assume that the </text:span><text:span text:style-name="T262">calculator </text:span><text:span text:style-name="T270">of the previous example </text:span><text:span text:style-name="T260">is fed with this input:</text:span></text:p>
      <text:p text:style-name="P149"/>
      <text:p text:style-name="P148"><text:tab/>(1 + 2) * 3 H<text:span text:style-name="T32">ello</text:span></text:p>
      <text:p text:style-name="P219"><text:soft-page-break/><text:span text:style-name="T271">The </text:span><text:span text:style-name="T264">first </text:span><text:span text:style-name="T271">call to parse(</text:span><text:span text:style-name="T262">)</text:span><text:span text:style-name="T271"> returns true. </text:span><text:span text:style-name="T264">Now t</text:span><text:span text:style-name="T271">he </text:span><text:span text:style-name="T262">parser</text:span><text:span text:style-name="T271"> </text:span><text:span text:style-name="T272">has advanced</text:span><text:span text:style-name="T271"> its input pointer to the H in Hello. The </text:span><text:span text:style-name="T262">parser</text:span><text:span text:style-name="T271"> also holds a vector of actions scheduled by Do() during parsing. </text:span><text:span text:style-name="T270">These actions are stored together with a context that includes the position and length of the last captured text in the input buffer and the </text:span><text:span text:style-name="T276">current </text:span><text:span text:style-name="T270">o</text:span><text:span text:style-name="T273">ffset</text:span><text:span text:style-name="T270"> of i</text:span><text:span text:style-name="T273">ndices</text:span><text:span text:style-name="T270"> into the value stack </text:span><text:span text:style-name="T276">vector</text:span><text:span text:style-name="T270">, so that the text() method returns the correct string and indexing the value stack works properly. </text:span></text:p>
      <text:p text:style-name="P151"/>
      <text:p text:style-name="P150">Calling accept() executes the scheduled actions, resets the vector that holds them and discards the consumed part of the input. Input now starts at the H in Hello. The next call to parse() fails, since Hello does not match the grammar, <text:span text:style-name="T403">and the input pointer does not advance.</text:span></text:p>
      <text:p text:style-name="P150"/>
      <text:p text:style-name="P151">Usually parse() is called in a loop until it fails, and accept() is called every time parse() suceeds:</text:p>
      <text:p text:style-name="P151"/>
      <text:p text:style-name="P49"><text:span text:style-name="T25"><text:s text:c="4"/>while ( </text:span><text:span text:style-name="T26">s</text:span><text:span text:style-name="T27">tart</text:span><text:span text:style-name="T25">.parse(m) )</text:span></text:p>
      <text:p text:style-name="P44"><text:s text:c="8"/>m.accept();</text:p>
      <text:p text:style-name="P45"/>
      <text:p text:style-name="P156"><text:span text:style-name="T276">Cal</text:span><text:span text:style-name="T273">ling accept() may be </text:span><text:span text:style-name="T274">arbitrarily </text:span><text:span text:style-name="T273">delayed; in this case </text:span><text:span text:style-name="T275">matched </text:span><text:span text:style-name="T481">input and scheduled actions just queue up in the matcher until accept() is called.</text:span></text:p>
      <text:p text:style-name="P134"/>
      <text:h text:style-name="P194" text:outline-level="1"><text:bookmark-start text:name="__RefHeading___Toc2462_1285663837"/>The value stack<text:bookmark-end text:name="__RefHeading___Toc2462_1285663837"/></text:h>
      <text:p text:style-name="P134"/>
      <text:p text:style-name="P166">Rule actions <text:span text:style-name="T423">(and semantic predicates) </text:span>may return <text:span text:style-name="T434">a value</text:span> <text:span text:style-name="T468">from their rule </text:span>by assigning <text:span text:style-name="T481">slot 0 of the value stack</text:span>. <text:span text:style-name="T202">T</text:span><text:span text:style-name="T203">he value stack is based on a self-resizing vector and is indexed like a vector, but the indices are relative to a certain o</text:span><text:span text:style-name="T206">ffset</text:span><text:span text:style-name="T203"> that is set when </text:span><text:span text:style-name="T207">each</text:span><text:span text:style-name="T203"> rule starts parsing. </text:span></text:p>
      <text:p text:style-name="P166"/>
      <text:p text:style-name="P166"><text:span text:style-name="T458">When a rule r1 is used as a basic expression in </text:span><text:span text:style-name="T182">a </text:span><text:span text:style-name="T183">rule r2</text:span><text:span text:style-name="T477">, the value </text:span><text:span text:style-name="T182">a</text:span><text:span text:style-name="T183">ssigned to</text:span><text:span text:style-name="T477"> </text:span><text:span text:style-name="T182">s</text:span><text:span text:style-name="T203">lot 0 by </text:span><text:span text:style-name="T477">r1 </text:span><text:span text:style-name="T182">a</text:span><text:span text:style-name="T228">ppears to </text:span><text:span text:style-name="T477">r2 in </text:span><text:span text:style-name="T182">s</text:span><text:span text:style-name="T203">lot i</text:span><text:span text:style-name="T477">, where i is the distance of r1 to the root of </text:span><text:span text:style-name="T182">r</text:span><text:span text:style-name="T183">2</text:span><text:span text:style-name="T477">. This distance is </text:span><text:span text:style-name="T182">m</text:span><text:span text:style-name="T183">easured by counting the number of &gt;&gt;’s necessary to reach r1 from the r</text:span><text:span text:style-name="T206">oot</text:span><text:span text:style-name="T184"> of r2.</text:span></text:p>
      <text:p text:style-name="P134"/>
      <text:p text:style-name="P166"><text:span text:style-name="T478">I</text:span>n rule term <text:span text:style-name="T430">of the calculator</text:span>, <text:span text:style-name="T480">for example, counting the &gt;&gt;’s </text:span><text:span text:style-name="T229">t</text:span><text:span text:style-name="T230">ells</text:span><text:span text:style-name="T480"> that </text:span>the first factor is in <text:span text:style-name="T202">s</text:span><text:span text:style-name="T207">lot</text:span> 0 and the second one<text:span text:style-name="T479"> <text:s/>is</text:span> in <text:span text:style-name="T202">s</text:span><text:span text:style-name="T207">lot</text:span> 2:</text:p>
      <text:p text:style-name="P166"/>
      <text:p text:style-name="P2"><text:tab/>term<text:tab/><text:tab/>= factor &gt;&gt; *(</text:p>
      <text:p text:style-name="P2"><text:tab/><text:tab/><text:tab/><text:tab/> <text:s/>MUL &gt;&gt; factor <text:tab/><text:span text:style-name="T435">do_(</text:span> v<text:span text:style-name="T482">[0] </text:span>*= v<text:span text:style-name="T482">[2]</text:span>; )<text:tab/></text:p>
      <text:p text:style-name="P2"><text:tab/><text:tab/><text:tab/><text:tab/>| DIV &gt;&gt; factor <text:tab/><text:span text:style-name="T435">do_(</text:span> v<text:span text:style-name="T482">[0]</text:span> /= v<text:span text:style-name="T482">[2]</text:span>; )</text:p>
      <text:p text:style-name="P2"><text:tab/><text:tab/><text:tab/><text:tab/>)</text:p>
      <text:p text:style-name="P33"><text:s text:c="22"/>;</text:p>
      <text:p text:style-name="P17"/>
      <text:p text:style-name="P166"><text:s/>If an expression has alternatives, it uses as <text:span text:style-name="T33">many</text:span> stack slots as <text:span text:style-name="T222">t</text:span><text:span text:style-name="T223">he</text:span><text:span text:style-name="T491"> longest </text:span><text:span text:style-name="T223">one</text:span><text:span text:style-name="T491">. For example:</text:span></text:p>
      <text:p text:style-name="P134"/>
      <text:p text:style-name="P95"><text:span text:style-name="T259"><text:tab/> <text:s text:c="6"/></text:span><text:span text:style-name="T4"><text:s/>r = e0 </text:span><text:span text:style-name="T5">&gt;&gt;</text:span><text:span text:style-name="T4"><text:tab/>(</text:span></text:p>
      <text:p text:style-name="P101"><text:tab/><text:tab/><text:tab/> <text:s/>a1 <text:span text:style-name="T35">&gt;&gt;</text:span> a2 </text:p>
      <text:p text:style-name="P101"><text:tab/><text:tab/><text:tab/>| b1 <text:span text:style-name="T35">&gt;&gt;</text:span> b2 <text:span text:style-name="T35">&gt;&gt;</text:span> b3 <text:span text:style-name="T35">&gt;&gt;</text:span> b4 </text:p>
      <text:p text:style-name="P101"><text:tab/><text:tab/><text:tab/>) <text:tab/><text:tab/><text:tab/> <text:s/><text:span text:style-name="T35">&gt;&gt;</text:span> e5;</text:p>
      <text:p text:style-name="P73"/>
      <text:p text:style-name="P167">Th<text:span text:style-name="T37">e</text:span> expression between parentheses uses four stack slots. The result of e5 appears in <text:span text:style-name="T202">s</text:span><text:span text:style-name="T203">lot 5</text:span>, no matter which alternative matche<text:span text:style-name="T34">s</text:span> when parsing (<text:span text:style-name="T486">either </text:span>a1 ... <text:s/>a2 or b1 ... b4).</text:p>
      <text:h text:style-name="P203" text:outline-level="2"><text:bookmark-start text:name="__RefHeading___Toc3023_3456892798"/>The value_stack class<text:bookmark-end text:name="__RefHeading___Toc3023_3456892798"/></text:h>
      <text:p text:style-name="P181"><text:span text:style-name="T485">Th</text:span><text:span text:style-name="T206">e </text:span><text:span text:style-name="T212">value_stack&lt;</text:span><text:span text:style-name="T224">T</text:span><text:span text:style-name="T212">&gt;</text:span><text:span text:style-name="T485"> class is based on a auto-resizing vector that holds elements of type T. This is the public interface:</text:span></text:p>
      <text:p text:style-name="P179"><text:span text:style-name="T1"><text:s text:c="8"/>value_stack(const matcher &amp;m, std::size_t </text:span><text:span text:style-name="T8">capacity</text:span><text:span text:style-name="T1"> = </text:span><text:span text:style-name="T6">1</text:span><text:span text:style-name="T7">28</text:span><text:span text:style-name="T1">);</text:span></text:p>
      <text:p text:style-name="P178"><text:s text:c="8"/>T &amp;operator[](std::size_t idx);</text:p>
      <text:p text:style-name="P178"><text:s/></text:p>
      <text:p text:style-name="P241"><text:span text:style-name="T362">The constructor takes a reference to the matcher, that </text:span><text:span text:style-name="T215">k</text:span><text:span text:style-name="T230">eeps the</text:span><text:span text:style-name="T362"> indexing offset, and an optional initial </text:span><text:span text:style-name="T215">c</text:span><text:span text:style-name="T219">apacity</text:span><text:span text:style-name="T362"> that defaults to 128. I</text:span><text:span text:style-name="T363">f parsing calls are too nested and the value stack </text:span><text:span text:style-name="T216">f</text:span><text:span text:style-name="T230">ills up</text:span><text:span text:style-name="T363">, it </text:span><text:span text:style-name="T216">r</text:span><text:span text:style-name="T217">eallocates memory</text:span><text:span text:style-name="T363"> automatically. </text:span><text:span text:style-name="T216">T</text:span><text:span text:style-name="T217">his</text:span><text:span text:style-name="T362"> </text:span><text:span text:style-name="T363">involves copying and destroying all </text:span><text:span text:style-name="T216">current</text:span><text:span text:style-name="T363"> elements of the vector. </text:span><text:span text:style-name="T364">Depending on T, this might be a costly operation. To a</text:span><text:span text:style-name="T362">void </text:span><text:span text:style-name="T218">r</text:span><text:span text:style-name="T217">eallocations</text:span><text:span text:style-name="T364">, set </text:span><text:span text:style-name="T362">a </text:span><text:span text:style-name="T215">b</text:span><text:span text:style-name="T216">igger</text:span><text:span text:style-name="T362"> initial </text:span><text:span text:style-name="T215">c</text:span><text:span text:style-name="T230">apacity</text:span><text:span text:style-name="T362">. </text:span></text:p>
      <text:p text:style-name="P241"><text:span text:style-name="T362"/></text:p>
      <text:p text:style-name="P242"><text:span text:style-name="T362">I</text:span><text:span text:style-name="T367">f the parser needs to pass values of different types on the stack, it </text:span><text:span text:style-name="T258">is possible to</text:span><text:span text:style-name="T367"> use more than one value stack, one for each type. These stacks are initialized with the same matcher and run in parallel. However, a variant value stack is usually a better solution.</text:span></text:p>
      <text:h text:style-name="Heading_20_2" text:outline-level="2"><text:bookmark-start text:name="__RefHeading___Toc3033_3456892798"/><text:span text:style-name="T287">V</text:span><text:span text:style-name="T288">ariant</text:span><text:span text:style-name="T487"> value stacks - the var class</text:span><text:bookmark-end text:name="__RefHeading___Toc3033_3456892798"/></text:h>
      <text:p text:style-name="Standard"><text:span text:style-name="T490">Sometimes rules need to </text:span><text:span text:style-name="T204">r</text:span><text:span text:style-name="T208">eturn</text:span><text:span text:style-name="T483"> values of different types on the value stack. In YACC this is </text:span><text:span text:style-name="T204">done </text:span><text:span text:style-name="T213">with</text:span><text:span text:style-name="T483"> unions (the %UNION directive). The same </text:span><text:span text:style-name="T204">a</text:span><text:span text:style-name="T209">pproach</text:span><text:span text:style-name="T483"> can be used in C++, but </text:span><text:span text:style-name="T209">std::variant is a more robust alternative</text:span><text:span text:style-name="T483">.</text:span></text:p>
      <text:p text:style-name="Standard"/>
      <text:p text:style-name="Standard"><text:span text:style-name="T483">The var&lt;T...&gt; class is a trivial extension of std::variant&lt;std::monostate, T...&gt;. Including std::monostate as a first default type ensures that </text:span><text:span text:style-name="T204">a</text:span><text:span text:style-name="T483"> </text:span><text:span text:style-name="T204">v</text:span><text:span text:style-name="T214">ector </text:span><text:span text:style-name="T204">o</text:span><text:span text:style-name="T257">f vars</text:span><text:span text:style-name="T496"> is default constructible. A var behaves like a standard variant and adds a <text:s/>method val&lt;U&gt;() for type-qualified access. </text:span><text:span text:style-name="T208">F</text:span><text:span text:style-name="T496">or example:</text:span></text:p>
      <text:p text:style-name="Standard"/>
      <text:p text:style-name="P55">var&lt;int, double, char *&gt; v;</text:p>
      <text:p text:style-name="P55">v = 2.23;</text:p>
      <text:p text:style-name="P239">double <text:span text:style-name="T499">&amp;</text:span>d = std::get&lt;double&gt;(v);</text:p>
      <text:p text:style-name="P239">double <text:span text:style-name="T499">&amp;</text:span>e = v.val&lt;double&gt;();<text:tab/><text:tab/>// same</text:p>
      <text:p text:style-name="P55"/>
      <text:h text:style-name="P200" text:outline-level="1"><text:bookmark-start text:name="__RefHeading___Toc1975_1517836174"/><text:soft-page-break/><text:span text:style-name="T54">Action and semantic predicate</text:span> macros<text:bookmark-end text:name="__RefHeading___Toc1975_1517836174"/></text:h>
      <text:p text:style-name="P114">Peg.h defines <text:span text:style-name="T425">some</text:span> macros <text:span text:style-name="T72">for</text:span> using lambdas <text:span text:style-name="T439">as</text:span> <text:span text:style-name="T414">embedded </text:span>actions and semantic predicates with a <text:span text:style-name="T405">compact</text:span> notation:</text:p>
      <text:p text:style-name="P114"/>
      <text:p text:style-name="P4">#define <text:span text:style-name="T435">do</text:span>_(...) <text:s text:c="4"/>(peg::Do([&amp;]{ __VA_ARGS__ })) <text:s/></text:p>
      <text:p text:style-name="P5">#define pa_(...) <text:s text:c="4"/>(peg::Pred([&amp;](bool &amp;){ __VA_ARGS__ })) <text:s/></text:p>
      <text:p text:style-name="P34">#define pr_(...) <text:s text:c="4"/>(peg::Pred([&amp;](bool &amp;__r){ __r = [&amp;]()-&gt;bool{ __VA_ARGS__ }(); })) <text:s/></text:p>
      <text:p text:style-name="P35">#define if_(...) <text:s text:c="4"/>(peg::Pred([&amp;](bool &amp;__r){ __r = (__VA_ARGS__); })) <text:s/></text:p>
      <text:p text:style-name="P35"/>
      <text:p text:style-name="P134">Th<text:span text:style-name="T82">e do_( ... ) </text:span>macro <text:span text:style-name="T82">defines </text:span>a <text:span text:style-name="T409">scheduled</text:span> action. <text:span text:style-name="T83">The argument is the body of a void() function.</text:span></text:p>
      <text:p text:style-name="P134"/>
      <text:p text:style-name="P134">The <text:span text:style-name="T71">other</text:span> macro<text:span text:style-name="T71">s</text:span> <text:span text:style-name="T82">define</text:span> semantic predicates, <text:span text:style-name="T425">which execute at parsing time.</text:span></text:p>
      <text:p text:style-name="P134"/>
      <text:p text:style-name="P47"><text:span text:style-name="T71">T</text:span>he argument of p<text:span text:style-name="T425">a</text:span>_<text:span text:style-name="T71">( ... ) </text:span>is the body of a <text:span text:style-name="T425">void() function.</text:span> <text:span text:style-name="T76">This</text:span> <text:span text:style-name="T76">predicate always succeeds.</text:span></text:p>
      <text:p text:style-name="P47"/>
      <text:p text:style-name="P47"><text:span text:style-name="T71">T</text:span>he argument of pr_<text:span text:style-name="T71">( ... ) </text:span>is the body of a <text:span text:style-name="T425">bool() </text:span>function<text:span text:style-name="T84">.</text:span> <text:span text:style-name="T76">This</text:span> <text:span text:style-name="T76">predicate succeeds if the</text:span> function returns true, <text:span text:style-name="T76">and fails otherwise</text:span>.</text:p>
      <text:p text:style-name="P47"/>
      <text:p text:style-name="P47">The argument of if_( ... ) is <text:span text:style-name="T85">a</text:span> bool<text:span text:style-name="T81">ean</text:span> expression. Th<text:span text:style-name="T425">is</text:span> predicate succeeds if <text:span text:style-name="T85">the value of the </text:span>expression <text:span text:style-name="T85">is</text:span> true, and fails otherwise. </text:p>
      <text:p text:style-name="P48"/>
      <text:p text:style-name="P172"><text:span text:style-name="T437">T</text:span>he following rule<text:span text:style-name="T71">s</text:span> <text:span text:style-name="T73">are equivalent and </text:span>always fail:</text:p>
      <text:p text:style-name="P174"/>
      <text:p text:style-name="P15"><text:span text:style-name="T9">Rule fail</text:span><text:span text:style-name="T10">1, fail2</text:span><text:span text:style-name="T9">;</text:span></text:p>
      <text:p text:style-name="P36">fail<text:span text:style-name="T71">1</text:span> = if_( <text:span text:style-name="T71">false</text:span> );</text:p>
      <text:p text:style-name="P38">fail2 = pr_( return false; );</text:p>
      <text:p text:style-name="P36"/>
      <text:p text:style-name="P160"><text:span text:style-name="T73">These</text:span> macros <text:span text:style-name="T52">expand to</text:span> parenthesized expressions. If <text:span text:style-name="T51">they are </text:span>placed <text:span text:style-name="T53">immediately following </text:span>another expression, they attach to it, <text:span text:style-name="T54">because the parentheses are interpreted as operator ()</text:span>. <text:span text:style-name="T433">Otherwise, the parentheses are redundant and have no effect.</text:span></text:p>
      <text:p text:style-name="P160"/>
      <text:p text:style-name="P161"><text:span text:style-name="T460">Attaching actions and semantic predicates to a grammar does not affect the positions of the rule’s expressions in the value stack. This is very useful </text:span><text:span text:style-name="T124">when it is necessary to </text:span><text:span text:style-name="T460">add new actions or predicates to an existing grammar, either to add functionality or for debugging, without changing references to the value stack in previously existing actions and predicates.</text:span></text:p>
      <text:p text:style-name="P162"/>
      <text:p text:style-name="P163"><text:span text:style-name="T464">These macros are meant to streamline notation and make grammars more readable, but they are optional. Do() and Pred() expressions can always be </text:span><text:span text:style-name="T125">h</text:span><text:span text:style-name="T126">and coded</text:span><text:span text:style-name="T464">, either directly or implicitly:</text:span></text:p>
      <text:p text:style-name="P164"/>
      <text:p text:style-name="P16"><text:span text:style-name="T9">Rule fail, </text:span><text:span text:style-name="T14">succeed</text:span><text:span text:style-name="T9">;</text:span></text:p>
      <text:p text:style-name="P37">fail = <text:span text:style-name="T438">[](bool &amp;r){ r = false; };</text:span></text:p>
      <text:p text:style-name="P37"><text:span text:style-name="T438">succeed</text:span> = <text:span text:style-name="T438">[](bool &amp;){ };</text:span></text:p>
      <text:p text:style-name="P37"/>
      <text:p text:style-name="P165"><text:span text:style-name="T465">Note </text:span><text:span text:style-name="T127">h</text:span><text:span text:style-name="T126">ow</text:span><text:span text:style-name="T465"> a void(bool &amp;) lambda is implicitly converted to Pred() when assigned to a rule, and that the predicate succeeds if the lambda ignores its argument.</text:span></text:p>
      <text:p text:style-name="P134"/>
      <text:p text:style-name="P173">Consider this simple palindrome recognizer <text:span text:style-name="T426">as a use case for semantic predicates and parsing time actions:</text:span></text:p>
      <text:p text:style-name="P176"/>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int main()</text:p>
      <text:p text:style-name="P14">{</text:p>
      <text:p text:style-name="P14"><text:s text:c="4"/>matcher m;</text:p>
      <text:p text:style-name="P14"><text:s text:c="4"/>value_stack&lt;string&gt; v(m);</text:p>
      <text:p text:style-name="P14"/>
      <text:p text:style-name="P14"><text:s text:c="4"/>Rule start, pal, chr;</text:p>
      <text:p text:style-name="P14"/>
      <text:p text:style-name="P14"><text:s text:c="4"/>start <text:s text:c="2"/>= pal-- <text:s text:c="16"/>do_( cout &lt;&lt; m.text() &lt;&lt; endl; )</text:p>
      <text:p text:style-name="P14"><text:s text:c="12"/>;</text:p>
      <text:p text:style-name="P14"><text:s text:c="4"/>pal <text:s text:c="4"/>= chr &gt;&gt; pal &gt;&gt; chr <text:s text:c="4"/>if_( v[0] == v[2] ) </text:p>
      <text:p text:style-name="P14"><text:s text:c="12"/>| chr &gt;&gt; chr <text:s text:c="11"/>if_( v[0] == v[1] ) </text:p>
      <text:p text:style-name="P14"><text:s text:c="12"/>| chr</text:p>
      <text:p text:style-name="P14"><text:s text:c="12"/>;</text:p>
      <text:p text:style-name="P14"><text:s text:c="4"/>chr <text:s text:c="4"/>= Any()-- <text:s text:c="14"/>pa_( v[0] = m.text(); ) <text:s/></text:p>
      <text:p text:style-name="P14"><text:s text:c="12"/>;</text:p>
      <text:p text:style-name="P14"/>
      <text:p text:style-name="P14"><text:s text:c="4"/>while ( start.parse(m) )</text:p>
      <text:p text:style-name="P14"><text:s text:c="8"/>m.accept();</text:p>
      <text:p text:style-name="P14">}</text:p>
      <text:p text:style-name="P14"/>
      <text:p text:style-name="P127"><text:span text:style-name="T289">The pal rule defines a palindrome as a </text:span><text:span text:style-name="T290">symmetric string, including </text:span><text:span text:style-name="T298">strings of lengh 1</text:span><text:span text:style-name="T290">. <text:s/>For lengths &gt; 1 the symmetry is enforced by t</text:span><text:span text:style-name="T298">he</text:span><text:span text:style-name="T290"> if_( ... ) macros. Characters read from the input are placed in the value stack by the pa_( ... ) macro. </text:span><text:soft-page-break/><text:span text:style-name="T290">In this parser the value stack is only used during parsing. At execution time, the </text:span><text:span text:style-name="T291">do</text:span><text:span text:style-name="T290">_( ... ) macro in rule start outputs </text:span><text:span text:style-name="T327">the</text:span><text:span text:style-name="T290"> text capture of each recognized palindrome, followed by a newline. Recognized palindromes are not a</text:span><text:span text:style-name="T298">lways</text:span><text:span text:style-name="T290"> the longest possible, </text:span><text:span text:style-name="T299">especially if the input contains sequences of repeated characters.</text:span></text:p>
      <text:h text:style-name="Heading_20_1" text:outline-level="1"><text:bookmark-start text:name="__RefHeading___Toc1983_1517836174"/>The <text:span text:style-name="T447">P</text:span>arser class<text:bookmark-end text:name="__RefHeading___Toc1983_1517836174"/></text:h>
      <text:p text:style-name="P96"><text:span text:style-name="T321">The Parser</text:span><text:span text:style-name="T322">&lt;T...&gt;</text:span><text:span text:style-name="T321"> class </text:span><text:span text:style-name="T323">encapsulates</text:span><text:span text:style-name="T321"> a grammar, an input matcher and a </text:span><text:span text:style-name="T325">v</text:span><text:span text:style-name="T324">ariant </text:span><text:span text:style-name="T321">value st</text:span><text:span text:style-name="T325">ack. This is the public interface:</text:span></text:p>
      <text:p text:style-name="P133"/>
      <text:p text:style-name="P56">// Construct<text:span text:style-name="T86">or</text:span></text:p>
      <text:p text:style-name="P57">Parser(Rule &amp;<text:span text:style-name="T462">start</text:span>, std::istream &amp;in = std::cin);</text:p>
      <text:p text:style-name="P58"><text:span text:style-name="T19">Parser(Rule &amp;</text:span><text:span text:style-name="T20">start</text:span><text:span text:style-name="T19">, </text:span><text:span text:style-name="T21">std::size_t c</text:span><text:span text:style-name="T22">apacity</text:span><text:span text:style-name="T21">, </text:span><text:span text:style-name="T19">std::istream &amp;in = std::cin);</text:span></text:p>
      <text:p text:style-name="P57"/>
      <text:p text:style-name="P56">// Parsing methods</text:p>
      <text:p text:style-name="P56">bool parse();</text:p>
      <text:p text:style-name="P56">void accept();</text:p>
      <text:p text:style-name="P56">void clear();</text:p>
      <text:p text:style-name="P56">std::string text() <text:span text:style-name="T373">const</text:span>;</text:p>
      <text:p text:style-name="P56"/>
      <text:p text:style-name="P51">// <text:span text:style-name="T406">Grammar check</text:span></text:p>
      <text:p text:style-name="P10">#ifdef PEG_DEBUG</text:p>
      <text:p text:style-name="P10">void check() const;</text:p>
      <text:p text:style-name="P10">#endif</text:p>
      <text:p text:style-name="P21"/>
      <text:p text:style-name="P62">// <text:span text:style-name="T448">Accessing the value stack</text:span></text:p>
      <text:p text:style-name="P62"><text:span text:style-name="T398">v</text:span><text:span text:style-name="T399">ar&lt;T...&gt;</text:span><text:span text:style-name="T400"> &amp;val(</text:span><text:span text:style-name="T401">std::</text:span><text:span text:style-name="T400">size_t idx);</text:span></text:p>
      <text:p text:style-name="P59"><text:span text:style-name="T23">template &lt;</text:span>typename U&gt; U &amp;val(<text:span text:style-name="T407">std::</text:span>size_t idx); </text:p>
      <text:p text:style-name="P20"/>
      <text:p text:style-name="Standard"><text:span text:style-name="T384">The constructor takes one </text:span><text:span text:style-name="T385">mandatory and two optional </text:span><text:span text:style-name="T384">arguments: a reference to the grammar’s start rule, </text:span><text:span text:style-name="T385">the initial c</text:span><text:span text:style-name="T386">apacity</text:span><text:span text:style-name="T385"> of the value stack (by default 128) and a refe</text:span><text:span text:style-name="T384">rence to the input stream </text:span><text:span text:style-name="T385">(</text:span><text:span text:style-name="T384">by default standard input</text:span><text:span text:style-name="T385">)</text:span><text:span text:style-name="T384">. </text:span><text:span text:style-name="T374">Usually the grammar’s rules are instance variables of the parser and the grammar is built in the parser’s constructor.</text:span></text:p>
      <text:p text:style-name="Standard"/>
      <text:list xml:id="list1042693617" text:style-name="L3">
        <text:list-item>
          <text:p text:style-name="P208">parse() parses the start rule.</text:p>
        </text:list-item>
        <text:list-item>
          <text:p text:style-name="P208">accept() <text:span text:style-name="T431">executes the scheduled actions and discards matched input. </text:span></text:p>
        </text:list-item>
        <text:list-item>
          <text:p text:style-name="P208">clear() <text:span text:style-name="T431">discards all input and all scheduled actions. </text:span></text:p>
        </text:list-item>
        <text:list-item>
          <text:p text:style-name="P208">text() <text:span text:style-name="T431">returns a string with the contents of the most recently closed text capture.</text:span> </text:p>
        </text:list-item>
        <text:list-item>
          <text:p text:style-name="P208">If PEG_DEBUG <text:span text:style-name="T431">is defined</text:span>, check() checks the grammar from the start rule.</text:p>
        </text:list-item>
        <text:list-item>
          <text:p text:style-name="P208">val(n) and val&lt;T&gt;(n) access the value stack.</text:p>
        </text:list-item>
      </text:list>
      <text:p text:style-name="Standard"/>
      <text:p text:style-name="Standard"><text:span text:style-name="T394">Method v</text:span><text:span text:style-name="T395">al(n) returns a reference to slot </text:span><text:span text:style-name="T396">n </text:span><text:span text:style-name="T395">of the stack, </text:span><text:span text:style-name="T378">of type var&lt;T...&gt;</text:span><text:span text:style-name="T395">. Rules return their values by assigning </text:span><text:span text:style-name="T397">to </text:span><text:span text:style-name="T395">val(0). For example, in a </text:span><text:span text:style-name="T394">Parser</text:span><text:span text:style-name="T395">&lt;int, std::string&gt; a rule could execute any of the following </text:span><text:span text:style-name="T392">assignments</text:span><text:span text:style-name="T395">:</text:span></text:p>
      <text:p text:style-name="Standard"/>
      <text:p text:style-name="P60">val(0) = val(2);<text:tab/>// <text:span text:style-name="T87">assign type and value of slot 2 to slot 0</text:span></text:p>
      <text:p text:style-name="P60">val(0) = 33;<text:tab/><text:tab/>// <text:span text:style-name="T87">assign slot 0 type int and value 33</text:span></text:p>
      <text:p text:style-name="P60">val(0) = “<text:span text:style-name="T89">h</text:span>ello”;<text:tab/>// <text:span text:style-name="T87">assign slot 0 type string and value “hello”</text:span></text:p>
      <text:p text:style-name="Standard"/>
      <text:p text:style-name="Standard"><text:span text:style-name="T377">When </text:span><text:span text:style-name="T378">reading</text:span><text:span text:style-name="T377"> the value contained in a slot, it is necessary to </text:span><text:span text:style-name="T379">use </text:span><text:span text:style-name="T377">the second form of val(), with an explicit type qualification: val&lt;U&gt;(n) </text:span><text:span text:style-name="T380">is equivalent to std::get&lt;U&gt;(val(n)). It r</text:span><text:span text:style-name="T377">eturns a reference to the value of type U contained in slot n of the value stack, or throws std::bad_variant_access if the slot does not currently hold a value of type U.</text:span></text:p>
      <text:p text:style-name="Standard"/>
      <text:p text:style-name="Standard"><text:span text:style-name="T390">K</text:span><text:span text:style-name="T377">nowing that slot 3 </text:span><text:span text:style-name="T393">of the value stack </text:span><text:span text:style-name="T377">contains a string and slot </text:span><text:span text:style-name="T391">0</text:span><text:span text:style-name="T377"> contains an int, these are c</text:span><text:span text:style-name="T392">orrect</text:span><text:span text:style-name="T377">:</text:span></text:p>
      <text:p text:style-name="Standard"/>
      <text:p text:style-name="P60">std::cout &lt;&lt; val&lt;std::string&gt;(3) &lt;&lt; std::endl;</text:p>
      <text:p text:style-name="P60">val&lt;int&gt;(0) += 100;</text:p>
      <text:p text:style-name="P60"/>
      <text:p text:style-name="Standard">Certain operations that involve reading values, like comparing two slots for equality, can be done without type qualification. For example, </text:p>
      <text:p text:style-name="Standard"/>
      <text:p text:style-name="P61">if ( val(n1) == val(n2) )</text:p>
      <text:p text:style-name="P61"><text:tab/>...</text:p>
      <text:p text:style-name="P61"/>
      <text:p text:style-name="Standard">checks that slots n1 and n2 hold the same type and <text:span text:style-name="T454">value</text:span>.</text:p>
      <text:p text:style-name="Standard"/>
      <text:p text:style-name="Standard"><text:span text:style-name="T374">T</text:span><text:span text:style-name="T375">he Parser class does not add any new functionality to it</text:span><text:span text:style-name="T383">s</text:span><text:span text:style-name="T375"> components: matcher, rules and value stack. It just </text:span><text:span text:style-name="T376">provides</text:span><text:span text:style-name="T375"> </text:span><text:span text:style-name="T382">an OOP approach </text:span><text:span text:style-name="T387">for writing a parser </text:span><text:span text:style-name="T382">and </text:span><text:span text:style-name="T375">a h</text:span><text:span text:style-name="T376">andy</text:span><text:span text:style-name="T375"> notation fo</text:span><text:span text:style-name="T376">r</text:span><text:span text:style-name="T375"> accessing the value stack. If a parser does not use a value stack, it may be d</text:span><text:span text:style-name="T381">eclared to extend</text:span><text:span text:style-name="T375"> Parser&lt;&gt;</text:span><text:span text:style-name="T387"> with an empty type list</text:span><text:span text:style-name="T375">. </text:span></text:p>
      <text:h text:style-name="P207" text:outline-level="2"><text:bookmark-start text:name="__RefHeading___Toc1985_1517836174"/><text:soft-page-break/>A<text:span text:style-name="T475">n example using the </text:span><text:span text:style-name="T340">Parser </text:span><text:span text:style-name="T341">class</text:span><text:span text:style-name="T340"> </text:span><text:span text:style-name="T475"><text:s/></text:span><text:bookmark-end text:name="__RefHeading___Toc1985_1517836174"/></text:h>
      <text:p text:style-name="P236"><text:span text:style-name="T389">This parser </text:span><text:span text:style-name="T388">copies its input to its output, except when it finds embedded integers or sums of integers, which are replaced by their numeric values. It is an artificial example, just for illustration.</text:span></text:p>
      <text:p text:style-name="P236"/>
      <text:p text:style-name="P233">#include &lt;iostream&gt;</text:p>
      <text:p text:style-name="P233">#include &lt;string&gt;</text:p>
      <text:p text:style-name="P233">#include "peg.h"</text:p>
      <text:p text:style-name="P233"/>
      <text:p text:style-name="P233">using namespace std;</text:p>
      <text:p text:style-name="P233">using namespace peg;</text:p>
      <text:p text:style-name="P233"/>
      <text:p text:style-name="P233">class numsum : public Parser&lt;int, string&gt;</text:p>
      <text:p text:style-name="P233">{</text:p>
      <text:p text:style-name="P233"><text:s text:c="4"/>Rule start, sum, other, number;</text:p>
      <text:p text:style-name="P233"/>
      <text:p text:style-name="P233">public:</text:p>
      <text:p text:style-name="P233"/>
      <text:p text:style-name="P233"><text:s text:c="4"/>numsum(istream &amp;in = cin) : Parser(start, in)</text:p>
      <text:p text:style-name="P233"><text:s text:c="4"/>{</text:p>
      <text:p text:style-name="P233"><text:s text:c="8"/>start <text:s text:c="2"/>= sum <text:s text:c="18"/><text:span text:style-name="T436">do</text:span>_( cout &lt;&lt; val&lt;int&gt;(0); )</text:p>
      <text:p text:style-name="P233"><text:s text:c="16"/>| other <text:s text:c="16"/><text:span text:style-name="T436">do</text:span>_( cout &lt;&lt; val&lt;string&gt;(0); )</text:p>
      <text:p text:style-name="P233"><text:s text:c="16"/>;</text:p>
      <text:p text:style-name="P233"><text:s text:c="8"/>sum <text:s text:c="4"/>= number &gt;&gt; *(</text:p>
      <text:p text:style-name="P233"><text:s text:c="24"/>'+' &gt;&gt; number <text:s text:c="2"/><text:span text:style-name="T436">do</text:span>_( val&lt;int&gt;(0) += val&lt;int&gt;(2); )</text:p>
      <text:p text:style-name="P233"><text:s text:c="20"/>)</text:p>
      <text:p text:style-name="P233"><text:s text:c="16"/>;</text:p>
      <text:p text:style-name="P233"><text:s text:c="8"/>number <text:s/>= (+"0-9"_ccl)-- <text:s text:c="7"/><text:span text:style-name="T436">do</text:span>_( val(0) = stoi(text()); ) <text:s text:c="4"/>// <text:span text:style-name="T417">return</text:span> int</text:p>
      <text:p text:style-name="P233"><text:s text:c="16"/>;</text:p>
      <text:p text:style-name="P233"><text:s text:c="8"/>other <text:s text:c="2"/>= Any()-- <text:s text:c="14"/><text:span text:style-name="T436">do</text:span>_( val(0) = text(); ) <text:s text:c="10"/>// <text:span text:style-name="T417">return</text:span> string</text:p>
      <text:p text:style-name="P233"><text:s text:c="16"/>;</text:p>
      <text:p text:style-name="P233"><text:s text:c="4"/>}</text:p>
      <text:p text:style-name="P233">};</text:p>
      <text:p text:style-name="P233"/>
      <text:p text:style-name="P233">int main()</text:p>
      <text:p text:style-name="P233">{</text:p>
      <text:p text:style-name="P233"><text:s text:c="4"/>numsum ns;</text:p>
      <text:p text:style-name="P233"><text:s text:c="4"/>while ( ns.parse() )</text:p>
      <text:p text:style-name="P233"><text:s text:c="8"/>ns.accept();</text:p>
      <text:p text:style-name="P233">}</text:p>
      <text:p text:style-name="P237"/>
      <text:p text:style-name="Standard"><text:span text:style-name="T428">I</text:span>nput: <text:tab/>aaa123+001<text:span text:style-name="T88">+02</text:span>bbb00044cc</text:p>
      <text:p text:style-name="Standard">Output:<text:tab/>aaa12<text:span text:style-name="T88">6</text:span>bbb44cc</text:p>
      <text:h text:style-name="P198" text:outline-level="1"><text:bookmark-start text:name="__RefHeading___Toc2920_3464089631"/>Checking a grammar<text:bookmark-end text:name="__RefHeading___Toc2920_3464089631"/></text:h>
      <text:p text:style-name="P175">If the macro PEG_<text:span text:style-name="T48">DEBUG</text:span> is defined before including peg.h, the rules are compiled with a method <text:span text:style-name="T461">check() </text:span>that <text:span text:style-name="T47">visits</text:span> all grammar paths originating in the starting rule <text:span text:style-name="T45">and throws an exception of type Rule::bad_rule if it </text:span>detects <text:span text:style-name="T463">either </text:span>uninitialized rules <text:span text:style-name="T46">or</text:span> <text:span text:style-name="T45">potential </text:span>left recursion, <text:span text:style-name="T46">i.e. closed paths that may be traversed without consuming input</text:span>. </text:p>
      <text:p text:style-name="P175"/>
      <text:p text:style-name="P175">It cannot be called more than once on the same grammar, <text:span text:style-name="T461">since it writes some accounting information in the rules. It</text:span> would be pointless anyway. Once the grammar is checked, both the <text:span text:style-name="T461">PEG_DEBUG </text:span>macro and the call to check() can be removed.</text:p>
      <text:p text:style-name="P175"/>
      <text:p text:style-name="P175"><text:span text:style-name="T444">In debug mode </text:span>each rule may be assigned a name <text:span text:style-name="T455">(a const char *)</text:span>. For example,</text:p>
      <text:p text:style-name="P175"/>
      <text:p text:style-name="P54"><text:span text:style-name="T11">c</text:span><text:span text:style-name="T12">alc.</text:span><text:span text:style-name="T15">set_</text:span><text:span text:style-name="T13">name</text:span><text:span text:style-name="T15">(</text:span><text:span text:style-name="T13">“calc”</text:span><text:span text:style-name="T15">)</text:span><text:span text:style-name="T13">;</text:span></text:p>
      <text:p text:style-name="P115"/>
      <text:p text:style-name="P128"><text:span text:style-name="T445">And </text:span>peg.h defines the macro peg_debug() as follows:</text:p>
      <text:p text:style-name="P128"/>
      <text:p text:style-name="P124"><text:tab/><text:span text:style-name="T1">#define peg_debug(rule) rule</text:span><text:span text:style-name="T2">.</text:span><text:span text:style-name="T24">set_</text:span><text:span text:style-name="T3">name</text:span><text:span text:style-name="T24">(</text:span><text:span text:style-name="T1">#rule</text:span><text:span text:style-name="T24">)</text:span></text:p>
      <text:p text:style-name="P116"/>
      <text:p text:style-name="P93"><text:span text:style-name="T292">R</text:span><text:span text:style-name="T293">ules that have </text:span><text:span text:style-name="T294">debugging </text:span><text:span text:style-name="T293">names assigned will print messages </text:span><text:span text:style-name="T295">o</text:span><text:span text:style-name="T329">n</text:span><text:span text:style-name="T295"> standard error </text:span><text:span text:style-name="T293">when visited by check(). </text:span><text:span text:style-name="T296">For example, we define PEG_DEBUG in the calculator </text:span><text:span text:style-name="T328">and, after the grammar is built, </text:span><text:span text:style-name="T296">we e</text:span><text:span text:style-name="T297">nable some rules for debugging </text:span><text:span text:style-name="T328">and check the grammar</text:span><text:span text:style-name="T296">:</text:span></text:p>
      <text:p text:style-name="P117"><text:soft-page-break/></text:p>
      <text:p text:style-name="P122"><text:tab/>peg_debug(NUMBER);</text:p>
      <text:p text:style-name="P122"><text:tab/>peg_debug(LPAR);</text:p>
      <text:p text:style-name="P122"><text:tab/>peg_debug(RPAR);</text:p>
      <text:p text:style-name="P122"><text:tab/>peg_debug(ADD);</text:p>
      <text:p text:style-name="P122"><text:tab/>peg_debug(SUB);</text:p>
      <text:p text:style-name="P122"><text:tab/>peg_debug(MUL);</text:p>
      <text:p text:style-name="P122"><text:tab/>peg_debug(DIV);</text:p>
      <text:p text:style-name="P122"><text:tab/>peg_debug(calc);</text:p>
      <text:p text:style-name="P122"><text:tab/>peg_debug(expression);</text:p>
      <text:p text:style-name="P122"><text:tab/>peg_debug(term);</text:p>
      <text:p text:style-name="P122"><text:tab/>peg_debug(factor);</text:p>
      <text:p text:style-name="P122"><text:tab/></text:p>
      <text:p text:style-name="P99"><text:tab/><text:span text:style-name="T488">calc.</text:span>check();</text:p>
      <text:p text:style-name="P99"/>
      <text:p text:style-name="P132"><text:span text:style-name="T489">Check() prints the</text:span> following on standard error:</text:p>
      <text:p text:style-name="P117"/>
      <text:p text:style-name="P11">calc</text:p>
      <text:p text:style-name="P11">| expression</text:p>
      <text:p text:style-name="P11">| | term</text:p>
      <text:p text:style-name="P11">| | | factor</text:p>
      <text:p text:style-name="P11">| | | | NUMBER</text:p>
      <text:p text:style-name="P11">| | | | LPAR</text:p>
      <text:p text:style-name="P11">| | | | expression (r)</text:p>
      <text:p text:style-name="P11">| | | | RPAR</text:p>
      <text:p text:style-name="P11">| | | MUL</text:p>
      <text:p text:style-name="P11">| | | factor (v)</text:p>
      <text:p text:style-name="P39">| | | DIV</text:p>
      <text:p text:style-name="P39">| | | factor (v)</text:p>
      <text:p text:style-name="P39">| | ADD</text:p>
      <text:p text:style-name="P39">| | term (v)</text:p>
      <text:p text:style-name="P39">| | SUB</text:p>
      <text:p text:style-name="P39">| | term (v)</text:p>
      <text:p text:style-name="P39">calc: check OK</text:p>
      <text:p text:style-name="P31"/>
      <text:p text:style-name="P74">The name of each rule is printed when visited, with an indentation that reflects the level of nesting. The syntax tree of each rule is visited only once. Rules that have already been visited are marked (v). Recursive calls are marked (r). </text:p>
      <text:p text:style-name="P74"/>
      <text:p text:style-name="P94"><text:span text:style-name="T300">Now we </text:span><text:span text:style-name="T301">introduce</text:span><text:span text:style-name="T300"> a small change </text:span><text:span text:style-name="T301">in</text:span><text:span text:style-name="T300"> the grammar: in rule factor we make LPAR optional (~LPAR). This change makes the grammar left-recursive, </text:span><text:span text:style-name="T302">as</text:span><text:span text:style-name="T300"> the cycle expression → term → factor → expression </text:span><text:span text:style-name="T303">can</text:span><text:span text:style-name="T300"> </text:span><text:span text:style-name="T302">now </text:span><text:span text:style-name="T300">close without r</text:span><text:span text:style-name="T304">eading</text:span><text:span text:style-name="T300"> input. </text:span></text:p>
      <text:p text:style-name="P81"/>
      <text:p text:style-name="P131">Check() detects the problem:</text:p>
      <text:p text:style-name="P81"/>
      <text:p text:style-name="P9">calc </text:p>
      <text:p text:style-name="P8">| expression </text:p>
      <text:p text:style-name="P8">| | term </text:p>
      <text:p text:style-name="P8">| | | factor </text:p>
      <text:p text:style-name="P8">| | | | NUMBER </text:p>
      <text:p text:style-name="P8">| | | | LPAR </text:p>
      <text:p text:style-name="P8">| | | | expression (r)</text:p>
      <text:p text:style-name="P8">terminate called after throwing an instance of 'peg::Rule::bad_rule'</text:p>
      <text:p text:style-name="P8"><text:s text:c="2"/>what(): <text:s/>Left-recursive rule</text:p>
      <text:p text:style-name="P8"/>
      <text:p text:style-name="P75">Some low-level lexical rules like WS have not been debugged, because they would clutter the output of the debugger. Note that <text:span text:style-name="T49">c</text:span>heck() always checks the whole grammar, <text:span text:style-name="T50">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198" text:outline-level="1"><text:bookmark-start text:name="__RefHeading___Toc1981_1517836174"/>Unicode support<text:bookmark-end text:name="__RefHeading___Toc1981_1517836174"/></text:h>
      <text:p text:style-name="P111"><text:span text:style-name="T307">P</text:span><text:span text:style-name="T305">GPP</text:span><text:span text:style-name="T306"> supports Unicode.</text:span></text:p>
      <text:p text:style-name="P129"/>
      <text:p text:style-name="P130">Strings <text:span text:style-name="T56">and input streams should</text:span> be <text:span text:style-name="T59">encoded in </text:span>UTF8. <text:span text:style-name="T59">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118"/>
      <text:p text:style-name="P224">Examples:</text:p>
      <text:p text:style-name="P76"/>
      <text:p text:style-name="P6">“<text:span text:style-name="T64">aa</text:span>”<text:tab/><text:tab/><text:tab/><text:tab/><text:span text:style-name="T57">(ok, ascii string)</text:span></text:p>
      <text:p text:style-name="P7"><text:span text:style-name="T58">u8</text:span>“<text:span text:style-name="T58">áá”<text:tab/><text:tab/><text:tab/><text:tab/>(ok, explicit UTF8: 0xc3, 0xa1, 0xc3, 0xa1, 0)</text:span></text:p>
      <text:p text:style-name="P7"><text:span text:style-name="T67">u8</text:span>“\U000000e1\U000000e1”<text:tab/>(same, <text:span text:style-name="T70">using code points</text:span>)</text:p>
      <text:p text:style-name="P6">“áá”<text:tab/><text:tab/><text:tab/><text:tab/><text:span text:style-name="T57">(ok in Linux, UTF8 is default)</text:span></text:p>
      <text:p text:style-name="P43">U“áá”<text:tab/><text:tab/><text:tab/><text:tab/>(<text:span text:style-name="T68">compilation error</text:span>, wide strings not supported)</text:p>
      <text:p text:style-name="P32"/>
      <text:p text:style-name="P78"><text:span text:style-name="T61">V</text:span>alid string literal<text:span text:style-name="T61">s</text:span> <text:span text:style-name="T427">may</text:span> be suffixed with _lit or _ccl as necessary.</text:p>
      <text:p text:style-name="P76"/>
      <text:p text:style-name="P97"><text:soft-page-break/><text:span text:style-name="T80">C</text:span>haracter <text:span text:style-name="T80">values</text:span> are <text:span text:style-name="T60">32 bits wide (char32_t) and can hold any Unicode code point</text:span>. <text:span text:style-name="T62">Ascii (7-bit) literals like ‘a’ are automatically promoted to 32 bits. </text:span></text:p>
      <text:p text:style-name="P77"/>
      <text:p text:style-name="P79"><text:span text:style-name="T66">Non-ascii</text:span> <text:span text:style-name="T78">character literals</text:span> must be explicitly defined as char32_t by prepending them with the U prefix. O<text:span text:style-name="T63">mitting the prefix is always incorrect. Depending on the context, it may</text:span> generate <text:span text:style-name="T68">compilation errors or warnings about using multichar constants, or just go undetected.</text:span></text:p>
      <text:p text:style-name="P76"><text:tab/></text:p>
      <text:p text:style-name="P40">‘a’<text:tab/><text:tab/><text:tab/><text:tab/>(<text:span text:style-name="T62">ok, ascii value implicitly </text:span>promoted to char32_t)</text:p>
      <text:p text:style-name="P40">U‘á’<text:tab/><text:tab/><text:tab/><text:tab/>(<text:span text:style-name="T65">ok, </text:span>explicit char32_t)</text:p>
      <text:p text:style-name="P40">U‘<text:span text:style-name="T69">\xe1</text:span>’<text:tab/><text:tab/><text:tab/><text:tab/>(<text:span text:style-name="T69">same, using code point</text:span>)</text:p>
      <text:p text:style-name="P40">U‘á’_<text:span text:style-name="T61">lit</text:span><text:tab/><text:tab/><text:tab/>(<text:span text:style-name="T65">ok, </text:span>explicit char32_t)</text:p>
      <text:p text:style-name="P40">‘á’<text:tab/><text:tab/><text:tab/><text:tab/>(<text:span text:style-name="T63">incorrect, possible compiler warning</text:span>)</text:p>
      <text:p text:style-name="P40">‘<text:span text:style-name="T61">á’_lit<text:tab/><text:tab/><text:tab/><text:tab/>(compilation error, operator“”_lit(int) not defined)</text:span></text:p>
      <text:p text:style-name="P40"/>
      <text:p text:style-name="P80"><text:span text:style-name="T61">V</text:span>alid char<text:span text:style-name="T79">acter</text:span> literals accept the _lit suff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2T14:24:18.642371077</meta:creation-date>
    <meta:generator>LibreOffice/6.3.5.2$Linux_X86_64 LibreOffice_project/30$Build-2</meta:generator>
    <dc:date>2020-05-17T19:22:39.318086476</dc:date>
    <meta:editing-duration>P3DT15H2M32S</meta:editing-duration>
    <meta:editing-cycles>776</meta:editing-cycles>
    <meta:document-statistic meta:table-count="0" meta:image-count="0" meta:object-count="0" meta:page-count="13" meta:paragraph-count="456" meta:word-count="5289" meta:character-count="32143" meta:non-whitespace-character-count="25993"/>
  </office:meta>
</office:document-meta>
</file>